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Juli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í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 consumo</text:p>
          </table:table-cell>
          <table:table-cell office:value-type="string" table:style-name="ce1">
            <text:p>Tipo 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 BOL</text:p>
          </table:table-cell>
          <table:table-cell office:value-type="string" table:style-name="ce1">
            <text:p>MWh BOL</text:p>
          </table:table-cell>
          <table:table-cell office:value-type="string" table:style-name="ce1">
            <text:p>FACT. BOL</text:p>
          </table:table-cell>
          <table:table-cell office:value-type="string" table:style-name="ce1">
            <text:p>Clientes EOR</text:p>
          </table:table-cell>
          <table:table-cell office:value-type="string" table:style-name="ce1">
            <text:p>MWh EOR</text:p>
          </table:table-cell>
          <table:table-cell office:value-type="string" table:style-name="ce1">
            <text:p>FACT. EOR</text:p>
          </table:table-cell>
          <table:table-cell office:value-type="string" table:style-name="ce1">
            <text:p>Clientes ESM</text:p>
          </table:table-cell>
          <table:table-cell office:value-type="string" table:style-name="ce1">
            <text:p>MWh ESM</text:p>
          </table:table-cell>
          <table:table-cell office:value-type="string" table:style-name="ce1">
            <text:p>FACT. ESM</text:p>
          </table:table-cell>
          <table:table-cell office:value-type="string" table:style-name="ce1">
            <text:p>Clientes GYE</text:p>
          </table:table-cell>
          <table:table-cell office:value-type="string" table:style-name="ce1">
            <text:p>MWh GYE</text:p>
          </table:table-cell>
          <table:table-cell office:value-type="string" table:style-name="ce1">
            <text:p>FACT. GYE</text:p>
          </table:table-cell>
          <table:table-cell office:value-type="string" table:style-name="ce1">
            <text:p>Clientes GLR</text:p>
          </table:table-cell>
          <table:table-cell office:value-type="string" table:style-name="ce1">
            <text:p>MWh GLR</text:p>
          </table:table-cell>
          <table:table-cell office:value-type="string" table:style-name="ce1">
            <text:p>FACT. GLR</text:p>
          </table:table-cell>
          <table:table-cell office:value-type="string" table:style-name="ce1">
            <text:p>Clientes LRS</text:p>
          </table:table-cell>
          <table:table-cell office:value-type="string" table:style-name="ce1">
            <text:p>MWh LRS</text:p>
          </table:table-cell>
          <table:table-cell office:value-type="string" table:style-name="ce1">
            <text:p>FACT. LRS</text:p>
          </table:table-cell>
          <table:table-cell office:value-type="string" table:style-name="ce1">
            <text:p>Clientes MAN</text:p>
          </table:table-cell>
          <table:table-cell office:value-type="string" table:style-name="ce1">
            <text:p>MWh MAN</text:p>
          </table:table-cell>
          <table:table-cell office:value-type="string" table:style-name="ce1">
            <text:p>FACT. MAN</text:p>
          </table:table-cell>
          <table:table-cell office:value-type="string" table:style-name="ce1">
            <text:p>Clientes MLG</text:p>
          </table:table-cell>
          <table:table-cell office:value-type="string" table:style-name="ce1">
            <text:p>MWh MLG</text:p>
          </table:table-cell>
          <table:table-cell office:value-type="string" table:style-name="ce1">
            <text:p>FACT. MLG</text:p>
          </table:table-cell>
          <table:table-cell office:value-type="string" table:style-name="ce1">
            <text:p>Clientes STE</text:p>
          </table:table-cell>
          <table:table-cell office:value-type="string" table:style-name="ce1">
            <text:p>MWh STE</text:p>
          </table:table-cell>
          <table:table-cell office:value-type="string" table:style-name="ce1">
            <text:p>FACT. STE</text:p>
          </table:table-cell>
          <table:table-cell office:value-type="string" table:style-name="ce1">
            <text:p>Clientes STD</text:p>
          </table:table-cell>
          <table:table-cell office:value-type="string" table:style-name="ce1">
            <text:p>MWh STD</text:p>
          </table:table-cell>
          <table:table-cell office:value-type="string" table:style-name="ce1">
            <text:p>FACT. STD</text:p>
          </table:table-cell>
          <table:table-cell office:value-type="string" table:style-name="ce1">
            <text:p>Clientes SUC</text:p>
          </table:table-cell>
          <table:table-cell office:value-type="string" table:style-name="ce1">
            <text:p>MWh SUC</text:p>
          </table:table-cell>
          <table:table-cell office:value-type="string" table:style-name="ce1">
            <text:p>FACT. 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73.5" table:style-name="ce2">
            <text:p>1.573,50</text:p>
          </table:table-cell>
          <table:table-cell office:value-type="float" office:value="113170.56" table:style-name="ce2">
            <text:p>113.170,56</text:p>
          </table:table-cell>
          <table:table-cell office:value-type="float" office:value="1" table:style-name="ce1">
            <text:p>1</text:p>
          </table:table-cell>
          <table:table-cell office:value-type="float" office:value="8101.74" table:style-name="ce2">
            <text:p>8.101,74</text:p>
          </table:table-cell>
          <table:table-cell office:value-type="float" office:value="797181.07" table:style-name="ce2">
            <text:p>797.181,07</text:p>
          </table:table-cell>
          <table:table-cell office:value-type="float" office:value="1" table:style-name="ce1">
            <text:p>1</text:p>
          </table:table-cell>
          <table:table-cell office:value-type="float" office:value="3950.82" table:style-name="ce2">
            <text:p>3.950,82</text:p>
          </table:table-cell>
          <table:table-cell office:value-type="float" office:value="323994.42" table:style-name="ce2">
            <text:p>323.994,42</text:p>
          </table:table-cell>
          <table:table-cell office:value-type="float" office:value="1" table:style-name="ce1">
            <text:p>1</text:p>
          </table:table-cell>
          <table:table-cell office:value-type="float" office:value="14952.57" table:style-name="ce2">
            <text:p>14.952,57</text:p>
          </table:table-cell>
          <table:table-cell office:value-type="float" office:value="1138964.73" table:style-name="ce2">
            <text:p>1.138.964,73</text:p>
          </table:table-cell>
          <table:table-cell office:value-type="float" office:value="1" table:style-name="ce1">
            <text:p>1</text:p>
          </table:table-cell>
          <table:table-cell office:value-type="float" office:value="9027.0300000000007" table:style-name="ce2">
            <text:p>9.027,03</text:p>
          </table:table-cell>
          <table:table-cell office:value-type="float" office:value="1377436.59" table:style-name="ce2">
            <text:p>1.377.436,59</text:p>
          </table:table-cell>
          <table:table-cell office:value-type="float" office:value="1" table:style-name="ce1">
            <text:p>1</text:p>
          </table:table-cell>
          <table:table-cell office:value-type="float" office:value="2610.9299999999998" table:style-name="ce2">
            <text:p>2.610,93</text:p>
          </table:table-cell>
          <table:table-cell office:value-type="float" office:value="230797.89" table:style-name="ce2">
            <text:p>230.797,89</text:p>
          </table:table-cell>
          <table:table-cell office:value-type="float" office:value="1" table:style-name="ce1">
            <text:p>1</text:p>
          </table:table-cell>
          <table:table-cell office:value-type="float" office:value="11152.81" table:style-name="ce2">
            <text:p>11.152,81</text:p>
          </table:table-cell>
          <table:table-cell office:value-type="float" office:value="721746.62" table:style-name="ce2">
            <text:p>721.746,62</text:p>
          </table:table-cell>
          <table:table-cell office:value-type="float" office:value="1" table:style-name="ce1">
            <text:p>1</text:p>
          </table:table-cell>
          <table:table-cell office:value-type="float" office:value="3850.1" table:style-name="ce2">
            <text:p>3.850,10</text:p>
          </table:table-cell>
          <table:table-cell office:value-type="float" office:value="366359.67" table:style-name="ce2">
            <text:p>366.359,67</text:p>
          </table:table-cell>
          <table:table-cell office:value-type="float" office:value="258" table:style-name="ce1">
            <text:p>258</text:p>
          </table:table-cell>
          <table:table-cell office:value-type="float" office:value="3762.94" table:style-name="ce2">
            <text:p>3.762,94</text:p>
          </table:table-cell>
          <table:table-cell office:value-type="float" office:value="586867.93000000005" table:style-name="ce2">
            <text:p>586.867,93</text:p>
          </table:table-cell>
          <table:table-cell office:value-type="float" office:value="1" table:style-name="ce1">
            <text:p>1</text:p>
          </table:table-cell>
          <table:table-cell office:value-type="float" office:value="6417.16" table:style-name="ce2">
            <text:p>6.417,16</text:p>
          </table:table-cell>
          <table:table-cell office:value-type="float" office:value="719625.05" table:style-name="ce2">
            <text:p>719.625,05</text:p>
          </table:table-cell>
          <table:table-cell office:value-type="float" office:value="1" table:style-name="ce1">
            <text:p>1</text:p>
          </table:table-cell>
          <table:table-cell office:value-type="float" office:value="3144.93" table:style-name="ce2">
            <text:p>3.144,93</text:p>
          </table:table-cell>
          <table:table-cell office:value-type="float" office:value="250527.79" table:style-name="ce2">
            <text:p>250.527,7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float" office:value="26.9" table:style-name="ce1">
            <text:p>26,9</text:p>
          </table:table-cell>
          <table:table-cell office:value-type="float" office:value="1375.71" table:style-name="ce2">
            <text:p>1.375,71</text:p>
          </table:table-cell>
          <table:table-cell office:value-type="float" office:value="161" table:style-name="ce1">
            <text:p>161</text:p>
          </table:table-cell>
          <table:table-cell office:value-type="float" office:value="95.15" table:style-name="ce1">
            <text:p>95,15</text:p>
          </table:table-cell>
          <table:table-cell office:value-type="float" office:value="5301.44" table:style-name="ce2">
            <text:p>5.301,44</text:p>
          </table:table-cell>
          <table:table-cell office:value-type="float" office:value="114" table:style-name="ce1">
            <text:p>114</text:p>
          </table:table-cell>
          <table:table-cell office:value-type="float" office:value="49.9" table:style-name="ce1">
            <text:p>49,9</text:p>
          </table:table-cell>
          <table:table-cell office:value-type="float" office:value="2662.32" table:style-name="ce2">
            <text:p>2.662,32</text:p>
          </table:table-cell>
          <table:table-cell office:value-type="float" office:value="55" table:style-name="ce1">
            <text:p>55</text:p>
          </table:table-cell>
          <table:table-cell office:value-type="float" office:value="62.41" table:style-name="ce1">
            <text:p>62,41</text:p>
          </table:table-cell>
          <table:table-cell office:value-type="float" office:value="6244.57" table:style-name="ce2">
            <text:p>6.244,57</text:p>
          </table:table-cell>
          <table:table-cell office:value-type="float" office:value="106" table:style-name="ce1">
            <text:p>106</text:p>
          </table:table-cell>
          <table:table-cell office:value-type="float" office:value="85.81" table:style-name="ce1">
            <text:p>85,81</text:p>
          </table:table-cell>
          <table:table-cell office:value-type="float" office:value="4779.95" table:style-name="ce2">
            <text:p>4.779,95</text:p>
          </table:table-cell>
          <table:table-cell office:value-type="float" office:value="62" table:style-name="ce1">
            <text:p>62</text:p>
          </table:table-cell>
          <table:table-cell office:value-type="float" office:value="30.71" table:style-name="ce1">
            <text:p>30,71</text:p>
          </table:table-cell>
          <table:table-cell office:value-type="float" office:value="1652.47" table:style-name="ce2">
            <text:p>1.652,47</text:p>
          </table:table-cell>
          <table:table-cell office:value-type="float" office:value="168" table:style-name="ce1">
            <text:p>168</text:p>
          </table:table-cell>
          <table:table-cell office:value-type="float" office:value="108.77" table:style-name="ce1">
            <text:p>108,77</text:p>
          </table:table-cell>
          <table:table-cell office:value-type="float" office:value="6023.78" table:style-name="ce2">
            <text:p>6.023,78</text:p>
          </table:table-cell>
          <table:table-cell office:value-type="float" office:value="40" table:style-name="ce1">
            <text:p>40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877.68" table:style-name="ce1">
            <text:p>877,68</text:p>
          </table:table-cell>
          <table:table-cell office:value-type="float" office:value="46" table:style-name="ce1">
            <text:p>46</text:p>
          </table:table-cell>
          <table:table-cell office:value-type="float" office:value="23.65" table:style-name="ce1">
            <text:p>23,65</text:p>
          </table:table-cell>
          <table:table-cell office:value-type="float" office:value="1262.3699999999999" table:style-name="ce2">
            <text:p>1.262,37</text:p>
          </table:table-cell>
          <table:table-cell office:value-type="float" office:value="126" table:style-name="ce1">
            <text:p>126</text:p>
          </table:table-cell>
          <table:table-cell office:value-type="float" office:value="96.47" table:style-name="ce1">
            <text:p>96,47</text:p>
          </table:table-cell>
          <table:table-cell office:value-type="float" office:value="5343.49" table:style-name="ce2">
            <text:p>5.343,49</text:p>
          </table:table-cell>
          <table:table-cell office:value-type="float" office:value="132" table:style-name="ce1">
            <text:p>132</text:p>
          </table:table-cell>
          <table:table-cell office:value-type="float" office:value="57.54" table:style-name="ce1">
            <text:p>57,54</text:p>
          </table:table-cell>
          <table:table-cell office:value-type="float" office:value="3305.07" table:style-name="ce2">
            <text:p>3.305,0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94" table:style-name="ce1">
            <text:p>3,94</text:p>
          </table:table-cell>
          <table:table-cell office:value-type="float" office:value="329.4" table:style-name="ce1">
            <text:p>329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0.3" table:style-name="ce1">
            <text:p>30,3</text:p>
          </table:table-cell>
          <table:table-cell office:value-type="float" office:value="2330.98" table:style-name="ce2">
            <text:p>2.330,98</text:p>
          </table:table-cell>
          <table:table-cell office:value-type="float" office:value="33" table:style-name="ce1">
            <text:p>33</text:p>
          </table:table-cell>
          <table:table-cell office:value-type="float" office:value="91.84" table:style-name="ce1">
            <text:p>91,84</text:p>
          </table:table-cell>
          <table:table-cell office:value-type="float" office:value="7146.08" table:style-name="ce2">
            <text:p>7.146,08</text:p>
          </table:table-cell>
          <table:table-cell office:value-type="float" office:value="8" table:style-name="ce1">
            <text:p>8</text:p>
          </table:table-cell>
          <table:table-cell office:value-type="float" office:value="8.5500000000000007" table:style-name="ce1">
            <text:p>8,55</text:p>
          </table:table-cell>
          <table:table-cell office:value-type="float" office:value="882.28" table:style-name="ce1">
            <text:p>882,28</text:p>
          </table:table-cell>
          <table:table-cell office:value-type="float" office:value="4" table:style-name="ce1">
            <text:p>4</text:p>
          </table:table-cell>
          <table:table-cell office:value-type="float" office:value="3.46" table:style-name="ce1">
            <text:p>3,46</text:p>
          </table:table-cell>
          <table:table-cell office:value-type="float" office:value="329.75" table:style-name="ce1">
            <text:p>329,75</text:p>
          </table:table-cell>
          <table:table-cell office:value-type="float" office:value="1" table:style-name="ce1">
            <text:p>1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206.9" table:style-name="ce1">
            <text:p>206,9</text:p>
          </table:table-cell>
          <table:table-cell office:value-type="float" office:value="10" table:style-name="ce1">
            <text:p>10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1744.5" table:style-name="ce2">
            <text:p>1.744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,7</text:p>
          </table:table-cell>
          <table:table-cell office:value-type="float" office:value="81.86" table:style-name="ce1">
            <text:p>81,8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60.93" table:style-name="ce1">
            <text:p>160,93</text:p>
          </table:table-cell>
          <table:table-cell office:value-type="float" office:value="12369.56" table:style-name="ce2">
            <text:p>12.369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6" table:style-name="ce1">
            <text:p>516</text:p>
          </table:table-cell>
          <table:table-cell office:value-type="float" office:value="52.25" table:style-name="ce1">
            <text:p>52,25</text:p>
          </table:table-cell>
          <table:table-cell office:value-type="float" office:value="3124.34" table:style-name="ce2">
            <text:p>3.124,34</text:p>
          </table:table-cell>
          <table:table-cell office:value-type="float" office:value="851" table:style-name="ce1">
            <text:p>851</text:p>
          </table:table-cell>
          <table:table-cell office:value-type="float" office:value="206.08" table:style-name="ce1">
            <text:p>206,08</text:p>
          </table:table-cell>
          <table:table-cell office:value-type="float" office:value="11195.31" table:style-name="ce2">
            <text:p>11.195,31</text:p>
          </table:table-cell>
          <table:table-cell office:value-type="float" office:value="831" table:style-name="ce1">
            <text:p>831</text:p>
          </table:table-cell>
          <table:table-cell office:value-type="float" office:value="159.79" table:style-name="ce1">
            <text:p>159,79</text:p>
          </table:table-cell>
          <table:table-cell office:value-type="float" office:value="8886.5499999999993" table:style-name="ce2">
            <text:p>8.886,55</text:p>
          </table:table-cell>
          <table:table-cell office:value-type="float" office:value="393" table:style-name="ce1">
            <text:p>393</text:p>
          </table:table-cell>
          <table:table-cell office:value-type="float" office:value="298.57" table:style-name="ce1">
            <text:p>298,57</text:p>
          </table:table-cell>
          <table:table-cell office:value-type="float" office:value="28878.93" table:style-name="ce2">
            <text:p>28.878,93</text:p>
          </table:table-cell>
          <table:table-cell office:value-type="float" office:value="817" table:style-name="ce1">
            <text:p>817</text:p>
          </table:table-cell>
          <table:table-cell office:value-type="float" office:value="193.07" table:style-name="ce1">
            <text:p>193,07</text:p>
          </table:table-cell>
          <table:table-cell office:value-type="float" office:value="10762.5" table:style-name="ce2">
            <text:p>10.762,50</text:p>
          </table:table-cell>
          <table:table-cell office:value-type="float" office:value="254" table:style-name="ce1">
            <text:p>254</text:p>
          </table:table-cell>
          <table:table-cell office:value-type="float" office:value="55.82" table:style-name="ce1">
            <text:p>55,82</text:p>
          </table:table-cell>
          <table:table-cell office:value-type="float" office:value="3071.59" table:style-name="ce2">
            <text:p>3.071,59</text:p>
          </table:table-cell>
          <table:table-cell office:value-type="float" office:value="571" table:style-name="ce1">
            <text:p>571</text:p>
          </table:table-cell>
          <table:table-cell office:value-type="float" office:value="160.08000000000001" table:style-name="ce1">
            <text:p>160,08</text:p>
          </table:table-cell>
          <table:table-cell office:value-type="float" office:value="8987.76" table:style-name="ce2">
            <text:p>8.987,76</text:p>
          </table:table-cell>
          <table:table-cell office:value-type="float" office:value="251" table:style-name="ce1">
            <text:p>251</text:p>
          </table:table-cell>
          <table:table-cell office:value-type="float" office:value="69.03" table:style-name="ce1">
            <text:p>69,03</text:p>
          </table:table-cell>
          <table:table-cell office:value-type="float" office:value="3803.32" table:style-name="ce2">
            <text:p>3.803,32</text:p>
          </table:table-cell>
          <table:table-cell office:value-type="float" office:value="237" table:style-name="ce1">
            <text:p>237</text:p>
          </table:table-cell>
          <table:table-cell office:value-type="float" office:value="80.13" table:style-name="ce1">
            <text:p>80,13</text:p>
          </table:table-cell>
          <table:table-cell office:value-type="float" office:value="4375.99" table:style-name="ce2">
            <text:p>4.375,99</text:p>
          </table:table-cell>
          <table:table-cell office:value-type="float" office:value="930" table:style-name="ce1">
            <text:p>930</text:p>
          </table:table-cell>
          <table:table-cell office:value-type="float" office:value="140.15" table:style-name="ce1">
            <text:p>140,15</text:p>
          </table:table-cell>
          <table:table-cell office:value-type="float" office:value="7828.13" table:style-name="ce2">
            <text:p>7.828,13</text:p>
          </table:table-cell>
          <table:table-cell office:value-type="float" office:value="760" table:style-name="ce1">
            <text:p>760</text:p>
          </table:table-cell>
          <table:table-cell office:value-type="float" office:value="88.39" table:style-name="ce1">
            <text:p>88,39</text:p>
          </table:table-cell>
          <table:table-cell office:value-type="float" office:value="5105.3900000000003" table:style-name="ce2">
            <text:p>5.105,3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5.13" table:style-name="ce1">
            <text:p>5,13</text:p>
          </table:table-cell>
          <table:table-cell office:value-type="float" office:value="424.21" table:style-name="ce1">
            <text:p>424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856.97" table:style-name="ce1">
            <text:p>856,97</text:p>
          </table:table-cell>
          <table:table-cell office:value-type="float" office:value="55" table:style-name="ce1">
            <text:p>55</text:p>
          </table:table-cell>
          <table:table-cell office:value-type="float" office:value="114.44" table:style-name="ce1">
            <text:p>114,44</text:p>
          </table:table-cell>
          <table:table-cell office:value-type="float" office:value="9031.73" table:style-name="ce2">
            <text:p>9.031,73</text:p>
          </table:table-cell>
          <table:table-cell office:value-type="float" office:value="3" table:style-name="ce1">
            <text:p>3</text:p>
          </table:table-cell>
          <table:table-cell office:value-type="float" office:value="5.97" table:style-name="ce1">
            <text:p>5,97</text:p>
          </table:table-cell>
          <table:table-cell office:value-type="float" office:value="571.88" table:style-name="ce1">
            <text:p>571,88</text:p>
          </table:table-cell>
          <table:table-cell office:value-type="float" office:value="8" table:style-name="ce1">
            <text:p>8</text:p>
          </table:table-cell>
          <table:table-cell office:value-type="float" office:value="9.91" table:style-name="ce1">
            <text:p>9,91</text:p>
          </table:table-cell>
          <table:table-cell office:value-type="float" office:value="927.06" table:style-name="ce1">
            <text:p>927,06</text:p>
          </table:table-cell>
          <table:table-cell office:value-type="float" office:value="7" table:style-name="ce1">
            <text:p>7</text:p>
          </table:table-cell>
          <table:table-cell office:value-type="float" office:value="15.04" table:style-name="ce1">
            <text:p>15,04</text:p>
          </table:table-cell>
          <table:table-cell office:value-type="float" office:value="1241.53" table:style-name="ce2">
            <text:p>1.241,53</text:p>
          </table:table-cell>
          <table:table-cell office:value-type="float" office:value="19" table:style-name="ce1">
            <text:p>19</text:p>
          </table:table-cell>
          <table:table-cell office:value-type="float" office:value="54.84" table:style-name="ce1">
            <text:p>54,84</text:p>
          </table:table-cell>
          <table:table-cell office:value-type="float" office:value="4351.82" table:style-name="ce2">
            <text:p>4.351,82</text:p>
          </table:table-cell>
          <table:table-cell office:value-type="float" office:value="2" table:style-name="ce1">
            <text:p>2</text:p>
          </table:table-cell>
          <table:table-cell office:value-type="float" office:value="1.4" table:style-name="ce1">
            <text:p>1,4</text:p>
          </table:table-cell>
          <table:table-cell office:value-type="float" office:value="114.56" table:style-name="ce1">
            <text:p>114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59" table:style-name="ce1">
            <text:p>2,59</text:p>
          </table:table-cell>
          <table:table-cell office:value-type="float" office:value="352.99" table:style-name="ce1">
            <text:p>352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80.55" table:style-name="ce1">
            <text:p>80,55</text:p>
          </table:table-cell>
          <table:table-cell office:value-type="float" office:value="6339.71" table:style-name="ce2">
            <text:p>6.339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.32" table:style-name="ce1">
            <text:p>26,32</text:p>
          </table:table-cell>
          <table:table-cell office:value-type="float" office:value="1061.78" table:style-name="ce2">
            <text:p>1.061,78</text:p>
          </table:table-cell>
          <table:table-cell office:value-type="float" office:value="4" table:style-name="ce1">
            <text:p>4</text:p>
          </table:table-cell>
          <table:table-cell office:value-type="float" office:value="3.2" table:style-name="ce1">
            <text:p>3,2</text:p>
          </table:table-cell>
          <table:table-cell office:value-type="float" office:value="130.96" table:style-name="ce1">
            <text:p>130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.04" table:style-name="ce1">
            <text:p>6,04</text:p>
          </table:table-cell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1.74" table:style-name="ce1">
            <text:p>11,74</text:p>
          </table:table-cell>
          <table:table-cell office:value-type="float" office:value="470.34" table:style-name="ce1">
            <text:p>470,34</text:p>
          </table:table-cell>
          <table:table-cell office:value-type="float" office:value="12" table:style-name="ce1">
            <text:p>12</text:p>
          </table:table-cell>
          <table:table-cell office:value-type="float" office:value="5.84" table:style-name="ce1">
            <text:p>5,84</text:p>
          </table:table-cell>
          <table:table-cell office:value-type="float" office:value="242" table:style-name="ce1">
            <text:p>242</text:p>
          </table:table-cell>
          <table:table-cell office:value-type="float" office:value="7" table:style-name="ce1">
            <text:p>7</text:p>
          </table:table-cell>
          <table:table-cell office:value-type="float" office:value="35.14" table:style-name="ce1">
            <text:p>35,14</text:p>
          </table:table-cell>
          <table:table-cell office:value-type="float" office:value="1459.76" table:style-name="ce2">
            <text:p>1.459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0.43" table:style-name="ce1">
            <text:p>20,43</text:p>
          </table:table-cell>
          <table:table-cell office:value-type="float" office:value="826.1" table:style-name="ce1">
            <text:p>826,1</text:p>
          </table:table-cell>
          <table:table-cell office:value-type="float" office:value="53" table:style-name="ce1">
            <text:p>53</text:p>
          </table:table-cell>
          <table:table-cell office:value-type="float" office:value="40.840000000000003" table:style-name="ce1">
            <text:p>40,84</text:p>
          </table:table-cell>
          <table:table-cell office:value-type="float" office:value="1670.5" table:style-name="ce2">
            <text:p>1.670,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7.09" table:style-name="ce1">
            <text:p>17,09</text:p>
          </table:table-cell>
          <table:table-cell office:value-type="float" office:value="1486.51" table:style-name="ce2">
            <text:p>1.486,51</text:p>
          </table:table-cell>
          <table:table-cell office:value-type="float" office:value="10" table:style-name="ce1">
            <text:p>10</text:p>
          </table:table-cell>
          <table:table-cell office:value-type="float" office:value="53.46" table:style-name="ce1">
            <text:p>53,46</text:p>
          </table:table-cell>
          <table:table-cell office:value-type="float" office:value="4965.38" table:style-name="ce2">
            <text:p>4.965,38</text:p>
          </table:table-cell>
          <table:table-cell office:value-type="float" office:value="52" table:style-name="ce1">
            <text:p>52</text:p>
          </table:table-cell>
          <table:table-cell office:value-type="float" office:value="51.41" table:style-name="ce1">
            <text:p>51,41</text:p>
          </table:table-cell>
          <table:table-cell office:value-type="float" office:value="5136.28" table:style-name="ce2">
            <text:p>5.136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.65" table:style-name="ce1">
            <text:p>10,65</text:p>
          </table:table-cell>
          <table:table-cell office:value-type="float" office:value="982.5" table:style-name="ce1">
            <text:p>98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float" office:value="583.54" table:style-name="ce1">
            <text:p>583,54</text:p>
          </table:table-cell>
          <table:table-cell office:value-type="float" office:value="28" table:style-name="ce1">
            <text:p>28</text:p>
          </table:table-cell>
          <table:table-cell office:value-type="float" office:value="21.94" table:style-name="ce1">
            <text:p>21,94</text:p>
          </table:table-cell>
          <table:table-cell office:value-type="float" office:value="2123.0700000000002" table:style-name="ce2">
            <text:p>2.123,0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6.69" table:style-name="ce1">
            <text:p>46,69</text:p>
          </table:table-cell>
          <table:table-cell office:value-type="float" office:value="4111.6099999999997" table:style-name="ce2">
            <text:p>4.111,6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1081.3800000000001" table:style-name="ce2">
            <text:p>1.081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1373.66" table:style-name="ce2">
            <text:p>1.373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.22" table:style-name="ce1">
            <text:p>12,22</text:p>
          </table:table-cell>
          <table:table-cell office:value-type="float" office:value="804.81" table:style-name="ce1">
            <text:p>804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2.63" table:style-name="ce1">
            <text:p>22,63</text:p>
          </table:table-cell>
          <table:table-cell office:value-type="float" office:value="1488.74" table:style-name="ce2">
            <text:p>1.488,74</text:p>
          </table:table-cell>
          <table:table-cell office:value-type="float" office:value="12" table:style-name="ce1">
            <text:p>12</text:p>
          </table:table-cell>
          <table:table-cell office:value-type="float" office:value="6.23" table:style-name="ce1">
            <text:p>6,23</text:p>
          </table:table-cell>
          <table:table-cell office:value-type="float" office:value="408.37" table:style-name="ce1">
            <text:p>408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2.650000000000006" table:style-name="ce1">
            <text:p>72,65</text:p>
          </table:table-cell>
          <table:table-cell office:value-type="float" office:value="4735.01" table:style-name="ce2">
            <text:p>4.735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396.64" table:style-name="ce1">
            <text:p>396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833.97" table:style-name="ce1">
            <text:p>833,97</text:p>
          </table:table-cell>
          <table:table-cell office:value-type="float" office:value="52816.77" table:style-name="ce2">
            <text:p>52.816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69" table:style-name="ce1">
            <text:p>3,69</text:p>
          </table:table-cell>
          <table:table-cell office:value-type="float" office:value="414.55" table:style-name="ce1">
            <text:p>414,55</text:p>
          </table:table-cell>
          <table:table-cell office:value-type="float" office:value="240" table:style-name="ce1">
            <text:p>240</text:p>
          </table:table-cell>
          <table:table-cell office:value-type="float" office:value="128.55000000000001" table:style-name="ce1">
            <text:p>128,55</text:p>
          </table:table-cell>
          <table:table-cell office:value-type="float" office:value="13095.64" table:style-name="ce2">
            <text:p>13.095,64</text:p>
          </table:table-cell>
          <table:table-cell office:value-type="float" office:value="20" table:style-name="ce1">
            <text:p>20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964.63" table:style-name="ce1">
            <text:p>964,63</text:p>
          </table:table-cell>
          <table:table-cell office:value-type="float" office:value="9" table:style-name="ce1">
            <text:p>9</text:p>
          </table:table-cell>
          <table:table-cell office:value-type="float" office:value="2.69" table:style-name="ce1">
            <text:p>2,69</text:p>
          </table:table-cell>
          <table:table-cell office:value-type="float" office:value="273.06" table:style-name="ce1">
            <text:p>273,0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01.07" table:style-name="ce1">
            <text:p>401,07</text:p>
          </table:table-cell>
          <table:table-cell office:value-type="float" office:value="27" table:style-name="ce1">
            <text:p>27</text:p>
          </table:table-cell>
          <table:table-cell office:value-type="float" office:value="10.82" table:style-name="ce1">
            <text:p>10,82</text:p>
          </table:table-cell>
          <table:table-cell office:value-type="float" office:value="1104.45" table:style-name="ce2">
            <text:p>1.104,45</text:p>
          </table:table-cell>
          <table:table-cell office:value-type="float" office:value="56" table:style-name="ce1">
            <text:p>56</text:p>
          </table:table-cell>
          <table:table-cell office:value-type="float" office:value="21.03" table:style-name="ce1">
            <text:p>21,03</text:p>
          </table:table-cell>
          <table:table-cell office:value-type="float" office:value="2177.71" table:style-name="ce2">
            <text:p>2.177,71</text:p>
          </table:table-cell>
          <table:table-cell office:value-type="float" office:value="4" table:style-name="ce1">
            <text:p>4</text:p>
          </table:table-cell>
          <table:table-cell office:value-type="float" office:value="0.52" table:style-name="ce1">
            <text:p>0,52</text:p>
          </table:table-cell>
          <table:table-cell office:value-type="float" office:value="53.66" table:style-name="ce1">
            <text:p>53,66</text:p>
          </table:table-cell>
          <table:table-cell office:value-type="float" office:value="14" table:style-name="ce1">
            <text:p>14</text:p>
          </table:table-cell>
          <table:table-cell office:value-type="float" office:value="8.09" table:style-name="ce1">
            <text:p>8,09</text:p>
          </table:table-cell>
          <table:table-cell office:value-type="float" office:value="822.23" table:style-name="ce1">
            <text:p>822,23</text:p>
          </table:table-cell>
          <table:table-cell office:value-type="float" office:value="3" table:style-name="ce1">
            <text:p>3</text:p>
          </table:table-cell>
          <table:table-cell office:value-type="float" office:value="0.42" table:style-name="ce1">
            <text:p>0,42</text:p>
          </table:table-cell>
          <table:table-cell office:value-type="float" office:value="42.97" table:style-name="ce1">
            <text:p>42,9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27" table:style-name="ce1">
            <text:p>8,27</text:p>
          </table:table-cell>
          <table:table-cell office:value-type="float" office:value="899.93" table:style-name="ce1">
            <text:p>899,93</text:p>
          </table:table-cell>
          <table:table-cell office:value-type="float" office:value="2" table:style-name="ce1">
            <text:p>2</text:p>
          </table:table-cell>
          <table:table-cell office:value-type="float" office:value="11.19" table:style-name="ce1">
            <text:p>11,19</text:p>
          </table:table-cell>
          <table:table-cell office:value-type="float" office:value="1431.42" table:style-name="ce2">
            <text:p>1.431,42</text:p>
          </table:table-cell>
          <table:table-cell office:value-type="float" office:value="4" table:style-name="ce1">
            <text:p>4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2173.27" table:style-name="ce2">
            <text:p>2.173,27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,9</text:p>
          </table:table-cell>
          <table:table-cell office:value-type="float" office:value="367.44" table:style-name="ce1">
            <text:p>367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31" table:style-name="ce1">
            <text:p>8,31</text:p>
          </table:table-cell>
          <table:table-cell office:value-type="float" office:value="881.66" table:style-name="ce1">
            <text:p>881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489.82" table:style-name="ce1">
            <text:p>489,8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11" table:style-name="ce1">
            <text:p>0,11</text:p>
          </table:table-cell>
          <table:table-cell office:value-type="float" office:value="9.39" table:style-name="ce1">
            <text:p>9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9" table:style-name="ce1">
            <text:p>0,49</text:p>
          </table:table-cell>
          <table:table-cell office:value-type="float" office:value="23.93" table:style-name="ce1">
            <text:p>23,93</text:p>
          </table:table-cell>
          <table:table-cell office:value-type="float" office:value="1" table:style-name="ce1">
            <text:p>1</text:p>
          </table:table-cell>
          <table:table-cell office:value-type="float" office:value="0.17" table:style-name="ce1">
            <text:p>0,17</text:p>
          </table:table-cell>
          <table:table-cell office:value-type="float" office:value="7.19" table:style-name="ce1">
            <text:p>7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5" table:style-name="ce1">
            <text:p>0,25</text:p>
          </table:table-cell>
          <table:table-cell office:value-type="float" office:value="11.53" table:style-name="ce1">
            <text:p>11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4" table:style-name="ce1">
            <text:p>0,24</text:p>
          </table:table-cell>
          <table:table-cell office:value-type="float" office:value="18.190000000000001" table:style-name="ce1">
            <text:p>18,1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68" table:style-name="ce1">
            <text:p>0,68</text:p>
          </table:table-cell>
          <table:table-cell office:value-type="float" office:value="58.88" table:style-name="ce1">
            <text:p>58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6" table:style-name="ce1">
            <text:p>356</text:p>
          </table:table-cell>
          <table:table-cell office:value-type="float" office:value="104.71" table:style-name="ce1">
            <text:p>104,71</text:p>
          </table:table-cell>
          <table:table-cell office:value-type="float" office:value="9919.92" table:style-name="ce2">
            <text:p>9.919,92</text:p>
          </table:table-cell>
          <table:table-cell office:value-type="float" office:value="1035" table:style-name="ce3">
            <text:p>1.035</text:p>
          </table:table-cell>
          <table:table-cell office:value-type="float" office:value="390.4" table:style-name="ce1">
            <text:p>390,4</text:p>
          </table:table-cell>
          <table:table-cell office:value-type="float" office:value="36009.599999999999" table:style-name="ce2">
            <text:p>36.009,60</text:p>
          </table:table-cell>
          <table:table-cell office:value-type="float" office:value="396" table:style-name="ce1">
            <text:p>396</text:p>
          </table:table-cell>
          <table:table-cell office:value-type="float" office:value="147.5" table:style-name="ce1">
            <text:p>147,5</text:p>
          </table:table-cell>
          <table:table-cell office:value-type="float" office:value="13604.47" table:style-name="ce2">
            <text:p>13.604,47</text:p>
          </table:table-cell>
          <table:table-cell office:value-type="float" office:value="1381" table:style-name="ce3">
            <text:p>1.381</text:p>
          </table:table-cell>
          <table:table-cell office:value-type="float" office:value="857.92" table:style-name="ce1">
            <text:p>857,92</text:p>
          </table:table-cell>
          <table:table-cell office:value-type="float" office:value="79430.899999999994" table:style-name="ce2">
            <text:p>79.430,90</text:p>
          </table:table-cell>
          <table:table-cell office:value-type="float" office:value="635" table:style-name="ce1">
            <text:p>635</text:p>
          </table:table-cell>
          <table:table-cell office:value-type="float" office:value="387.92" table:style-name="ce1">
            <text:p>387,92</text:p>
          </table:table-cell>
          <table:table-cell office:value-type="float" office:value="35557.129999999997" table:style-name="ce2">
            <text:p>35.557,13</text:p>
          </table:table-cell>
          <table:table-cell office:value-type="float" office:value="263" table:style-name="ce1">
            <text:p>263</text:p>
          </table:table-cell>
          <table:table-cell office:value-type="float" office:value="132.30000000000001" table:style-name="ce1">
            <text:p>132,3</text:p>
          </table:table-cell>
          <table:table-cell office:value-type="float" office:value="12219.23" table:style-name="ce2">
            <text:p>12.219,23</text:p>
          </table:table-cell>
          <table:table-cell office:value-type="float" office:value="547" table:style-name="ce1">
            <text:p>547</text:p>
          </table:table-cell>
          <table:table-cell office:value-type="float" office:value="294.91000000000003" table:style-name="ce1">
            <text:p>294,91</text:p>
          </table:table-cell>
          <table:table-cell office:value-type="float" office:value="27104.86" table:style-name="ce2">
            <text:p>27.104,86</text:p>
          </table:table-cell>
          <table:table-cell office:value-type="float" office:value="350" table:style-name="ce1">
            <text:p>350</text:p>
          </table:table-cell>
          <table:table-cell office:value-type="float" office:value="209.11" table:style-name="ce1">
            <text:p>209,11</text:p>
          </table:table-cell>
          <table:table-cell office:value-type="float" office:value="19536.05" table:style-name="ce2">
            <text:p>19.536,05</text:p>
          </table:table-cell>
          <table:table-cell office:value-type="float" office:value="604" table:style-name="ce1">
            <text:p>604</text:p>
          </table:table-cell>
          <table:table-cell office:value-type="float" office:value="498.53" table:style-name="ce1">
            <text:p>498,53</text:p>
          </table:table-cell>
          <table:table-cell office:value-type="float" office:value="45970.48" table:style-name="ce2">
            <text:p>45.970,48</text:p>
          </table:table-cell>
          <table:table-cell office:value-type="float" office:value="673" table:style-name="ce1">
            <text:p>673</text:p>
          </table:table-cell>
          <table:table-cell office:value-type="float" office:value="427.01" table:style-name="ce1">
            <text:p>427,01</text:p>
          </table:table-cell>
          <table:table-cell office:value-type="float" office:value="39208.97" table:style-name="ce2">
            <text:p>39.208,97</text:p>
          </table:table-cell>
          <table:table-cell office:value-type="float" office:value="278" table:style-name="ce1">
            <text:p>278</text:p>
          </table:table-cell>
          <table:table-cell office:value-type="float" office:value="104.54" table:style-name="ce1">
            <text:p>104,54</text:p>
          </table:table-cell>
          <table:table-cell office:value-type="float" office:value="9611.06" table:style-name="ce2">
            <text:p>9.611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7.57" table:style-name="ce1">
            <text:p>37,57</text:p>
          </table:table-cell>
          <table:table-cell office:value-type="float" office:value="4029.02" table:style-name="ce2">
            <text:p>4.029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53.49" table:style-name="ce1">
            <text:p>53,49</text:p>
          </table:table-cell>
          <table:table-cell office:value-type="float" office:value="5518.38" table:style-name="ce2">
            <text:p>5.518,38</text:p>
          </table:table-cell>
          <table:table-cell office:value-type="float" office:value="310" table:style-name="ce1">
            <text:p>310</text:p>
          </table:table-cell>
          <table:table-cell office:value-type="float" office:value="815.21" table:style-name="ce1">
            <text:p>815,21</text:p>
          </table:table-cell>
          <table:table-cell office:value-type="float" office:value="82153.08" table:style-name="ce2">
            <text:p>82.153,08</text:p>
          </table:table-cell>
          <table:table-cell office:value-type="float" office:value="71" table:style-name="ce1">
            <text:p>71</text:p>
          </table:table-cell>
          <table:table-cell office:value-type="float" office:value="96.26" table:style-name="ce1">
            <text:p>96,26</text:p>
          </table:table-cell>
          <table:table-cell office:value-type="float" office:value="11427.04" table:style-name="ce2">
            <text:p>11.427,04</text:p>
          </table:table-cell>
          <table:table-cell office:value-type="float" office:value="28" table:style-name="ce1">
            <text:p>28</text:p>
          </table:table-cell>
          <table:table-cell office:value-type="float" office:value="67.02" table:style-name="ce1">
            <text:p>67,02</text:p>
          </table:table-cell>
          <table:table-cell office:value-type="float" office:value="7560.34" table:style-name="ce2">
            <text:p>7.560,34</text:p>
          </table:table-cell>
          <table:table-cell office:value-type="float" office:value="93" table:style-name="ce1">
            <text:p>93</text:p>
          </table:table-cell>
          <table:table-cell office:value-type="float" office:value="210.47" table:style-name="ce1">
            <text:p>210,47</text:p>
          </table:table-cell>
          <table:table-cell office:value-type="float" office:value="21392.43" table:style-name="ce2">
            <text:p>21.392,43</text:p>
          </table:table-cell>
          <table:table-cell office:value-type="float" office:value="58" table:style-name="ce1">
            <text:p>58</text:p>
          </table:table-cell>
          <table:table-cell office:value-type="float" office:value="190.42" table:style-name="ce1">
            <text:p>190,42</text:p>
          </table:table-cell>
          <table:table-cell office:value-type="float" office:value="19457.599999999999" table:style-name="ce2">
            <text:p>19.457,60</text:p>
          </table:table-cell>
          <table:table-cell office:value-type="float" office:value="12" table:style-name="ce1">
            <text:p>12</text:p>
          </table:table-cell>
          <table:table-cell office:value-type="float" office:value="13.62" table:style-name="ce1">
            <text:p>13,62</text:p>
          </table:table-cell>
          <table:table-cell office:value-type="float" office:value="1543.62" table:style-name="ce2">
            <text:p>1.543,62</text:p>
          </table:table-cell>
          <table:table-cell office:value-type="float" office:value="3" table:style-name="ce1">
            <text:p>3</text:p>
          </table:table-cell>
          <table:table-cell office:value-type="float" office:value="6.54" table:style-name="ce1">
            <text:p>6,54</text:p>
          </table:table-cell>
          <table:table-cell office:value-type="float" office:value="636.44000000000005" table:style-name="ce1">
            <text:p>636,44</text:p>
          </table:table-cell>
          <table:table-cell office:value-type="float" office:value="29" table:style-name="ce1">
            <text:p>29</text:p>
          </table:table-cell>
          <table:table-cell office:value-type="float" office:value="23.89" table:style-name="ce1">
            <text:p>23,89</text:p>
          </table:table-cell>
          <table:table-cell office:value-type="float" office:value="2776.53" table:style-name="ce2">
            <text:p>2.776,5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91" table:style-name="ce1">
            <text:p>3,91</text:p>
          </table:table-cell>
          <table:table-cell office:value-type="float" office:value="412.56" table:style-name="ce1">
            <text:p>412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1.09" table:style-name="ce1">
            <text:p>81,09</text:p>
          </table:table-cell>
          <table:table-cell office:value-type="float" office:value="7425.42" table:style-name="ce2">
            <text:p>7.425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773.97" table:style-name="ce1">
            <text:p>773,97</text:p>
          </table:table-cell>
          <table:table-cell office:value-type="float" office:value="75358.5" table:style-name="ce2">
            <text:p>75.358,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58.27" table:style-name="ce1">
            <text:p>258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34.46" table:style-name="ce1">
            <text:p>334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.08" table:style-name="ce1">
            <text:p>5,08</text:p>
          </table:table-cell>
          <table:table-cell office:value-type="float" office:value="622.92999999999995" table:style-name="ce1">
            <text:p>622,9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43" table:style-name="ce1">
            <text:p>5,43</text:p>
          </table:table-cell>
          <table:table-cell office:value-type="float" office:value="496.77" table:style-name="ce1">
            <text:p>496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61.72" table:style-name="ce1">
            <text:p>61,72</text:p>
          </table:table-cell>
          <table:table-cell office:value-type="float" office:value="14" table:style-name="ce1">
            <text:p>14</text:p>
          </table:table-cell>
          <table:table-cell office:value-type="float" office:value="1.53" table:style-name="ce1">
            <text:p>1,53</text:p>
          </table:table-cell>
          <table:table-cell office:value-type="float" office:value="147.25" table:style-name="ce1">
            <text:p>147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77" table:style-name="ce1">
            <text:p>1,77</text:p>
          </table:table-cell>
          <table:table-cell office:value-type="float" office:value="162.19999999999999" table:style-name="ce1">
            <text:p>162,2</text:p>
          </table:table-cell>
          <table:table-cell office:value-type="float" office:value="11" table:style-name="ce1">
            <text:p>11</text:p>
          </table:table-cell>
          <table:table-cell office:value-type="float" office:value="3.47" table:style-name="ce1">
            <text:p>3,47</text:p>
          </table:table-cell>
          <table:table-cell office:value-type="float" office:value="321.77" table:style-name="ce1">
            <text:p>321,77</text:p>
          </table:table-cell>
          <table:table-cell office:value-type="float" office:value="1" table:style-name="ce1">
            <text:p>1</text:p>
          </table:table-cell>
          <table:table-cell office:value-type="float" office:value="0.32" table:style-name="ce1">
            <text:p>0,32</text:p>
          </table:table-cell>
          <table:table-cell office:value-type="float" office:value="28.24" table:style-name="ce1">
            <text:p>28,24</text:p>
          </table:table-cell>
          <table:table-cell office:value-type="float" office:value="11" table:style-name="ce1">
            <text:p>11</text:p>
          </table:table-cell>
          <table:table-cell office:value-type="float" office:value="5.75" table:style-name="ce1">
            <text:p>5,75</text:p>
          </table:table-cell>
          <table:table-cell office:value-type="float" office:value="533.19000000000005" table:style-name="ce1">
            <text:p>533,19</text:p>
          </table:table-cell>
          <table:table-cell office:value-type="float" office:value="8" table:style-name="ce1">
            <text:p>8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06.78" table:style-name="ce1">
            <text:p>106,78</text:p>
          </table:table-cell>
          <table:table-cell office:value-type="float" office:value="6" table:style-name="ce1">
            <text:p>6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32.49" table:style-name="ce1">
            <text:p>32,4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5" table:style-name="ce1">
            <text:p>15</text:p>
          </table:table-cell>
          <table:table-cell office:value-type="float" office:value="3.3" table:style-name="ce1">
            <text:p>3,3</text:p>
          </table:table-cell>
          <table:table-cell office:value-type="float" office:value="282.70999999999998" table:style-name="ce1">
            <text:p>282,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90.22" table:style-name="ce1">
            <text:p>190,22</text:p>
          </table:table-cell>
          <table:table-cell office:value-type="float" office:value="1" table:style-name="ce1">
            <text:p>1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217.64" table:style-name="ce1">
            <text:p>217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26" table:style-name="ce1">
            <text:p>4,26</text:p>
          </table:table-cell>
          <table:table-cell office:value-type="float" office:value="350.15" table:style-name="ce1">
            <text:p>350,15</text:p>
          </table:table-cell>
          <table:table-cell office:value-type="float" office:value="13" table:style-name="ce1">
            <text:p>13</text:p>
          </table:table-cell>
          <table:table-cell office:value-type="float" office:value="17.04" table:style-name="ce1">
            <text:p>17,04</text:p>
          </table:table-cell>
          <table:table-cell office:value-type="float" office:value="1410.89" table:style-name="ce2">
            <text:p>1.410,89</text:p>
          </table:table-cell>
          <table:table-cell office:value-type="float" office:value="29" table:style-name="ce1">
            <text:p>29</text:p>
          </table:table-cell>
          <table:table-cell office:value-type="float" office:value="30.14" table:style-name="ce1">
            <text:p>30,14</text:p>
          </table:table-cell>
          <table:table-cell office:value-type="float" office:value="2484.6799999999998" table:style-name="ce2">
            <text:p>2.484,68</text:p>
          </table:table-cell>
          <table:table-cell office:value-type="float" office:value="6" table:style-name="ce1">
            <text:p>6</text:p>
          </table:table-cell>
          <table:table-cell office:value-type="float" office:value="5.35" table:style-name="ce1">
            <text:p>5,35</text:p>
          </table:table-cell>
          <table:table-cell office:value-type="float" office:value="434.79" table:style-name="ce1">
            <text:p>434,79</text:p>
          </table:table-cell>
          <table:table-cell office:value-type="float" office:value="20" table:style-name="ce1">
            <text:p>20</text:p>
          </table:table-cell>
          <table:table-cell office:value-type="float" office:value="17.95" table:style-name="ce1">
            <text:p>17,95</text:p>
          </table:table-cell>
          <table:table-cell office:value-type="float" office:value="1474.23" table:style-name="ce2">
            <text:p>1.474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1" table:style-name="ce1">
            <text:p>0,21</text:p>
          </table:table-cell>
          <table:table-cell office:value-type="float" office:value="19.63" table:style-name="ce1">
            <text:p>19,63</text:p>
          </table:table-cell>
          <table:table-cell office:value-type="float" office:value="6" table:style-name="ce1">
            <text:p>6</text:p>
          </table:table-cell>
          <table:table-cell office:value-type="float" office:value="0.68" table:style-name="ce1">
            <text:p>0,68</text:p>
          </table:table-cell>
          <table:table-cell office:value-type="float" office:value="63.89" table:style-name="ce1">
            <text:p>63,89</text:p>
          </table:table-cell>
          <table:table-cell office:value-type="float" office:value="10" table:style-name="ce1">
            <text:p>10</text:p>
          </table:table-cell>
          <table:table-cell office:value-type="float" office:value="6.02" table:style-name="ce1">
            <text:p>6,02</text:p>
          </table:table-cell>
          <table:table-cell office:value-type="float" office:value="593.04" table:style-name="ce1">
            <text:p>593,04</text:p>
          </table:table-cell>
          <table:table-cell office:value-type="float" office:value="4" table:style-name="ce1">
            <text:p>4</text:p>
          </table:table-cell>
          <table:table-cell office:value-type="float" office:value="11.17" table:style-name="ce1">
            <text:p>11,17</text:p>
          </table:table-cell>
          <table:table-cell office:value-type="float" office:value="1034.3499999999999" table:style-name="ce2">
            <text:p>1.034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.96" table:style-name="ce1">
            <text:p>5,96</text:p>
          </table:table-cell>
          <table:table-cell office:value-type="float" office:value="647.58000000000004" table:style-name="ce1">
            <text:p>647,58</text:p>
          </table:table-cell>
          <table:table-cell office:value-type="float" office:value="2" table:style-name="ce1">
            <text:p>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48.44999999999999" table:style-name="ce1">
            <text:p>148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.88" table:style-name="ce1">
            <text:p>13,88</text:p>
          </table:table-cell>
          <table:table-cell office:value-type="float" office:value="1614.15" table:style-name="ce2">
            <text:p>1.614,1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11.18" table:style-name="ce1">
            <text:p>111,18</text:p>
          </table:table-cell>
          <table:table-cell office:value-type="float" office:value="8269.11" table:style-name="ce2">
            <text:p>8.269,11</text:p>
          </table:table-cell>
          <table:table-cell office:value-type="float" office:value="17" table:style-name="ce1">
            <text:p>1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664.87" table:style-name="ce2">
            <text:p>1.664,87</text:p>
          </table:table-cell>
          <table:table-cell office:value-type="float" office:value="16" table:style-name="ce1">
            <text:p>16</text:p>
          </table:table-cell>
          <table:table-cell office:value-type="float" office:value="110.54" table:style-name="ce1">
            <text:p>110,54</text:p>
          </table:table-cell>
          <table:table-cell office:value-type="float" office:value="8722.74" table:style-name="ce2">
            <text:p>8.722,74</text:p>
          </table:table-cell>
          <table:table-cell office:value-type="float" office:value="27" table:style-name="ce1">
            <text:p>27</text:p>
          </table:table-cell>
          <table:table-cell office:value-type="float" office:value="362.63" table:style-name="ce1">
            <text:p>362,63</text:p>
          </table:table-cell>
          <table:table-cell office:value-type="float" office:value="26233.56" table:style-name="ce2">
            <text:p>26.233,56</text:p>
          </table:table-cell>
          <table:table-cell office:value-type="float" office:value="28" table:style-name="ce1">
            <text:p>28</text:p>
          </table:table-cell>
          <table:table-cell office:value-type="float" office:value="349.31" table:style-name="ce1">
            <text:p>349,31</text:p>
          </table:table-cell>
          <table:table-cell office:value-type="float" office:value="26032.880000000001" table:style-name="ce2">
            <text:p>26.032,88</text:p>
          </table:table-cell>
          <table:table-cell office:value-type="float" office:value="27" table:style-name="ce1">
            <text:p>27</text:p>
          </table:table-cell>
          <table:table-cell office:value-type="float" office:value="230.3" table:style-name="ce1">
            <text:p>230,3</text:p>
          </table:table-cell>
          <table:table-cell office:value-type="float" office:value="17495.89" table:style-name="ce2">
            <text:p>17.495,89</text:p>
          </table:table-cell>
          <table:table-cell office:value-type="float" office:value="38" table:style-name="ce1">
            <text:p>38</text:p>
          </table:table-cell>
          <table:table-cell office:value-type="float" office:value="92.3" table:style-name="ce1">
            <text:p>92,3</text:p>
          </table:table-cell>
          <table:table-cell office:value-type="float" office:value="7617.05" table:style-name="ce2">
            <text:p>7.617,05</text:p>
          </table:table-cell>
          <table:table-cell office:value-type="float" office:value="9" table:style-name="ce1">
            <text:p>9</text:p>
          </table:table-cell>
          <table:table-cell office:value-type="float" office:value="184.27" table:style-name="ce1">
            <text:p>184,27</text:p>
          </table:table-cell>
          <table:table-cell office:value-type="float" office:value="13341.09" table:style-name="ce2">
            <text:p>13.341,09</text:p>
          </table:table-cell>
          <table:table-cell office:value-type="float" office:value="13" table:style-name="ce1">
            <text:p>13</text:p>
          </table:table-cell>
          <table:table-cell office:value-type="float" office:value="263.45999999999998" table:style-name="ce1">
            <text:p>263,46</text:p>
          </table:table-cell>
          <table:table-cell office:value-type="float" office:value="19734.509999999998" table:style-name="ce2">
            <text:p>19.734,51</text:p>
          </table:table-cell>
          <table:table-cell office:value-type="float" office:value="17" table:style-name="ce1">
            <text:p>17</text:p>
          </table:table-cell>
          <table:table-cell office:value-type="float" office:value="113.14" table:style-name="ce1">
            <text:p>113,14</text:p>
          </table:table-cell>
          <table:table-cell office:value-type="float" office:value="8890.2099999999991" table:style-name="ce2">
            <text:p>8.890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103.67" table:style-name="ce2">
            <text:p>1.103,67</text:p>
          </table:table-cell>
          <table:table-cell office:value-type="float" office:value="75828.72" table:style-name="ce2">
            <text:p>75.828,72</text:p>
          </table:table-cell>
          <table:table-cell office:value-type="float" office:value="8" table:style-name="ce1">
            <text:p>8</text:p>
          </table:table-cell>
          <table:table-cell office:value-type="float" office:value="799.87" table:style-name="ce1">
            <text:p>799,87</text:p>
          </table:table-cell>
          <table:table-cell office:value-type="float" office:value="52769.52" table:style-name="ce2">
            <text:p>52.769,52</text:p>
          </table:table-cell>
          <table:table-cell office:value-type="float" office:value="19" table:style-name="ce1">
            <text:p>19</text:p>
          </table:table-cell>
          <table:table-cell office:value-type="float" office:value="5362.92" table:style-name="ce2">
            <text:p>5.362,92</text:p>
          </table:table-cell>
          <table:table-cell office:value-type="float" office:value="326412.58" table:style-name="ce2">
            <text:p>326.412,58</text:p>
          </table:table-cell>
          <table:table-cell office:value-type="float" office:value="2" table:style-name="ce1">
            <text:p>2</text:p>
          </table:table-cell>
          <table:table-cell office:value-type="float" office:value="38.5" table:style-name="ce1">
            <text:p>38,5</text:p>
          </table:table-cell>
          <table:table-cell office:value-type="float" office:value="2637.73" table:style-name="ce2">
            <text:p>2.637,73</text:p>
          </table:table-cell>
          <table:table-cell office:value-type="float" office:value="3" table:style-name="ce1">
            <text:p>3</text:p>
          </table:table-cell>
          <table:table-cell office:value-type="float" office:value="342.68" table:style-name="ce1">
            <text:p>342,68</text:p>
          </table:table-cell>
          <table:table-cell office:value-type="float" office:value="23335.08" table:style-name="ce2">
            <text:p>23.335,08</text:p>
          </table:table-cell>
          <table:table-cell office:value-type="float" office:value="18" table:style-name="ce1">
            <text:p>18</text:p>
          </table:table-cell>
          <table:table-cell office:value-type="float" office:value="468.12" table:style-name="ce1">
            <text:p>468,12</text:p>
          </table:table-cell>
          <table:table-cell office:value-type="float" office:value="32761.46" table:style-name="ce2">
            <text:p>32.761,46</text:p>
          </table:table-cell>
          <table:table-cell office:value-type="float" office:value="1" table:style-name="ce1">
            <text:p>1</text:p>
          </table:table-cell>
          <table:table-cell office:value-type="float" office:value="355.82" table:style-name="ce1">
            <text:p>355,82</text:p>
          </table:table-cell>
          <table:table-cell office:value-type="float" office:value="23958.07" table:style-name="ce2">
            <text:p>23.958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69.65" table:style-name="ce1">
            <text:p>469,65</text:p>
          </table:table-cell>
          <table:table-cell office:value-type="float" office:value="31646.04" table:style-name="ce2">
            <text:p>31.646,04</text:p>
          </table:table-cell>
          <table:table-cell office:value-type="float" office:value="7" table:style-name="ce1">
            <text:p>7</text:p>
          </table:table-cell>
          <table:table-cell office:value-type="float" office:value="181.51" table:style-name="ce1">
            <text:p>181,51</text:p>
          </table:table-cell>
          <table:table-cell office:value-type="float" office:value="12502.1" table:style-name="ce2">
            <text:p>12.502,1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89.22" table:style-name="ce1">
            <text:p>89,22</text:p>
          </table:table-cell>
          <table:table-cell office:value-type="float" office:value="6930.16" table:style-name="ce2">
            <text:p>6.930,16</text:p>
          </table:table-cell>
          <table:table-cell office:value-type="float" office:value="43" table:style-name="ce1">
            <text:p>43</text:p>
          </table:table-cell>
          <table:table-cell office:value-type="float" office:value="45.95" table:style-name="ce1">
            <text:p>45,95</text:p>
          </table:table-cell>
          <table:table-cell office:value-type="float" office:value="3623.38" table:style-name="ce2">
            <text:p>3.623,38</text:p>
          </table:table-cell>
          <table:table-cell office:value-type="float" office:value="53" table:style-name="ce1">
            <text:p>53</text:p>
          </table:table-cell>
          <table:table-cell office:value-type="float" office:value="276.95" table:style-name="ce1">
            <text:p>276,95</text:p>
          </table:table-cell>
          <table:table-cell office:value-type="float" office:value="22886.98" table:style-name="ce2">
            <text:p>22.886,98</text:p>
          </table:table-cell>
          <table:table-cell office:value-type="float" office:value="55" table:style-name="ce1">
            <text:p>55</text:p>
          </table:table-cell>
          <table:table-cell office:value-type="float" office:value="863.1" table:style-name="ce1">
            <text:p>863,1</text:p>
          </table:table-cell>
          <table:table-cell office:value-type="float" office:value="62400.42" table:style-name="ce2">
            <text:p>62.400,42</text:p>
          </table:table-cell>
          <table:table-cell office:value-type="float" office:value="63" table:style-name="ce1">
            <text:p>63</text:p>
          </table:table-cell>
          <table:table-cell office:value-type="float" office:value="333.34" table:style-name="ce1">
            <text:p>333,34</text:p>
          </table:table-cell>
          <table:table-cell office:value-type="float" office:value="27606.71" table:style-name="ce2">
            <text:p>27.606,71</text:p>
          </table:table-cell>
          <table:table-cell office:value-type="float" office:value="29" table:style-name="ce1">
            <text:p>29</text:p>
          </table:table-cell>
          <table:table-cell office:value-type="float" office:value="82.99" table:style-name="ce1">
            <text:p>82,99</text:p>
          </table:table-cell>
          <table:table-cell office:value-type="float" office:value="6990.77" table:style-name="ce2">
            <text:p>6.990,77</text:p>
          </table:table-cell>
          <table:table-cell office:value-type="float" office:value="122" table:style-name="ce1">
            <text:p>122</text:p>
          </table:table-cell>
          <table:table-cell office:value-type="float" office:value="179.44" table:style-name="ce1">
            <text:p>179,44</text:p>
          </table:table-cell>
          <table:table-cell office:value-type="float" office:value="15738.33" table:style-name="ce2">
            <text:p>15.738,33</text:p>
          </table:table-cell>
          <table:table-cell office:value-type="float" office:value="14" table:style-name="ce1">
            <text:p>14</text:p>
          </table:table-cell>
          <table:table-cell office:value-type="float" office:value="266.12" table:style-name="ce1">
            <text:p>266,12</text:p>
          </table:table-cell>
          <table:table-cell office:value-type="float" office:value="20760.52" table:style-name="ce2">
            <text:p>20.760,52</text:p>
          </table:table-cell>
          <table:table-cell office:value-type="float" office:value="19" table:style-name="ce1">
            <text:p>19</text:p>
          </table:table-cell>
          <table:table-cell office:value-type="float" office:value="56.34" table:style-name="ce1">
            <text:p>56,34</text:p>
          </table:table-cell>
          <table:table-cell office:value-type="float" office:value="5300.33" table:style-name="ce2">
            <text:p>5.300,33</text:p>
          </table:table-cell>
          <table:table-cell office:value-type="float" office:value="34" table:style-name="ce1">
            <text:p>34</text:p>
          </table:table-cell>
          <table:table-cell office:value-type="float" office:value="166.39" table:style-name="ce1">
            <text:p>166,39</text:p>
          </table:table-cell>
          <table:table-cell office:value-type="float" office:value="12671.82" table:style-name="ce2">
            <text:p>12.671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48.33000000000001" table:style-name="ce1">
            <text:p>148,33</text:p>
          </table:table-cell>
          <table:table-cell office:value-type="float" office:value="11354.94" table:style-name="ce2">
            <text:p>11.354,94</text:p>
          </table:table-cell>
          <table:table-cell office:value-type="float" office:value="4" table:style-name="ce1">
            <text:p>4</text:p>
          </table:table-cell>
          <table:table-cell office:value-type="float" office:value="11.39" table:style-name="ce1">
            <text:p>11,39</text:p>
          </table:table-cell>
          <table:table-cell office:value-type="float" office:value="1236.03" table:style-name="ce2">
            <text:p>1.236,03</text:p>
          </table:table-cell>
          <table:table-cell office:value-type="float" office:value="21" table:style-name="ce1">
            <text:p>21</text:p>
          </table:table-cell>
          <table:table-cell office:value-type="float" office:value="1422.03" table:style-name="ce2">
            <text:p>1.422,03</text:p>
          </table:table-cell>
          <table:table-cell office:value-type="float" office:value="90017.67" table:style-name="ce2">
            <text:p>90.017,67</text:p>
          </table:table-cell>
          <table:table-cell office:value-type="float" office:value="4" table:style-name="ce1">
            <text:p>4</text:p>
          </table:table-cell>
          <table:table-cell office:value-type="float" office:value="23.94" table:style-name="ce1">
            <text:p>23,94</text:p>
          </table:table-cell>
          <table:table-cell office:value-type="float" office:value="1489.95" table:style-name="ce2">
            <text:p>1.489,95</text:p>
          </table:table-cell>
          <table:table-cell office:value-type="float" office:value="1" table:style-name="ce1">
            <text:p>1</text:p>
          </table:table-cell>
          <table:table-cell office:value-type="float" office:value="27.98" table:style-name="ce1">
            <text:p>27,98</text:p>
          </table:table-cell>
          <table:table-cell office:value-type="float" office:value="2060.1999999999998" table:style-name="ce2">
            <text:p>2.060,20</text:p>
          </table:table-cell>
          <table:table-cell office:value-type="float" office:value="19" table:style-name="ce1">
            <text:p>19</text:p>
          </table:table-cell>
          <table:table-cell office:value-type="float" office:value="756.61" table:style-name="ce1">
            <text:p>756,61</text:p>
          </table:table-cell>
          <table:table-cell office:value-type="float" office:value="54417.32" table:style-name="ce2">
            <text:p>54.417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6.74" table:style-name="ce1">
            <text:p>26,74</text:p>
          </table:table-cell>
          <table:table-cell office:value-type="float" office:value="2074.3000000000002" table:style-name="ce2">
            <text:p>2.074,30</text:p>
          </table:table-cell>
          <table:table-cell office:value-type="float" office:value="10" table:style-name="ce1">
            <text:p>10</text:p>
          </table:table-cell>
          <table:table-cell office:value-type="float" office:value="85.74" table:style-name="ce1">
            <text:p>85,74</text:p>
          </table:table-cell>
          <table:table-cell office:value-type="float" office:value="6026.71" table:style-name="ce2">
            <text:p>6.026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84" table:style-name="ce1">
            <text:p>2,84</text:p>
          </table:table-cell>
          <table:table-cell office:value-type="float" office:value="114.92" table:style-name="ce1">
            <text:p>114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2" table:style-name="ce1">
            <text:p>0,12</text:p>
          </table:table-cell>
          <table:table-cell office:value-type="float" office:value="-376.97" table:style-name="ce1">
            <text:p>-376,97</text:p>
          </table:table-cell>
          <table:table-cell office:value-type="float" office:value="44" table:style-name="ce1">
            <text:p>44</text:p>
          </table:table-cell>
          <table:table-cell office:value-type="float" office:value="209.2" table:style-name="ce1">
            <text:p>209,2</text:p>
          </table:table-cell>
          <table:table-cell office:value-type="float" office:value="20786.54" table:style-name="ce2">
            <text:p>20.786,54</text:p>
          </table:table-cell>
          <table:table-cell office:value-type="float" office:value="1" table:style-name="ce1">
            <text:p>1</text:p>
          </table:table-cell>
          <table:table-cell office:value-type="float" office:value="23.75" table:style-name="ce1">
            <text:p>23,75</text:p>
          </table:table-cell>
          <table:table-cell office:value-type="float" office:value="1490.11" table:style-name="ce2">
            <text:p>1.490,11</text:p>
          </table:table-cell>
          <table:table-cell office:value-type="float" office:value="181" table:style-name="ce1">
            <text:p>181</text:p>
          </table:table-cell>
          <table:table-cell office:value-type="float" office:value="1368.29" table:style-name="ce2">
            <text:p>1.368,29</text:p>
          </table:table-cell>
          <table:table-cell office:value-type="float" office:value="112693.84" table:style-name="ce2">
            <text:p>112.693,84</text:p>
          </table:table-cell>
          <table:table-cell office:value-type="float" office:value="67" table:style-name="ce1">
            <text:p>67</text:p>
          </table:table-cell>
          <table:table-cell office:value-type="float" office:value="878.69" table:style-name="ce1">
            <text:p>878,69</text:p>
          </table:table-cell>
          <table:table-cell office:value-type="float" office:value="67982.210000000006" table:style-name="ce2">
            <text:p>67.982,21</text:p>
          </table:table-cell>
          <table:table-cell office:value-type="float" office:value="29" table:style-name="ce1">
            <text:p>29</text:p>
          </table:table-cell>
          <table:table-cell office:value-type="float" office:value="49.18" table:style-name="ce1">
            <text:p>49,18</text:p>
          </table:table-cell>
          <table:table-cell office:value-type="float" office:value="4574.1000000000004" table:style-name="ce2">
            <text:p>4.574,10</text:p>
          </table:table-cell>
          <table:table-cell office:value-type="float" office:value="33" table:style-name="ce1">
            <text:p>33</text:p>
          </table:table-cell>
          <table:table-cell office:value-type="float" office:value="743.65" table:style-name="ce1">
            <text:p>743,65</text:p>
          </table:table-cell>
          <table:table-cell office:value-type="float" office:value="53817.4" table:style-name="ce2">
            <text:p>53.817,40</text:p>
          </table:table-cell>
          <table:table-cell office:value-type="float" office:value="7" table:style-name="ce1">
            <text:p>7</text:p>
          </table:table-cell>
          <table:table-cell office:value-type="float" office:value="33.92" table:style-name="ce1">
            <text:p>33,92</text:p>
          </table:table-cell>
          <table:table-cell office:value-type="float" office:value="2827.86" table:style-name="ce2">
            <text:p>2.827,86</text:p>
          </table:table-cell>
          <table:table-cell office:value-type="float" office:value="38" table:style-name="ce1">
            <text:p>38</text:p>
          </table:table-cell>
          <table:table-cell office:value-type="float" office:value="293.32" table:style-name="ce1">
            <text:p>293,32</text:p>
          </table:table-cell>
          <table:table-cell office:value-type="float" office:value="24265.63" table:style-name="ce2">
            <text:p>24.265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.65" table:style-name="ce1">
            <text:p>28,65</text:p>
          </table:table-cell>
          <table:table-cell office:value-type="float" office:value="1959.59" table:style-name="ce2">
            <text:p>1.959,59</text:p>
          </table:table-cell>
          <table:table-cell office:value-type="float" office:value="4" table:style-name="ce1">
            <text:p>4</text:p>
          </table:table-cell>
          <table:table-cell office:value-type="float" office:value="382.03" table:style-name="ce1">
            <text:p>382,03</text:p>
          </table:table-cell>
          <table:table-cell office:value-type="float" office:value="26819.24" table:style-name="ce2">
            <text:p>26.819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5.01" table:style-name="ce1">
            <text:p>45,01</text:p>
          </table:table-cell>
          <table:table-cell office:value-type="float" office:value="4059.44" table:style-name="ce2">
            <text:p>4.059,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30" table:style-name="ce1">
            <text:p>30</text:p>
          </table:table-cell>
          <table:table-cell office:value-type="float" office:value="637.59" table:style-name="ce1">
            <text:p>637,59</text:p>
          </table:table-cell>
          <table:table-cell office:value-type="float" office:value="45546.59" table:style-name="ce2">
            <text:p>45.546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62.95" table:style-name="ce2">
            <text:p>1.462,95</text:p>
          </table:table-cell>
          <table:table-cell office:value-type="float" office:value="501517.93" table:style-name="ce2">
            <text:p>501.517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5.99" table:style-name="ce1">
            <text:p>25,99</text:p>
          </table:table-cell>
          <table:table-cell office:value-type="float" office:value="2264.6" table:style-name="ce2">
            <text:p>2.264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34.67" table:style-name="ce1">
            <text:p>234,67</text:p>
          </table:table-cell>
          <table:table-cell office:value-type="float" office:value="21" table:style-name="ce1">
            <text:p>21</text:p>
          </table:table-cell>
          <table:table-cell office:value-type="float" office:value="97.57" table:style-name="ce1">
            <text:p>97,57</text:p>
          </table:table-cell>
          <table:table-cell office:value-type="float" office:value="10621.26" table:style-name="ce2">
            <text:p>10.621,26</text:p>
          </table:table-cell>
          <table:table-cell office:value-type="float" office:value="3" table:style-name="ce1">
            <text:p>3</text:p>
          </table:table-cell>
          <table:table-cell office:value-type="float" office:value="29.08" table:style-name="ce1">
            <text:p>29,08</text:p>
          </table:table-cell>
          <table:table-cell office:value-type="float" office:value="3189.21" table:style-name="ce2">
            <text:p>3.189,21</text:p>
          </table:table-cell>
          <table:table-cell office:value-type="float" office:value="4" table:style-name="ce1">
            <text:p>4</text:p>
          </table:table-cell>
          <table:table-cell office:value-type="float" office:value="17.13" table:style-name="ce1">
            <text:p>17,13</text:p>
          </table:table-cell>
          <table:table-cell office:value-type="float" office:value="2208.06" table:style-name="ce2">
            <text:p>2.208,06</text:p>
          </table:table-cell>
          <table:table-cell office:value-type="float" office:value="4" table:style-name="ce1">
            <text:p>4</text:p>
          </table:table-cell>
          <table:table-cell office:value-type="float" office:value="3.6" table:style-name="ce1">
            <text:p>3,6</text:p>
          </table:table-cell>
          <table:table-cell office:value-type="float" office:value="582.33000000000004" table:style-name="ce1">
            <text:p>582,33</text:p>
          </table:table-cell>
          <table:table-cell office:value-type="float" office:value="18" table:style-name="ce1">
            <text:p>18</text:p>
          </table:table-cell>
          <table:table-cell office:value-type="float" office:value="45.98" table:style-name="ce1">
            <text:p>45,98</text:p>
          </table:table-cell>
          <table:table-cell office:value-type="float" office:value="5925.08" table:style-name="ce2">
            <text:p>5.925,08</text:p>
          </table:table-cell>
          <table:table-cell office:value-type="float" office:value="6" table:style-name="ce1">
            <text:p>6</text:p>
          </table:table-cell>
          <table:table-cell office:value-type="float" office:value="45.81" table:style-name="ce1">
            <text:p>45,81</text:p>
          </table:table-cell>
          <table:table-cell office:value-type="float" office:value="5267.55" table:style-name="ce2">
            <text:p>5.267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49" table:style-name="ce1">
            <text:p>4,49</text:p>
          </table:table-cell>
          <table:table-cell office:value-type="float" office:value="499.22" table:style-name="ce1">
            <text:p>499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3.4" table:style-name="ce1">
            <text:p>43,4</text:p>
          </table:table-cell>
          <table:table-cell office:value-type="float" office:value="4252.8" table:style-name="ce2">
            <text:p>4.252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.29" table:style-name="ce1">
            <text:p>24,29</text:p>
          </table:table-cell>
          <table:table-cell office:value-type="float" office:value="8" table:style-name="ce1">
            <text:p>8</text:p>
          </table:table-cell>
          <table:table-cell office:value-type="float" office:value="147.76" table:style-name="ce1">
            <text:p>147,76</text:p>
          </table:table-cell>
          <table:table-cell office:value-type="float" office:value="14688.42" table:style-name="ce2">
            <text:p>14.688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199.49" table:style-name="ce1">
            <text:p>199,49</text:p>
          </table:table-cell>
          <table:table-cell office:value-type="float" office:value="17708.849999999999" table:style-name="ce2">
            <text:p>17.708,85</text:p>
          </table:table-cell>
          <table:table-cell office:value-type="float" office:value="211" table:style-name="ce1">
            <text:p>211</text:p>
          </table:table-cell>
          <table:table-cell office:value-type="float" office:value="287.3" table:style-name="ce1">
            <text:p>287,3</text:p>
          </table:table-cell>
          <table:table-cell office:value-type="float" office:value="24638.33" table:style-name="ce2">
            <text:p>24.638,33</text:p>
          </table:table-cell>
          <table:table-cell office:value-type="float" office:value="167" table:style-name="ce1">
            <text:p>167</text:p>
          </table:table-cell>
          <table:table-cell office:value-type="float" office:value="1209.72" table:style-name="ce2">
            <text:p>1.209,72</text:p>
          </table:table-cell>
          <table:table-cell office:value-type="float" office:value="112560.9" table:style-name="ce2">
            <text:p>112.560,90</text:p>
          </table:table-cell>
          <table:table-cell office:value-type="float" office:value="178" table:style-name="ce1">
            <text:p>178</text:p>
          </table:table-cell>
          <table:table-cell office:value-type="float" office:value="2940.83" table:style-name="ce2">
            <text:p>2.940,83</text:p>
          </table:table-cell>
          <table:table-cell office:value-type="float" office:value="227583.06" table:style-name="ce2">
            <text:p>227.583,06</text:p>
          </table:table-cell>
          <table:table-cell office:value-type="float" office:value="319" table:style-name="ce1">
            <text:p>319</text:p>
          </table:table-cell>
          <table:table-cell office:value-type="float" office:value="1693.76" table:style-name="ce2">
            <text:p>1.693,76</text:p>
          </table:table-cell>
          <table:table-cell office:value-type="float" office:value="160034.59" table:style-name="ce2">
            <text:p>160.034,59</text:p>
          </table:table-cell>
          <table:table-cell office:value-type="float" office:value="132" table:style-name="ce1">
            <text:p>132</text:p>
          </table:table-cell>
          <table:table-cell office:value-type="float" office:value="486.97" table:style-name="ce1">
            <text:p>486,97</text:p>
          </table:table-cell>
          <table:table-cell office:value-type="float" office:value="46637.98" table:style-name="ce2">
            <text:p>46.637,98</text:p>
          </table:table-cell>
          <table:table-cell office:value-type="float" office:value="497" table:style-name="ce1">
            <text:p>497</text:p>
          </table:table-cell>
          <table:table-cell office:value-type="float" office:value="1317.59" table:style-name="ce2">
            <text:p>1.317,59</text:p>
          </table:table-cell>
          <table:table-cell office:value-type="float" office:value="123586.41" table:style-name="ce2">
            <text:p>123.586,41</text:p>
          </table:table-cell>
          <table:table-cell office:value-type="float" office:value="35" table:style-name="ce1">
            <text:p>35</text:p>
          </table:table-cell>
          <table:table-cell office:value-type="float" office:value="434.84" table:style-name="ce1">
            <text:p>434,84</text:p>
          </table:table-cell>
          <table:table-cell office:value-type="float" office:value="40077.78" table:style-name="ce2">
            <text:p>40.077,78</text:p>
          </table:table-cell>
          <table:table-cell office:value-type="float" office:value="175" table:style-name="ce1">
            <text:p>175</text:p>
          </table:table-cell>
          <table:table-cell office:value-type="float" office:value="1212.74" table:style-name="ce2">
            <text:p>1.212,74</text:p>
          </table:table-cell>
          <table:table-cell office:value-type="float" office:value="117646.75" table:style-name="ce2">
            <text:p>117.646,75</text:p>
          </table:table-cell>
          <table:table-cell office:value-type="float" office:value="118" table:style-name="ce1">
            <text:p>118</text:p>
          </table:table-cell>
          <table:table-cell office:value-type="float" office:value="586.70000000000005" table:style-name="ce1">
            <text:p>586,7</text:p>
          </table:table-cell>
          <table:table-cell office:value-type="float" office:value="54276.41" table:style-name="ce2">
            <text:p>54.276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1615.67" table:style-name="ce2">
            <text:p>1.615,67</text:p>
          </table:table-cell>
          <table:table-cell office:value-type="float" office:value="134853.69" table:style-name="ce2">
            <text:p>134.853,69</text:p>
          </table:table-cell>
          <table:table-cell office:value-type="float" office:value="9" table:style-name="ce1">
            <text:p>9</text:p>
          </table:table-cell>
          <table:table-cell office:value-type="float" office:value="197" table:style-name="ce1">
            <text:p>197</text:p>
          </table:table-cell>
          <table:table-cell office:value-type="float" office:value="19266.349999999999" table:style-name="ce2">
            <text:p>19.266,35</text:p>
          </table:table-cell>
          <table:table-cell office:value-type="float" office:value="129" table:style-name="ce1">
            <text:p>129</text:p>
          </table:table-cell>
          <table:table-cell office:value-type="float" office:value="6827.06" table:style-name="ce2">
            <text:p>6.827,06</text:p>
          </table:table-cell>
          <table:table-cell office:value-type="float" office:value="469634.59" table:style-name="ce2">
            <text:p>469.634,59</text:p>
          </table:table-cell>
          <table:table-cell office:value-type="float" office:value="9" table:style-name="ce1">
            <text:p>9</text:p>
          </table:table-cell>
          <table:table-cell office:value-type="float" office:value="112.15" table:style-name="ce1">
            <text:p>112,15</text:p>
          </table:table-cell>
          <table:table-cell office:value-type="float" office:value="10908.02" table:style-name="ce2">
            <text:p>10.908,02</text:p>
          </table:table-cell>
          <table:table-cell office:value-type="float" office:value="6" table:style-name="ce1">
            <text:p>6</text:p>
          </table:table-cell>
          <table:table-cell office:value-type="float" office:value="105.82" table:style-name="ce1">
            <text:p>105,82</text:p>
          </table:table-cell>
          <table:table-cell office:value-type="float" office:value="8288.2999999999993" table:style-name="ce2">
            <text:p>8.288,30</text:p>
          </table:table-cell>
          <table:table-cell office:value-type="float" office:value="123" table:style-name="ce1">
            <text:p>123</text:p>
          </table:table-cell>
          <table:table-cell office:value-type="float" office:value="2163.3000000000002" table:style-name="ce2">
            <text:p>2.163,30</text:p>
          </table:table-cell>
          <table:table-cell office:value-type="float" office:value="179950.45" table:style-name="ce2">
            <text:p>179.950,45</text:p>
          </table:table-cell>
          <table:table-cell office:value-type="float" office:value="1" table:style-name="ce1">
            <text:p>1</text:p>
          </table:table-cell>
          <table:table-cell office:value-type="float" office:value="96.78" table:style-name="ce1">
            <text:p>96,78</text:p>
          </table:table-cell>
          <table:table-cell office:value-type="float" office:value="8739.17" table:style-name="ce2">
            <text:p>8.739,17</text:p>
          </table:table-cell>
          <table:table-cell office:value-type="float" office:value="2" table:style-name="ce1">
            <text:p>2</text:p>
          </table:table-cell>
          <table:table-cell office:value-type="float" office:value="198.22" table:style-name="ce1">
            <text:p>198,22</text:p>
          </table:table-cell>
          <table:table-cell office:value-type="float" office:value="15735.78" table:style-name="ce2">
            <text:p>15.735,78</text:p>
          </table:table-cell>
          <table:table-cell office:value-type="float" office:value="39" table:style-name="ce1">
            <text:p>39</text:p>
          </table:table-cell>
          <table:table-cell office:value-type="float" office:value="2584.5100000000002" table:style-name="ce2">
            <text:p>2.584,51</text:p>
          </table:table-cell>
          <table:table-cell office:value-type="float" office:value="190284.29" table:style-name="ce2">
            <text:p>190.284,29</text:p>
          </table:table-cell>
          <table:table-cell office:value-type="float" office:value="31" table:style-name="ce1">
            <text:p>31</text:p>
          </table:table-cell>
          <table:table-cell office:value-type="float" office:value="1159.9100000000001" table:style-name="ce2">
            <text:p>1.159,91</text:p>
          </table:table-cell>
          <table:table-cell office:value-type="float" office:value="93534.91" table:style-name="ce2">
            <text:p>93.534,9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19" table:style-name="ce1">
            <text:p>0,19</text:p>
          </table:table-cell>
          <table:table-cell office:value-type="float" office:value="88.03" table:style-name="ce1">
            <text:p>88,03</text:p>
          </table:table-cell>
          <table:table-cell office:value-type="float" office:value="4" table:style-name="ce1">
            <text:p>4</text:p>
          </table:table-cell>
          <table:table-cell office:value-type="float" office:value="0.37" table:style-name="ce1">
            <text:p>0,37</text:p>
          </table:table-cell>
          <table:table-cell office:value-type="float" office:value="117.85" table:style-name="ce1">
            <text:p>117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148.07" table:style-name="ce1">
            <text:p>148,07</text:p>
          </table:table-cell>
          <table:table-cell office:value-type="float" office:value="6" table:style-name="ce1">
            <text:p>6</text:p>
          </table:table-cell>
          <table:table-cell office:value-type="float" office:value="13.94" table:style-name="ce1">
            <text:p>13,94</text:p>
          </table:table-cell>
          <table:table-cell office:value-type="float" office:value="1508.82" table:style-name="ce2">
            <text:p>1.508,82</text:p>
          </table:table-cell>
          <table:table-cell office:value-type="float" office:value="4" table:style-name="ce1">
            <text:p>4</text:p>
          </table:table-cell>
          <table:table-cell office:value-type="float" office:value="1.07" table:style-name="ce1">
            <text:p>1,07</text:p>
          </table:table-cell>
          <table:table-cell office:value-type="float" office:value="239.52" table:style-name="ce1">
            <text:p>239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28" table:style-name="ce1">
            <text:p>5,28</text:p>
          </table:table-cell>
          <table:table-cell office:value-type="float" office:value="1409.81" table:style-name="ce2">
            <text:p>1.409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.25" table:style-name="ce1">
            <text:p>26,25</text:p>
          </table:table-cell>
          <table:table-cell office:value-type="float" office:value="2344.8000000000002" table:style-name="ce2">
            <text:p>2.344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9.21" table:style-name="ce1">
            <text:p>39,21</text:p>
          </table:table-cell>
          <table:table-cell office:value-type="float" office:value="3205.28" table:style-name="ce2">
            <text:p>3.205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367.3" table:style-name="ce1">
            <text:p>367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4.04" table:style-name="ce1">
            <text:p>154,04</text:p>
          </table:table-cell>
          <table:table-cell office:value-type="float" office:value="18998.009999999998" table:style-name="ce2">
            <text:p>18.99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9.76" table:style-name="ce1">
            <text:p>139,76</text:p>
          </table:table-cell>
          <table:table-cell office:value-type="float" office:value="12453.57" table:style-name="ce2">
            <text:p>12.453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.2" table:style-name="ce1">
            <text:p>79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267.26" table:style-name="ce1">
            <text:p>267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7" table:style-name="ce1">
            <text:p>-7,7</text:p>
          </table:table-cell>
          <table:table-cell office:value-type="float" office:value="-737.97" table:style-name="ce1">
            <text:p>-737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" table:style-name="ce1">
            <text:p>-0,15</text:p>
          </table:table-cell>
          <table:table-cell office:value-type="float" office:value="911.61" table:style-name="ce1">
            <text:p>911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5.67" table:style-name="ce1">
            <text:p>35,67</text:p>
          </table:table-cell>
          <table:table-cell office:value-type="float" office:value="2582.23" table:style-name="ce2">
            <text:p>2.582,23</text:p>
          </table:table-cell>
          <table:table-cell office:value-type="float" office:value="4" table:style-name="ce1">
            <text:p>4</text:p>
          </table:table-cell>
          <table:table-cell office:value-type="float" office:value="3.79" table:style-name="ce1">
            <text:p>3,79</text:p>
          </table:table-cell>
          <table:table-cell office:value-type="float" office:value="422.94" table:style-name="ce1">
            <text:p>422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9" table:style-name="ce1">
            <text:p>0,79</text:p>
          </table:table-cell>
          <table:table-cell office:value-type="float" office:value="122.85" table:style-name="ce1">
            <text:p>122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7" table:style-name="ce1">
            <text:p>7</text:p>
          </table:table-cell>
          <table:table-cell office:value-type="float" office:value="7.75" table:style-name="ce1">
            <text:p>7,75</text:p>
          </table:table-cell>
          <table:table-cell office:value-type="float" office:value="617.52" table:style-name="ce1">
            <text:p>617,52</text:p>
          </table:table-cell>
          <table:table-cell office:value-type="float" office:value="36" table:style-name="ce1">
            <text:p>36</text:p>
          </table:table-cell>
          <table:table-cell office:value-type="float" office:value="1174.51" table:style-name="ce2">
            <text:p>1.174,51</text:p>
          </table:table-cell>
          <table:table-cell office:value-type="float" office:value="56405.52" table:style-name="ce2">
            <text:p>56.405,52</text:p>
          </table:table-cell>
          <table:table-cell office:value-type="float" office:value="1" table:style-name="ce1">
            <text:p>1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998.35" table:style-name="ce1">
            <text:p>998,35</text:p>
          </table:table-cell>
          <table:table-cell office:value-type="float" office:value="17" table:style-name="ce1">
            <text:p>17</text:p>
          </table:table-cell>
          <table:table-cell office:value-type="float" office:value="726.99" table:style-name="ce1">
            <text:p>726,99</text:p>
          </table:table-cell>
          <table:table-cell office:value-type="float" office:value="36226.82" table:style-name="ce2">
            <text:p>36.226,82</text:p>
          </table:table-cell>
          <table:table-cell office:value-type="float" office:value="17" table:style-name="ce1">
            <text:p>17</text:p>
          </table:table-cell>
          <table:table-cell office:value-type="float" office:value="790.39" table:style-name="ce1">
            <text:p>790,39</text:p>
          </table:table-cell>
          <table:table-cell office:value-type="float" office:value="41130.11" table:style-name="ce2">
            <text:p>41.130,11</text:p>
          </table:table-cell>
          <table:table-cell office:value-type="float" office:value="8" table:style-name="ce1">
            <text:p>8</text:p>
          </table:table-cell>
          <table:table-cell office:value-type="float" office:value="53.24" table:style-name="ce1">
            <text:p>53,24</text:p>
          </table:table-cell>
          <table:table-cell office:value-type="float" office:value="2671.56" table:style-name="ce2">
            <text:p>2.671,56</text:p>
          </table:table-cell>
          <table:table-cell office:value-type="float" office:value="65" table:style-name="ce1">
            <text:p>65</text:p>
          </table:table-cell>
          <table:table-cell office:value-type="float" office:value="4795.8599999999997" table:style-name="ce2">
            <text:p>4.795,86</text:p>
          </table:table-cell>
          <table:table-cell office:value-type="float" office:value="226091.96" table:style-name="ce2">
            <text:p>226.091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91.48" table:style-name="ce1">
            <text:p>291,48</text:p>
          </table:table-cell>
          <table:table-cell office:value-type="float" office:value="15684.04" table:style-name="ce2">
            <text:p>15.684,04</text:p>
          </table:table-cell>
          <table:table-cell office:value-type="float" office:value="3" table:style-name="ce1">
            <text:p>3</text:p>
          </table:table-cell>
          <table:table-cell office:value-type="float" office:value="249.44" table:style-name="ce1">
            <text:p>249,44</text:p>
          </table:table-cell>
          <table:table-cell office:value-type="float" office:value="11804.3" table:style-name="ce2">
            <text:p>11.804,3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85" table:style-name="ce1">
            <text:p>385</text:p>
          </table:table-cell>
          <table:table-cell office:value-type="float" office:value="25656.75" table:style-name="ce2">
            <text:p>25.656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42.25" table:style-name="ce1">
            <text:p>642,25</text:p>
          </table:table-cell>
          <table:table-cell office:value-type="float" office:value="42906.66" table:style-name="ce2">
            <text:p>42.906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9.33" table:style-name="ce1">
            <text:p>69,33</text:p>
          </table:table-cell>
          <table:table-cell office:value-type="float" office:value="15693.38" table:style-name="ce2">
            <text:p>15.693,38</text:p>
          </table:table-cell>
          <table:table-cell office:value-type="float" office:value="2" table:style-name="ce1">
            <text:p>2</text:p>
          </table:table-cell>
          <table:table-cell office:value-type="float" office:value="707" table:style-name="ce1">
            <text:p>707</text:p>
          </table:table-cell>
          <table:table-cell office:value-type="float" office:value="60616.06" table:style-name="ce2">
            <text:p>60.616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6.98" table:style-name="ce1">
            <text:p>356,98</text:p>
          </table:table-cell>
          <table:table-cell office:value-type="float" office:value="27348.93" table:style-name="ce2">
            <text:p>27.348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258.39" table:style-name="ce2">
            <text:p>7.258,39</text:p>
          </table:table-cell>
          <table:table-cell office:value-type="float" office:value="426597.6" table:style-name="ce2">
            <text:p>426.597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810.1400000000003" table:style-name="ce2">
            <text:p>4.810,14</text:p>
          </table:table-cell>
          <table:table-cell office:value-type="float" office:value="283489.74" table:style-name="ce2">
            <text:p>283.489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175.04" table:style-name="ce2">
            <text:p>12.175,04</text:p>
          </table:table-cell>
          <table:table-cell office:value-type="float" office:value="979646.63" table:style-name="ce2">
            <text:p>979.646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39.29" table:style-name="ce2">
            <text:p>2.139,29</text:p>
          </table:table-cell>
          <table:table-cell office:value-type="float" office:value="160370.28" table:style-name="ce2">
            <text:p>160.370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96" table:style-name="ce1">
            <text:p>4,96</text:p>
          </table:table-cell>
          <table:table-cell office:value-type="float" office:value="-3329.44" table:style-name="ce2">
            <text:p>-3.329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,22</text:p>
          </table:table-cell>
          <table:table-cell office:value-type="float" office:value="4419.17" table:style-name="ce2">
            <text:p>4.419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46" table:style-name="ce1">
            <text:p>26,46</text:p>
          </table:table-cell>
          <table:table-cell office:value-type="float" office:value="2946.8" table:style-name="ce2">
            <text:p>2.946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96" table:style-name="ce1">
            <text:p>-2,96</text:p>
          </table:table-cell>
          <table:table-cell office:value-type="float" office:value="-229.08" table:style-name="ce1">
            <text:p>-229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53.67" table:style-name="ce2">
            <text:p>1.153,67</text:p>
          </table:table-cell>
          <table:table-cell office:value-type="float" office:value="86660.14" table:style-name="ce2">
            <text:p>86.660,14</text:p>
          </table:table-cell>
          <table:table-cell office:value-type="float" office:value="1" table:style-name="ce1">
            <text:p>1</text:p>
          </table:table-cell>
          <table:table-cell office:value-type="float" office:value="406.26" table:style-name="ce1">
            <text:p>406,26</text:p>
          </table:table-cell>
          <table:table-cell office:value-type="float" office:value="29821.38" table:style-name="ce2">
            <text:p>29.821,38</text:p>
          </table:table-cell>
          <table:table-cell office:value-type="float" office:value="6" table:style-name="ce1">
            <text:p>6</text:p>
          </table:table-cell>
          <table:table-cell office:value-type="float" office:value="3159.69" table:style-name="ce2">
            <text:p>3.159,69</text:p>
          </table:table-cell>
          <table:table-cell office:value-type="float" office:value="201869.3" table:style-name="ce2">
            <text:p>201.869,30</text:p>
          </table:table-cell>
          <table:table-cell office:value-type="float" office:value="2" table:style-name="ce1">
            <text:p>2</text:p>
          </table:table-cell>
          <table:table-cell office:value-type="float" office:value="316.81" table:style-name="ce1">
            <text:p>316,81</text:p>
          </table:table-cell>
          <table:table-cell office:value-type="float" office:value="22419.279999999999" table:style-name="ce2">
            <text:p>22.419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74.4" table:style-name="ce1">
            <text:p>374,4</text:p>
          </table:table-cell>
          <table:table-cell office:value-type="float" office:value="27227.97" table:style-name="ce2">
            <text:p>27.227,97</text:p>
          </table:table-cell>
          <table:table-cell office:value-type="float" office:value="2" table:style-name="ce1">
            <text:p>2</text:p>
          </table:table-cell>
          <table:table-cell office:value-type="float" office:value="834.7" table:style-name="ce1">
            <text:p>834,7</text:p>
          </table:table-cell>
          <table:table-cell office:value-type="float" office:value="67299.02" table:style-name="ce2">
            <text:p>67.299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00.04" table:style-name="ce2">
            <text:p>2.800,04</text:p>
          </table:table-cell>
          <table:table-cell office:value-type="float" office:value="112778.44" table:style-name="ce2">
            <text:p>112.778,44</text:p>
          </table:table-cell>
          <table:table-cell office:value-type="float" office:value="1" table:style-name="ce1">
            <text:p>1</text:p>
          </table:table-cell>
          <table:table-cell office:value-type="float" office:value="592" table:style-name="ce1">
            <text:p>592</text:p>
          </table:table-cell>
          <table:table-cell office:value-type="float" office:value="24600.61" table:style-name="ce2">
            <text:p>24.600,61</text:p>
          </table:table-cell>
          <table:table-cell office:value-type="float" office:value="1" table:style-name="ce1">
            <text:p>1</text:p>
          </table:table-cell>
          <table:table-cell office:value-type="float" office:value="12109.41" table:style-name="ce2">
            <text:p>12.109,41</text:p>
          </table:table-cell>
          <table:table-cell office:value-type="float" office:value="497593.29" table:style-name="ce2">
            <text:p>497.593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666.1200000000008" table:style-name="ce2">
            <text:p>9.666,12</text:p>
          </table:table-cell>
          <table:table-cell office:value-type="float" office:value="393577.72" table:style-name="ce2">
            <text:p>393.577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701.33" table:style-name="ce2">
            <text:p>34.701,33</text:p>
          </table:table-cell>
          <table:table-cell office:value-type="float" office:value="2357024.36" table:style-name="ce2">
            <text:p>2.357.024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73" table:style-name="ce1">
            <text:p>6,73</text:p>
          </table:table-cell>
          <table:table-cell office:value-type="float" office:value="557.45000000000005" table:style-name="ce1">
            <text:p>557,4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.42" table:style-name="ce1">
            <text:p>14,42</text:p>
          </table:table-cell>
          <table:table-cell office:value-type="float" office:value="588.86" table:style-name="ce1">
            <text:p>588,86</text:p>
          </table:table-cell>
          <table:table-cell office:value-type="float" office:value="8" table:style-name="ce1">
            <text:p>8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01.44" table:style-name="ce1">
            <text:p>201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2" table:style-name="ce1">
            <text:p>612</text:p>
          </table:table-cell>
          <table:table-cell office:value-type="float" office:value="320.95999999999998" table:style-name="ce1">
            <text:p>320,96</text:p>
          </table:table-cell>
          <table:table-cell office:value-type="float" office:value="13268.2" table:style-name="ce2">
            <text:p>13.268,20</text:p>
          </table:table-cell>
          <table:table-cell office:value-type="float" office:value="48" table:style-name="ce1">
            <text:p>48</text:p>
          </table:table-cell>
          <table:table-cell office:value-type="float" office:value="22.88" table:style-name="ce1">
            <text:p>22,88</text:p>
          </table:table-cell>
          <table:table-cell office:value-type="float" office:value="901.02" table:style-name="ce1">
            <text:p>901,02</text:p>
          </table:table-cell>
          <table:table-cell office:value-type="float" office:value="995" table:style-name="ce1">
            <text:p>995</text:p>
          </table:table-cell>
          <table:table-cell office:value-type="float" office:value="640.03" table:style-name="ce1">
            <text:p>640,03</text:p>
          </table:table-cell>
          <table:table-cell office:value-type="float" office:value="26267.86" table:style-name="ce2">
            <text:p>26.267,86</text:p>
          </table:table-cell>
          <table:table-cell office:value-type="float" office:value="18" table:style-name="ce1">
            <text:p>18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1339.02" table:style-name="ce2">
            <text:p>1.339,02</text:p>
          </table:table-cell>
          <table:table-cell office:value-type="float" office:value="15" table:style-name="ce1">
            <text:p>15</text:p>
          </table:table-cell>
          <table:table-cell office:value-type="float" office:value="5.34" table:style-name="ce1">
            <text:p>5,34</text:p>
          </table:table-cell>
          <table:table-cell office:value-type="float" office:value="223.9" table:style-name="ce1">
            <text:p>223,9</text:p>
          </table:table-cell>
          <table:table-cell office:value-type="float" office:value="32" table:style-name="ce1">
            <text:p>32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1317.16" table:style-name="ce2">
            <text:p>1.317,16</text:p>
          </table:table-cell>
          <table:table-cell office:value-type="float" office:value="105" table:style-name="ce1">
            <text:p>105</text:p>
          </table:table-cell>
          <table:table-cell office:value-type="float" office:value="70.819999999999993" table:style-name="ce1">
            <text:p>70,82</text:p>
          </table:table-cell>
          <table:table-cell office:value-type="float" office:value="2905.98" table:style-name="ce2">
            <text:p>2.905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633.96" table:style-name="ce1">
            <text:p>633,96</text:p>
          </table:table-cell>
          <table:table-cell office:value-type="float" office:value="44" table:style-name="ce1">
            <text:p>44</text:p>
          </table:table-cell>
          <table:table-cell office:value-type="float" office:value="144.44999999999999" table:style-name="ce1">
            <text:p>144,45</text:p>
          </table:table-cell>
          <table:table-cell office:value-type="float" office:value="13779.41" table:style-name="ce2">
            <text:p>13.779,41</text:p>
          </table:table-cell>
          <table:table-cell office:value-type="float" office:value="350" table:style-name="ce1">
            <text:p>350</text:p>
          </table:table-cell>
          <table:table-cell office:value-type="float" office:value="244.38" table:style-name="ce1">
            <text:p>244,38</text:p>
          </table:table-cell>
          <table:table-cell office:value-type="float" office:value="24880.15" table:style-name="ce2">
            <text:p>24.880,15</text:p>
          </table:table-cell>
          <table:table-cell office:value-type="float" office:value="12" table:style-name="ce1">
            <text:p>12</text:p>
          </table:table-cell>
          <table:table-cell office:value-type="float" office:value="30.69" table:style-name="ce1">
            <text:p>30,69</text:p>
          </table:table-cell>
          <table:table-cell office:value-type="float" office:value="3222.32" table:style-name="ce2">
            <text:p>3.222,32</text:p>
          </table:table-cell>
          <table:table-cell office:value-type="float" office:value="41" table:style-name="ce1">
            <text:p>41</text:p>
          </table:table-cell>
          <table:table-cell office:value-type="float" office:value="281.55" table:style-name="ce1">
            <text:p>281,55</text:p>
          </table:table-cell>
          <table:table-cell office:value-type="float" office:value="23469.26" table:style-name="ce2">
            <text:p>23.469,26</text:p>
          </table:table-cell>
          <table:table-cell office:value-type="float" office:value="17" table:style-name="ce1">
            <text:p>17</text:p>
          </table:table-cell>
          <table:table-cell office:value-type="float" office:value="101.19" table:style-name="ce1">
            <text:p>101,19</text:p>
          </table:table-cell>
          <table:table-cell office:value-type="float" office:value="9621.5300000000007" table:style-name="ce2">
            <text:p>9.621,53</text:p>
          </table:table-cell>
          <table:table-cell office:value-type="float" office:value="7" table:style-name="ce1">
            <text:p>7</text:p>
          </table:table-cell>
          <table:table-cell office:value-type="float" office:value="13.81" table:style-name="ce1">
            <text:p>13,81</text:p>
          </table:table-cell>
          <table:table-cell office:value-type="float" office:value="1353.34" table:style-name="ce2">
            <text:p>1.353,34</text:p>
          </table:table-cell>
          <table:table-cell office:value-type="float" office:value="1" table:style-name="ce1">
            <text:p>1</text:p>
          </table:table-cell>
          <table:table-cell office:value-type="float" office:value="5.65" table:style-name="ce1">
            <text:p>5,65</text:p>
          </table:table-cell>
          <table:table-cell office:value-type="float" office:value="494" table:style-name="ce1">
            <text:p>494</text:p>
          </table:table-cell>
          <table:table-cell office:value-type="float" office:value="22" table:style-name="ce1">
            <text:p>22</text:p>
          </table:table-cell>
          <table:table-cell office:value-type="float" office:value="15.24" table:style-name="ce1">
            <text:p>15,24</text:p>
          </table:table-cell>
          <table:table-cell office:value-type="float" office:value="1554.2" table:style-name="ce2">
            <text:p>1.554,2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42" table:style-name="ce1">
            <text:p>2,42</text:p>
          </table:table-cell>
          <table:table-cell office:value-type="float" office:value="286.14999999999998" table:style-name="ce1">
            <text:p>286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2.01" table:style-name="ce1">
            <text:p>162,01</text:p>
          </table:table-cell>
          <table:table-cell office:value-type="float" office:value="12402.81" table:style-name="ce2">
            <text:p>12.402,81</text:p>
          </table:table-cell>
          <table:table-cell office:value-type="float" office:value="2" table:style-name="ce1">
            <text:p>2</text:p>
          </table:table-cell>
          <table:table-cell office:value-type="float" office:value="40.49" table:style-name="ce1">
            <text:p>40,49</text:p>
          </table:table-cell>
          <table:table-cell office:value-type="float" office:value="3009.5" table:style-name="ce2">
            <text:p>3.009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766.25" table:style-name="ce1">
            <text:p>766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80" table:style-name="ce3">
            <text:p>3.380</text:p>
          </table:table-cell>
          <table:table-cell office:value-type="float" office:value="828.86" table:style-name="ce1">
            <text:p>828,86</text:p>
          </table:table-cell>
          <table:table-cell office:value-type="float" office:value="84705.08" table:style-name="ce2">
            <text:p>84.705,08</text:p>
          </table:table-cell>
          <table:table-cell office:value-type="float" office:value="19844" table:style-name="ce3">
            <text:p>19.844</text:p>
          </table:table-cell>
          <table:table-cell office:value-type="float" office:value="6774.39" table:style-name="ce2">
            <text:p>6.774,39</text:p>
          </table:table-cell>
          <table:table-cell office:value-type="float" office:value="690720.22" table:style-name="ce2">
            <text:p>690.720,22</text:p>
          </table:table-cell>
          <table:table-cell office:value-type="float" office:value="7616" table:style-name="ce3">
            <text:p>7.616</text:p>
          </table:table-cell>
          <table:table-cell office:value-type="float" office:value="2801.62" table:style-name="ce2">
            <text:p>2.801,62</text:p>
          </table:table-cell>
          <table:table-cell office:value-type="float" office:value="284705.63" table:style-name="ce2">
            <text:p>284.705,63</text:p>
          </table:table-cell>
          <table:table-cell office:value-type="float" office:value="69444" table:style-name="ce3">
            <text:p>69.444</text:p>
          </table:table-cell>
          <table:table-cell office:value-type="float" office:value="27851.200000000001" table:style-name="ce2">
            <text:p>27.851,20</text:p>
          </table:table-cell>
          <table:table-cell office:value-type="float" office:value="2890435.8" table:style-name="ce2">
            <text:p>2.890.435,80</text:p>
          </table:table-cell>
          <table:table-cell office:value-type="float" office:value="16668" table:style-name="ce3">
            <text:p>16.668</text:p>
          </table:table-cell>
          <table:table-cell office:value-type="float" office:value="7725.86" table:style-name="ce2">
            <text:p>7.725,86</text:p>
          </table:table-cell>
          <table:table-cell office:value-type="float" office:value="782522.21" table:style-name="ce2">
            <text:p>782.522,21</text:p>
          </table:table-cell>
          <table:table-cell office:value-type="float" office:value="6912" table:style-name="ce3">
            <text:p>6.912</text:p>
          </table:table-cell>
          <table:table-cell office:value-type="float" office:value="2624.12" table:style-name="ce2">
            <text:p>2.624,12</text:p>
          </table:table-cell>
          <table:table-cell office:value-type="float" office:value="267239.03999999998" table:style-name="ce2">
            <text:p>267.239,04</text:p>
          </table:table-cell>
          <table:table-cell office:value-type="float" office:value="15985" table:style-name="ce3">
            <text:p>15.985</text:p>
          </table:table-cell>
          <table:table-cell office:value-type="float" office:value="7049.25" table:style-name="ce2">
            <text:p>7.049,25</text:p>
          </table:table-cell>
          <table:table-cell office:value-type="float" office:value="710051.52" table:style-name="ce2">
            <text:p>710.051,52</text:p>
          </table:table-cell>
          <table:table-cell office:value-type="float" office:value="11057" table:style-name="ce3">
            <text:p>11.057</text:p>
          </table:table-cell>
          <table:table-cell office:value-type="float" office:value="3888.16" table:style-name="ce2">
            <text:p>3.888,16</text:p>
          </table:table-cell>
          <table:table-cell office:value-type="float" office:value="395112.12" table:style-name="ce2">
            <text:p>395.112,12</text:p>
          </table:table-cell>
          <table:table-cell office:value-type="float" office:value="8896" table:style-name="ce3">
            <text:p>8.896</text:p>
          </table:table-cell>
          <table:table-cell office:value-type="float" office:value="3166.95" table:style-name="ce2">
            <text:p>3.166,95</text:p>
          </table:table-cell>
          <table:table-cell office:value-type="float" office:value="321768.23" table:style-name="ce2">
            <text:p>321.768,23</text:p>
          </table:table-cell>
          <table:table-cell office:value-type="float" office:value="25253" table:style-name="ce3">
            <text:p>25.253</text:p>
          </table:table-cell>
          <table:table-cell office:value-type="float" office:value="8081.79" table:style-name="ce2">
            <text:p>8.081,79</text:p>
          </table:table-cell>
          <table:table-cell office:value-type="float" office:value="817716.59" table:style-name="ce2">
            <text:p>817.716,59</text:p>
          </table:table-cell>
          <table:table-cell office:value-type="float" office:value="11467" table:style-name="ce3">
            <text:p>11.467</text:p>
          </table:table-cell>
          <table:table-cell office:value-type="float" office:value="3613.54" table:style-name="ce2">
            <text:p>3.613,54</text:p>
          </table:table-cell>
          <table:table-cell office:value-type="float" office:value="367447.77" table:style-name="ce2">
            <text:p>367.447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5.4" table:style-name="ce1">
            <text:p>25,4</text:p>
          </table:table-cell>
          <table:table-cell office:value-type="float" office:value="2524.6" table:style-name="ce2">
            <text:p>2.524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12.03" table:style-name="ce1">
            <text:p>112,03</text:p>
          </table:table-cell>
          <table:table-cell office:value-type="float" office:value="14857.59" table:style-name="ce2">
            <text:p>14.857,59</text:p>
          </table:table-cell>
          <table:table-cell office:value-type="float" office:value="4202" table:style-name="ce3">
            <text:p>4.202</text:p>
          </table:table-cell>
          <table:table-cell office:value-type="float" office:value="13361.32" table:style-name="ce2">
            <text:p>13.361,32</text:p>
          </table:table-cell>
          <table:table-cell office:value-type="float" office:value="1512056.7" table:style-name="ce2">
            <text:p>1.512.056,70</text:p>
          </table:table-cell>
          <table:table-cell office:value-type="float" office:value="1125" table:style-name="ce3">
            <text:p>1.125</text:p>
          </table:table-cell>
          <table:table-cell office:value-type="float" office:value="3723.49" table:style-name="ce2">
            <text:p>3.723,49</text:p>
          </table:table-cell>
          <table:table-cell office:value-type="float" office:value="429687.75" table:style-name="ce2">
            <text:p>429.687,75</text:p>
          </table:table-cell>
          <table:table-cell office:value-type="float" office:value="69" table:style-name="ce1">
            <text:p>69</text:p>
          </table:table-cell>
          <table:table-cell office:value-type="float" office:value="148.58000000000001" table:style-name="ce1">
            <text:p>148,58</text:p>
          </table:table-cell>
          <table:table-cell office:value-type="float" office:value="17572.419999999998" table:style-name="ce2">
            <text:p>17.572,42</text:p>
          </table:table-cell>
          <table:table-cell office:value-type="float" office:value="128" table:style-name="ce1">
            <text:p>128</text:p>
          </table:table-cell>
          <table:table-cell office:value-type="float" office:value="311.08999999999997" table:style-name="ce1">
            <text:p>311,09</text:p>
          </table:table-cell>
          <table:table-cell office:value-type="float" office:value="34818.89" table:style-name="ce2">
            <text:p>34.818,89</text:p>
          </table:table-cell>
          <table:table-cell office:value-type="float" office:value="352" table:style-name="ce1">
            <text:p>352</text:p>
          </table:table-cell>
          <table:table-cell office:value-type="float" office:value="854.03" table:style-name="ce1">
            <text:p>854,03</text:p>
          </table:table-cell>
          <table:table-cell office:value-type="float" office:value="96864.58" table:style-name="ce2">
            <text:p>96.864,58</text:p>
          </table:table-cell>
          <table:table-cell office:value-type="float" office:value="50" table:style-name="ce1">
            <text:p>50</text:p>
          </table:table-cell>
          <table:table-cell office:value-type="float" office:value="130.29" table:style-name="ce1">
            <text:p>130,29</text:p>
          </table:table-cell>
          <table:table-cell office:value-type="float" office:value="14481.73" table:style-name="ce2">
            <text:p>14.481,73</text:p>
          </table:table-cell>
          <table:table-cell office:value-type="float" office:value="34" table:style-name="ce1">
            <text:p>34</text:p>
          </table:table-cell>
          <table:table-cell office:value-type="float" office:value="79.819999999999993" table:style-name="ce1">
            <text:p>79,82</text:p>
          </table:table-cell>
          <table:table-cell office:value-type="float" office:value="8905.74" table:style-name="ce2">
            <text:p>8.905,74</text:p>
          </table:table-cell>
          <table:table-cell office:value-type="float" office:value="83" table:style-name="ce1">
            <text:p>83</text:p>
          </table:table-cell>
          <table:table-cell office:value-type="float" office:value="105.13" table:style-name="ce1">
            <text:p>105,13</text:p>
          </table:table-cell>
          <table:table-cell office:value-type="float" office:value="12586.49" table:style-name="ce2">
            <text:p>12.586,4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435.89" table:style-name="ce1">
            <text:p>435,89</text:p>
          </table:table-cell>
          <table:table-cell office:value-type="float" office:value="44281.61" table:style-name="ce2">
            <text:p>44.281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16" table:style-name="ce1">
            <text:p>6,16</text:p>
          </table:table-cell>
          <table:table-cell office:value-type="float" office:value="812.23" table:style-name="ce1">
            <text:p>812,23</text:p>
          </table:table-cell>
          <table:table-cell office:value-type="float" office:value="23" table:style-name="ce1">
            <text:p>23</text:p>
          </table:table-cell>
          <table:table-cell office:value-type="float" office:value="156.24" table:style-name="ce1">
            <text:p>156,24</text:p>
          </table:table-cell>
          <table:table-cell office:value-type="float" office:value="16215.29" table:style-name="ce2">
            <text:p>16.215,29</text:p>
          </table:table-cell>
          <table:table-cell office:value-type="float" office:value="2" table:style-name="ce1">
            <text:p>2</text:p>
          </table:table-cell>
          <table:table-cell office:value-type="float" office:value="5.81" table:style-name="ce1">
            <text:p>5,81</text:p>
          </table:table-cell>
          <table:table-cell office:value-type="float" office:value="559.17999999999995" table:style-name="ce1">
            <text:p>559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6" table:style-name="ce1">
            <text:p>566</text:p>
          </table:table-cell>
          <table:table-cell office:value-type="float" office:value="2215.15" table:style-name="ce2">
            <text:p>2.215,15</text:p>
          </table:table-cell>
          <table:table-cell office:value-type="float" office:value="234543.6" table:style-name="ce2">
            <text:p>234.543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13" table:style-name="ce1">
            <text:p>313</text:p>
          </table:table-cell>
          <table:table-cell office:value-type="float" office:value="20.99" table:style-name="ce1">
            <text:p>20,99</text:p>
          </table:table-cell>
          <table:table-cell office:value-type="float" office:value="1303.26" table:style-name="ce2">
            <text:p>1.303,26</text:p>
          </table:table-cell>
          <table:table-cell office:value-type="float" office:value="540" table:style-name="ce1">
            <text:p>540</text:p>
          </table:table-cell>
          <table:table-cell office:value-type="float" office:value="72.11" table:style-name="ce1">
            <text:p>72,11</text:p>
          </table:table-cell>
          <table:table-cell office:value-type="float" office:value="3927.03" table:style-name="ce2">
            <text:p>3.927,03</text:p>
          </table:table-cell>
          <table:table-cell office:value-type="float" office:value="428" table:style-name="ce1">
            <text:p>428</text:p>
          </table:table-cell>
          <table:table-cell office:value-type="float" office:value="78.05" table:style-name="ce1">
            <text:p>78,05</text:p>
          </table:table-cell>
          <table:table-cell office:value-type="float" office:value="4079.17" table:style-name="ce2">
            <text:p>4.079,17</text:p>
          </table:table-cell>
          <table:table-cell office:value-type="float" office:value="386" table:style-name="ce1">
            <text:p>386</text:p>
          </table:table-cell>
          <table:table-cell office:value-type="float" office:value="146.94999999999999" table:style-name="ce1">
            <text:p>146,95</text:p>
          </table:table-cell>
          <table:table-cell office:value-type="float" office:value="13206.32" table:style-name="ce2">
            <text:p>13.206,32</text:p>
          </table:table-cell>
          <table:table-cell office:value-type="float" office:value="909" table:style-name="ce1">
            <text:p>909</text:p>
          </table:table-cell>
          <table:table-cell office:value-type="float" office:value="174.35" table:style-name="ce1">
            <text:p>174,35</text:p>
          </table:table-cell>
          <table:table-cell office:value-type="float" office:value="9179.19" table:style-name="ce2">
            <text:p>9.179,19</text:p>
          </table:table-cell>
          <table:table-cell office:value-type="float" office:value="424" table:style-name="ce1">
            <text:p>424</text:p>
          </table:table-cell>
          <table:table-cell office:value-type="float" office:value="64.260000000000005" table:style-name="ce1">
            <text:p>64,26</text:p>
          </table:table-cell>
          <table:table-cell office:value-type="float" office:value="3417.04" table:style-name="ce2">
            <text:p>3.417,04</text:p>
          </table:table-cell>
          <table:table-cell office:value-type="float" office:value="383" table:style-name="ce1">
            <text:p>383</text:p>
          </table:table-cell>
          <table:table-cell office:value-type="float" office:value="78.67" table:style-name="ce1">
            <text:p>78,67</text:p>
          </table:table-cell>
          <table:table-cell office:value-type="float" office:value="4116.83" table:style-name="ce2">
            <text:p>4.116,83</text:p>
          </table:table-cell>
          <table:table-cell office:value-type="float" office:value="414" table:style-name="ce1">
            <text:p>414</text:p>
          </table:table-cell>
          <table:table-cell office:value-type="float" office:value="63.39" table:style-name="ce1">
            <text:p>63,39</text:p>
          </table:table-cell>
          <table:table-cell office:value-type="float" office:value="3195.05" table:style-name="ce2">
            <text:p>3.195,05</text:p>
          </table:table-cell>
          <table:table-cell office:value-type="float" office:value="266" table:style-name="ce1">
            <text:p>266</text:p>
          </table:table-cell>
          <table:table-cell office:value-type="float" office:value="45.11" table:style-name="ce1">
            <text:p>45,11</text:p>
          </table:table-cell>
          <table:table-cell office:value-type="float" office:value="2289.3000000000002" table:style-name="ce2">
            <text:p>2.289,30</text:p>
          </table:table-cell>
          <table:table-cell office:value-type="float" office:value="729" table:style-name="ce1">
            <text:p>729</text:p>
          </table:table-cell>
          <table:table-cell office:value-type="float" office:value="113.37" table:style-name="ce1">
            <text:p>113,37</text:p>
          </table:table-cell>
          <table:table-cell office:value-type="float" office:value="6121.57" table:style-name="ce2">
            <text:p>6.121,57</text:p>
          </table:table-cell>
          <table:table-cell office:value-type="float" office:value="408" table:style-name="ce1">
            <text:p>408</text:p>
          </table:table-cell>
          <table:table-cell office:value-type="float" office:value="44.06" table:style-name="ce1">
            <text:p>44,06</text:p>
          </table:table-cell>
          <table:table-cell office:value-type="float" office:value="2397.2600000000002" table:style-name="ce2">
            <text:p>2.397,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52.2" table:style-name="ce1">
            <text:p>52,2</text:p>
          </table:table-cell>
          <table:table-cell office:value-type="float" office:value="5776.18" table:style-name="ce2">
            <text:p>5.776,18</text:p>
          </table:table-cell>
          <table:table-cell office:value-type="float" office:value="13" table:style-name="ce1">
            <text:p>13</text:p>
          </table:table-cell>
          <table:table-cell office:value-type="float" office:value="6.68" table:style-name="ce1">
            <text:p>6,68</text:p>
          </table:table-cell>
          <table:table-cell office:value-type="float" office:value="710.78" table:style-name="ce1">
            <text:p>710,78</text:p>
          </table:table-cell>
          <table:table-cell office:value-type="float" office:value="3" table:style-name="ce1">
            <text:p>3</text:p>
          </table:table-cell>
          <table:table-cell office:value-type="float" office:value="2.91" table:style-name="ce1">
            <text:p>2,91</text:p>
          </table:table-cell>
          <table:table-cell office:value-type="float" office:value="286.5" table:style-name="ce1">
            <text:p>286,5</text:p>
          </table:table-cell>
          <table:table-cell office:value-type="float" office:value="2" table:style-name="ce1">
            <text:p>2</text:p>
          </table:table-cell>
          <table:table-cell office:value-type="float" office:value="3.64" table:style-name="ce1">
            <text:p>3,64</text:p>
          </table:table-cell>
          <table:table-cell office:value-type="float" office:value="320.69" table:style-name="ce1">
            <text:p>320,69</text:p>
          </table:table-cell>
          <table:table-cell office:value-type="float" office:value="15" table:style-name="ce1">
            <text:p>15</text:p>
          </table:table-cell>
          <table:table-cell office:value-type="float" office:value="13.96" table:style-name="ce1">
            <text:p>13,96</text:p>
          </table:table-cell>
          <table:table-cell office:value-type="float" office:value="1751.04" table:style-name="ce2">
            <text:p>1.751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2352.2800000000002" table:style-name="ce2">
            <text:p>2.352,28</text:p>
          </table:table-cell>
          <table:table-cell office:value-type="float" office:value="6" table:style-name="ce1">
            <text:p>6</text:p>
          </table:table-cell>
          <table:table-cell office:value-type="float" office:value="0.59" table:style-name="ce1">
            <text:p>0,59</text:p>
          </table:table-cell>
          <table:table-cell office:value-type="float" office:value="206.39" table:style-name="ce1">
            <text:p>206,39</text:p>
          </table:table-cell>
          <table:table-cell office:value-type="float" office:value="1" table:style-name="ce1">
            <text:p>1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648.15" table:style-name="ce1">
            <text:p>648,15</text:p>
          </table:table-cell>
          <table:table-cell office:value-type="float" office:value="2" table:style-name="ce1">
            <text:p>2</text:p>
          </table:table-cell>
          <table:table-cell office:value-type="float" office:value="5.31" table:style-name="ce1">
            <text:p>5,31</text:p>
          </table:table-cell>
          <table:table-cell office:value-type="float" office:value="590.79999999999995" table:style-name="ce1">
            <text:p>590,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8" table:style-name="ce1">
            <text:p>98</text:p>
          </table:table-cell>
          <table:table-cell office:value-type="float" office:value="15.59" table:style-name="ce1">
            <text:p>15,59</text:p>
          </table:table-cell>
          <table:table-cell office:value-type="float" office:value="1315.3" table:style-name="ce2">
            <text:p>1.315,30</text:p>
          </table:table-cell>
          <table:table-cell office:value-type="float" office:value="952" table:style-name="ce1">
            <text:p>952</text:p>
          </table:table-cell>
          <table:table-cell office:value-type="float" office:value="308.17" table:style-name="ce1">
            <text:p>308,17</text:p>
          </table:table-cell>
          <table:table-cell office:value-type="float" office:value="26102.09" table:style-name="ce2">
            <text:p>26.102,09</text:p>
          </table:table-cell>
          <table:table-cell office:value-type="float" office:value="256" table:style-name="ce1">
            <text:p>256</text:p>
          </table:table-cell>
          <table:table-cell office:value-type="float" office:value="65.430000000000007" table:style-name="ce1">
            <text:p>65,43</text:p>
          </table:table-cell>
          <table:table-cell office:value-type="float" office:value="5480.36" table:style-name="ce2">
            <text:p>5.480,36</text:p>
          </table:table-cell>
          <table:table-cell office:value-type="float" office:value="927" table:style-name="ce1">
            <text:p>927</text:p>
          </table:table-cell>
          <table:table-cell office:value-type="float" office:value="469.54" table:style-name="ce1">
            <text:p>469,54</text:p>
          </table:table-cell>
          <table:table-cell office:value-type="float" office:value="42840.49" table:style-name="ce2">
            <text:p>42.840,49</text:p>
          </table:table-cell>
          <table:table-cell office:value-type="float" office:value="187" table:style-name="ce1">
            <text:p>187</text:p>
          </table:table-cell>
          <table:table-cell office:value-type="float" office:value="78.41" table:style-name="ce1">
            <text:p>78,41</text:p>
          </table:table-cell>
          <table:table-cell office:value-type="float" office:value="6607.09" table:style-name="ce2">
            <text:p>6.607,09</text:p>
          </table:table-cell>
          <table:table-cell office:value-type="float" office:value="199" table:style-name="ce1">
            <text:p>199</text:p>
          </table:table-cell>
          <table:table-cell office:value-type="float" office:value="44.41" table:style-name="ce1">
            <text:p>44,41</text:p>
          </table:table-cell>
          <table:table-cell office:value-type="float" office:value="3722.97" table:style-name="ce2">
            <text:p>3.722,97</text:p>
          </table:table-cell>
          <table:table-cell office:value-type="float" office:value="317" table:style-name="ce1">
            <text:p>317</text:p>
          </table:table-cell>
          <table:table-cell office:value-type="float" office:value="147.08000000000001" table:style-name="ce1">
            <text:p>147,08</text:p>
          </table:table-cell>
          <table:table-cell office:value-type="float" office:value="12588.27" table:style-name="ce2">
            <text:p>12.588,27</text:p>
          </table:table-cell>
          <table:table-cell office:value-type="float" office:value="24" table:style-name="ce1">
            <text:p>24</text:p>
          </table:table-cell>
          <table:table-cell office:value-type="float" office:value="7.73" table:style-name="ce1">
            <text:p>7,73</text:p>
          </table:table-cell>
          <table:table-cell office:value-type="float" office:value="648.45000000000005" table:style-name="ce1">
            <text:p>648,45</text:p>
          </table:table-cell>
          <table:table-cell office:value-type="float" office:value="87" table:style-name="ce1">
            <text:p>87</text:p>
          </table:table-cell>
          <table:table-cell office:value-type="float" office:value="30.73" table:style-name="ce1">
            <text:p>30,73</text:p>
          </table:table-cell>
          <table:table-cell office:value-type="float" office:value="2570.5500000000002" table:style-name="ce2">
            <text:p>2.570,55</text:p>
          </table:table-cell>
          <table:table-cell office:value-type="float" office:value="91" table:style-name="ce1">
            <text:p>91</text:p>
          </table:table-cell>
          <table:table-cell office:value-type="float" office:value="28.32" table:style-name="ce1">
            <text:p>28,32</text:p>
          </table:table-cell>
          <table:table-cell office:value-type="float" office:value="2364.92" table:style-name="ce2">
            <text:p>2.364,92</text:p>
          </table:table-cell>
          <table:table-cell office:value-type="float" office:value="243" table:style-name="ce1">
            <text:p>243</text:p>
          </table:table-cell>
          <table:table-cell office:value-type="float" office:value="74.040000000000006" table:style-name="ce1">
            <text:p>74,04</text:p>
          </table:table-cell>
          <table:table-cell office:value-type="float" office:value="6172.34" table:style-name="ce2">
            <text:p>6.172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1.51" table:style-name="ce1">
            <text:p>1,51</text:p>
          </table:table-cell>
          <table:table-cell office:value-type="float" office:value="310.83999999999997" table:style-name="ce1">
            <text:p>310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63" table:style-name="ce1">
            <text:p>3,63</text:p>
          </table:table-cell>
          <table:table-cell office:value-type="float" office:value="556.59" table:style-name="ce1">
            <text:p>556,59</text:p>
          </table:table-cell>
          <table:table-cell office:value-type="float" office:value="522" table:style-name="ce1">
            <text:p>522</text:p>
          </table:table-cell>
          <table:table-cell office:value-type="float" office:value="1196.82" table:style-name="ce2">
            <text:p>1.196,82</text:p>
          </table:table-cell>
          <table:table-cell office:value-type="float" office:value="138661.21" table:style-name="ce2">
            <text:p>138.661,21</text:p>
          </table:table-cell>
          <table:table-cell office:value-type="float" office:value="18" table:style-name="ce1">
            <text:p>18</text:p>
          </table:table-cell>
          <table:table-cell office:value-type="float" office:value="24.72" table:style-name="ce1">
            <text:p>24,72</text:p>
          </table:table-cell>
          <table:table-cell office:value-type="float" office:value="3464.39" table:style-name="ce2">
            <text:p>3.464,39</text:p>
          </table:table-cell>
          <table:table-cell office:value-type="float" office:value="4" table:style-name="ce1">
            <text:p>4</text:p>
          </table:table-cell>
          <table:table-cell office:value-type="float" office:value="0.84" table:style-name="ce1">
            <text:p>0,84</text:p>
          </table:table-cell>
          <table:table-cell office:value-type="float" office:value="258.42" table:style-name="ce1">
            <text:p>258,42</text:p>
          </table:table-cell>
          <table:table-cell office:value-type="float" office:value="57" table:style-name="ce1">
            <text:p>57</text:p>
          </table:table-cell>
          <table:table-cell office:value-type="float" office:value="68.19" table:style-name="ce1">
            <text:p>68,19</text:p>
          </table:table-cell>
          <table:table-cell office:value-type="float" office:value="9272.67" table:style-name="ce2">
            <text:p>9.272,67</text:p>
          </table:table-cell>
          <table:table-cell office:value-type="float" office:value="51" table:style-name="ce1">
            <text:p>51</text:p>
          </table:table-cell>
          <table:table-cell office:value-type="float" office:value="23.14" table:style-name="ce1">
            <text:p>23,14</text:p>
          </table:table-cell>
          <table:table-cell office:value-type="float" office:value="3059.32" table:style-name="ce2">
            <text:p>3.059,32</text:p>
          </table:table-cell>
          <table:table-cell office:value-type="float" office:value="1" table:style-name="ce1">
            <text:p>1</text:p>
          </table:table-cell>
          <table:table-cell office:value-type="float" office:value="3.3" table:style-name="ce1">
            <text:p>3,3</text:p>
          </table:table-cell>
          <table:table-cell office:value-type="float" office:value="308.2" table:style-name="ce1">
            <text:p>308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.24" table:style-name="ce1">
            <text:p>6,24</text:p>
          </table:table-cell>
          <table:table-cell office:value-type="float" office:value="767.35" table:style-name="ce1">
            <text:p>767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75" table:style-name="ce1">
            <text:p>6,75</text:p>
          </table:table-cell>
          <table:table-cell office:value-type="float" office:value="565.28" table:style-name="ce1">
            <text:p>565,28</text:p>
          </table:table-cell>
          <table:table-cell office:value-type="float" office:value="1" table:style-name="ce1">
            <text:p>1</text:p>
          </table:table-cell>
          <table:table-cell office:value-type="float" office:value="12.88" table:style-name="ce1">
            <text:p>12,88</text:p>
          </table:table-cell>
          <table:table-cell office:value-type="float" office:value="1027.05" table:style-name="ce2">
            <text:p>1.027,05</text:p>
          </table:table-cell>
          <table:table-cell office:value-type="float" office:value="6" table:style-name="ce1">
            <text:p>6</text:p>
          </table:table-cell>
          <table:table-cell office:value-type="float" office:value="34.770000000000003" table:style-name="ce1">
            <text:p>34,77</text:p>
          </table:table-cell>
          <table:table-cell office:value-type="float" office:value="3749.57" table:style-name="ce2">
            <text:p>3.749,57</text:p>
          </table:table-cell>
          <table:table-cell office:value-type="float" office:value="25" table:style-name="ce1">
            <text:p>25</text:p>
          </table:table-cell>
          <table:table-cell office:value-type="float" office:value="365.48" table:style-name="ce1">
            <text:p>365,48</text:p>
          </table:table-cell>
          <table:table-cell office:value-type="float" office:value="32131.32" table:style-name="ce2">
            <text:p>32.131,32</text:p>
          </table:table-cell>
          <table:table-cell office:value-type="float" office:value="1" table:style-name="ce1">
            <text:p>1</text:p>
          </table:table-cell>
          <table:table-cell office:value-type="float" office:value="7.54" table:style-name="ce1">
            <text:p>7,54</text:p>
          </table:table-cell>
          <table:table-cell office:value-type="float" office:value="623.67999999999995" table:style-name="ce1">
            <text:p>623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834.99" table:style-name="ce1">
            <text:p>834,99</text:p>
          </table:table-cell>
          <table:table-cell office:value-type="float" office:value="76527.039999999994" table:style-name="ce2">
            <text:p>76.527,0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78.84" table:style-name="ce1">
            <text:p>178,84</text:p>
          </table:table-cell>
          <table:table-cell office:value-type="float" office:value="14415.43" table:style-name="ce2">
            <text:p>14.415,43</text:p>
          </table:table-cell>
          <table:table-cell office:value-type="float" office:value="5" table:style-name="ce1">
            <text:p>5</text:p>
          </table:table-cell>
          <table:table-cell office:value-type="float" office:value="13.32" table:style-name="ce1">
            <text:p>13,32</text:p>
          </table:table-cell>
          <table:table-cell office:value-type="float" office:value="1203.3499999999999" table:style-name="ce2">
            <text:p>1.203,35</text:p>
          </table:table-cell>
          <table:table-cell office:value-type="float" office:value="2" table:style-name="ce1">
            <text:p>2</text:p>
          </table:table-cell>
          <table:table-cell office:value-type="float" office:value="19.03" table:style-name="ce1">
            <text:p>19,03</text:p>
          </table:table-cell>
          <table:table-cell office:value-type="float" office:value="1441.88" table:style-name="ce2">
            <text:p>1.441,88</text:p>
          </table:table-cell>
          <table:table-cell office:value-type="float" office:value="5" table:style-name="ce1">
            <text:p>5</text:p>
          </table:table-cell>
          <table:table-cell office:value-type="float" office:value="11.91" table:style-name="ce1">
            <text:p>11,91</text:p>
          </table:table-cell>
          <table:table-cell office:value-type="float" office:value="984.89" table:style-name="ce1">
            <text:p>984,89</text:p>
          </table:table-cell>
          <table:table-cell office:value-type="float" office:value="1" table:style-name="ce1">
            <text:p>1</text:p>
          </table:table-cell>
          <table:table-cell office:value-type="float" office:value="0.78" table:style-name="ce1">
            <text:p>0,78</text:p>
          </table:table-cell>
          <table:table-cell office:value-type="float" office:value="72.790000000000006" table:style-name="ce1">
            <text:p>72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36" table:style-name="ce1">
            <text:p>1,36</text:p>
          </table:table-cell>
          <table:table-cell office:value-type="float" office:value="141.22999999999999" table:style-name="ce1">
            <text:p>141,2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6" table:style-name="ce1">
            <text:p>3,6</text:p>
          </table:table-cell>
          <table:table-cell office:value-type="float" office:value="324.56" table:style-name="ce1">
            <text:p>324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31" table:style-name="ce1">
            <text:p>3,31</text:p>
          </table:table-cell>
          <table:table-cell office:value-type="float" office:value="286.83999999999997" table:style-name="ce1">
            <text:p>286,84</text:p>
          </table:table-cell>
          <table:table-cell office:value-type="float" office:value="4" table:style-name="ce1">
            <text:p>4</text:p>
          </table:table-cell>
          <table:table-cell office:value-type="float" office:value="7.67" table:style-name="ce1">
            <text:p>7,67</text:p>
          </table:table-cell>
          <table:table-cell office:value-type="float" office:value="598.64" table:style-name="ce1">
            <text:p>598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4" table:style-name="ce1">
            <text:p>0,24</text:p>
          </table:table-cell>
          <table:table-cell office:value-type="float" office:value="52.28" table:style-name="ce1">
            <text:p>52,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.35" table:style-name="ce1">
            <text:p>9,35</text:p>
          </table:table-cell>
          <table:table-cell office:value-type="float" office:value="884.2" table:style-name="ce1">
            <text:p>884,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6.82" table:style-name="ce1">
            <text:p>6,82</text:p>
          </table:table-cell>
          <table:table-cell office:value-type="float" office:value="345.97" table:style-name="ce1">
            <text:p>345,97</text:p>
          </table:table-cell>
          <table:table-cell office:value-type="float" office:value="43" table:style-name="ce1">
            <text:p>43</text:p>
          </table:table-cell>
          <table:table-cell office:value-type="float" office:value="14.05" table:style-name="ce1">
            <text:p>14,05</text:p>
          </table:table-cell>
          <table:table-cell office:value-type="float" office:value="774.93" table:style-name="ce1">
            <text:p>774,93</text:p>
          </table:table-cell>
          <table:table-cell office:value-type="float" office:value="404" table:style-name="ce1">
            <text:p>404</text:p>
          </table:table-cell>
          <table:table-cell office:value-type="float" office:value="206.35" table:style-name="ce1">
            <text:p>206,35</text:p>
          </table:table-cell>
          <table:table-cell office:value-type="float" office:value="19350.98" table:style-name="ce2">
            <text:p>19.350,98</text:p>
          </table:table-cell>
          <table:table-cell office:value-type="float" office:value="50" table:style-name="ce1">
            <text:p>50</text:p>
          </table:table-cell>
          <table:table-cell office:value-type="float" office:value="20.74" table:style-name="ce1">
            <text:p>20,74</text:p>
          </table:table-cell>
          <table:table-cell office:value-type="float" office:value="1116.8800000000001" table:style-name="ce2">
            <text:p>1.116,88</text:p>
          </table:table-cell>
          <table:table-cell office:value-type="float" office:value="30" table:style-name="ce1">
            <text:p>30</text:p>
          </table:table-cell>
          <table:table-cell office:value-type="float" office:value="10.19" table:style-name="ce1">
            <text:p>10,19</text:p>
          </table:table-cell>
          <table:table-cell office:value-type="float" office:value="550.4" table:style-name="ce1">
            <text:p>550,4</text:p>
          </table:table-cell>
          <table:table-cell office:value-type="float" office:value="348" table:style-name="ce1">
            <text:p>348</text:p>
          </table:table-cell>
          <table:table-cell office:value-type="float" office:value="112.95" table:style-name="ce1">
            <text:p>112,95</text:p>
          </table:table-cell>
          <table:table-cell office:value-type="float" office:value="6209.87" table:style-name="ce2">
            <text:p>6.209,87</text:p>
          </table:table-cell>
          <table:table-cell office:value-type="float" office:value="31" table:style-name="ce1">
            <text:p>31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443.03" table:style-name="ce1">
            <text:p>443,03</text:p>
          </table:table-cell>
          <table:table-cell office:value-type="float" office:value="18" table:style-name="ce1">
            <text:p>18</text:p>
          </table:table-cell>
          <table:table-cell office:value-type="float" office:value="2.84" table:style-name="ce1">
            <text:p>2,84</text:p>
          </table:table-cell>
          <table:table-cell office:value-type="float" office:value="152.72" table:style-name="ce1">
            <text:p>152,72</text:p>
          </table:table-cell>
          <table:table-cell office:value-type="float" office:value="4" table:style-name="ce1">
            <text:p>4</text:p>
          </table:table-cell>
          <table:table-cell office:value-type="float" office:value="2.13" table:style-name="ce1">
            <text:p>2,13</text:p>
          </table:table-cell>
          <table:table-cell office:value-type="float" office:value="122.52" table:style-name="ce1">
            <text:p>122,52</text:p>
          </table:table-cell>
          <table:table-cell office:value-type="float" office:value="48" table:style-name="ce1">
            <text:p>48</text:p>
          </table:table-cell>
          <table:table-cell office:value-type="float" office:value="7.21" table:style-name="ce1">
            <text:p>7,21</text:p>
          </table:table-cell>
          <table:table-cell office:value-type="float" office:value="406.6" table:style-name="ce1">
            <text:p>406,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68" table:style-name="ce1">
            <text:p>0,68</text:p>
          </table:table-cell>
          <table:table-cell office:value-type="float" office:value="32.4" table:style-name="ce1">
            <text:p>32,4</text:p>
          </table:table-cell>
          <table:table-cell office:value-type="float" office:value="58" table:style-name="ce1">
            <text:p>58</text:p>
          </table:table-cell>
          <table:table-cell office:value-type="float" office:value="15.73" table:style-name="ce1">
            <text:p>15,73</text:p>
          </table:table-cell>
          <table:table-cell office:value-type="float" office:value="854.26" table:style-name="ce1">
            <text:p>854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.5" table:style-name="ce1">
            <text:p>6,5</text:p>
          </table:table-cell>
          <table:table-cell office:value-type="float" office:value="348.34" table:style-name="ce1">
            <text:p>348,34</text:p>
          </table:table-cell>
          <table:table-cell office:value-type="float" office:value="98" table:style-name="ce1">
            <text:p>98</text:p>
          </table:table-cell>
          <table:table-cell office:value-type="float" office:value="25.43" table:style-name="ce1">
            <text:p>25,43</text:p>
          </table:table-cell>
          <table:table-cell office:value-type="float" office:value="1466.94" table:style-name="ce2">
            <text:p>1.466,94</text:p>
          </table:table-cell>
          <table:table-cell office:value-type="float" office:value="249" table:style-name="ce1">
            <text:p>249</text:p>
          </table:table-cell>
          <table:table-cell office:value-type="float" office:value="52.99" table:style-name="ce1">
            <text:p>52,99</text:p>
          </table:table-cell>
          <table:table-cell office:value-type="float" office:value="2864.76" table:style-name="ce2">
            <text:p>2.864,76</text:p>
          </table:table-cell>
          <table:table-cell office:value-type="float" office:value="63" table:style-name="ce1">
            <text:p>63</text:p>
          </table:table-cell>
          <table:table-cell office:value-type="float" office:value="29.91" table:style-name="ce1">
            <text:p>29,91</text:p>
          </table:table-cell>
          <table:table-cell office:value-type="float" office:value="1659.91" table:style-name="ce2">
            <text:p>1.659,91</text:p>
          </table:table-cell>
          <table:table-cell office:value-type="float" office:value="22" table:style-name="ce1">
            <text:p>22</text:p>
          </table:table-cell>
          <table:table-cell office:value-type="float" office:value="9.66" table:style-name="ce1">
            <text:p>9,66</text:p>
          </table:table-cell>
          <table:table-cell office:value-type="float" office:value="557.98" table:style-name="ce1">
            <text:p>557,98</text:p>
          </table:table-cell>
          <table:table-cell office:value-type="float" office:value="99" table:style-name="ce1">
            <text:p>99</text:p>
          </table:table-cell>
          <table:table-cell office:value-type="float" office:value="11.56" table:style-name="ce1">
            <text:p>11,56</text:p>
          </table:table-cell>
          <table:table-cell office:value-type="float" office:value="671.93" table:style-name="ce1">
            <text:p>671,93</text:p>
          </table:table-cell>
          <table:table-cell office:value-type="float" office:value="50" table:style-name="ce1">
            <text:p>50</text:p>
          </table:table-cell>
          <table:table-cell office:value-type="float" office:value="10.23" table:style-name="ce1">
            <text:p>10,23</text:p>
          </table:table-cell>
          <table:table-cell office:value-type="float" office:value="573.52" table:style-name="ce1">
            <text:p>573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772.49" table:style-name="ce1">
            <text:p>772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44" table:style-name="ce1">
            <text:p>2,44</text:p>
          </table:table-cell>
          <table:table-cell office:value-type="float" office:value="231.53" table:style-name="ce1">
            <text:p>231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.06" table:style-name="ce1">
            <text:p>3,06</text:p>
          </table:table-cell>
          <table:table-cell office:value-type="float" office:value="278.51" table:style-name="ce1">
            <text:p>278,51</text:p>
          </table:table-cell>
          <table:table-cell office:value-type="float" office:value="14" table:style-name="ce1">
            <text:p>14</text:p>
          </table:table-cell>
          <table:table-cell office:value-type="float" office:value="1.81" table:style-name="ce1">
            <text:p>1,81</text:p>
          </table:table-cell>
          <table:table-cell office:value-type="float" office:value="171.69" table:style-name="ce1">
            <text:p>171,69</text:p>
          </table:table-cell>
          <table:table-cell office:value-type="float" office:value="6" table:style-name="ce1">
            <text:p>6</text:p>
          </table:table-cell>
          <table:table-cell office:value-type="float" office:value="2.78" table:style-name="ce1">
            <text:p>2,78</text:p>
          </table:table-cell>
          <table:table-cell office:value-type="float" office:value="254.74" table:style-name="ce1">
            <text:p>254,74</text:p>
          </table:table-cell>
          <table:table-cell office:value-type="float" office:value="6" table:style-name="ce1">
            <text:p>6</text:p>
          </table:table-cell>
          <table:table-cell office:value-type="float" office:value="2.46" table:style-name="ce1">
            <text:p>2,46</text:p>
          </table:table-cell>
          <table:table-cell office:value-type="float" office:value="224.09" table:style-name="ce1">
            <text:p>224,09</text:p>
          </table:table-cell>
          <table:table-cell office:value-type="float" office:value="20" table:style-name="ce1">
            <text:p>20</text:p>
          </table:table-cell>
          <table:table-cell office:value-type="float" office:value="7.15" table:style-name="ce1">
            <text:p>7,15</text:p>
          </table:table-cell>
          <table:table-cell office:value-type="float" office:value="661.84" table:style-name="ce1">
            <text:p>661,84</text:p>
          </table:table-cell>
          <table:table-cell office:value-type="float" office:value="11" table:style-name="ce1">
            <text:p>11</text:p>
          </table:table-cell>
          <table:table-cell office:value-type="float" office:value="1.85" table:style-name="ce1">
            <text:p>1,85</text:p>
          </table:table-cell>
          <table:table-cell office:value-type="float" office:value="174.77" table:style-name="ce1">
            <text:p>174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45.49" table:style-name="ce1">
            <text:p>45,49</text:p>
          </table:table-cell>
          <table:table-cell office:value-type="float" office:value="3732.44" table:style-name="ce2">
            <text:p>3.732,44</text:p>
          </table:table-cell>
          <table:table-cell office:value-type="float" office:value="51" table:style-name="ce1">
            <text:p>51</text:p>
          </table:table-cell>
          <table:table-cell office:value-type="float" office:value="23.07" table:style-name="ce1">
            <text:p>23,07</text:p>
          </table:table-cell>
          <table:table-cell office:value-type="float" office:value="1877.19" table:style-name="ce2">
            <text:p>1.877,19</text:p>
          </table:table-cell>
          <table:table-cell office:value-type="float" office:value="12" table:style-name="ce1">
            <text:p>12</text:p>
          </table:table-cell>
          <table:table-cell office:value-type="float" office:value="6.72" table:style-name="ce1">
            <text:p>6,72</text:p>
          </table:table-cell>
          <table:table-cell office:value-type="float" office:value="588.91" table:style-name="ce1">
            <text:p>588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5.44" table:style-name="ce1">
            <text:p>35,44</text:p>
          </table:table-cell>
          <table:table-cell office:value-type="float" office:value="2879.41" table:style-name="ce2">
            <text:p>2.879,41</text:p>
          </table:table-cell>
          <table:table-cell office:value-type="float" office:value="266" table:style-name="ce1">
            <text:p>266</text:p>
          </table:table-cell>
          <table:table-cell office:value-type="float" office:value="76.959999999999994" table:style-name="ce1">
            <text:p>76,96</text:p>
          </table:table-cell>
          <table:table-cell office:value-type="float" office:value="6367.8" table:style-name="ce2">
            <text:p>6.367,80</text:p>
          </table:table-cell>
          <table:table-cell office:value-type="float" office:value="73" table:style-name="ce1">
            <text:p>73</text:p>
          </table:table-cell>
          <table:table-cell office:value-type="float" office:value="68.59" table:style-name="ce1">
            <text:p>68,59</text:p>
          </table:table-cell>
          <table:table-cell office:value-type="float" office:value="5617.9" table:style-name="ce2">
            <text:p>5.617,90</text:p>
          </table:table-cell>
          <table:table-cell office:value-type="float" office:value="26" table:style-name="ce1">
            <text:p>26</text:p>
          </table:table-cell>
          <table:table-cell office:value-type="float" office:value="17.72" table:style-name="ce1">
            <text:p>17,72</text:p>
          </table:table-cell>
          <table:table-cell office:value-type="float" office:value="1445.55" table:style-name="ce2">
            <text:p>1.445,55</text:p>
          </table:table-cell>
          <table:table-cell office:value-type="float" office:value="105" table:style-name="ce1">
            <text:p>105</text:p>
          </table:table-cell>
          <table:table-cell office:value-type="float" office:value="96.27" table:style-name="ce1">
            <text:p>96,27</text:p>
          </table:table-cell>
          <table:table-cell office:value-type="float" office:value="7893.87" table:style-name="ce2">
            <text:p>7.893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24.97" table:style-name="ce1">
            <text:p>24,97</text:p>
          </table:table-cell>
          <table:table-cell office:value-type="float" office:value="2301.06" table:style-name="ce2">
            <text:p>2.301,06</text:p>
          </table:table-cell>
          <table:table-cell office:value-type="float" office:value="40" table:style-name="ce1">
            <text:p>40</text:p>
          </table:table-cell>
          <table:table-cell office:value-type="float" office:value="26.68" table:style-name="ce1">
            <text:p>26,68</text:p>
          </table:table-cell>
          <table:table-cell office:value-type="float" office:value="2423.42" table:style-name="ce2">
            <text:p>2.423,42</text:p>
          </table:table-cell>
          <table:table-cell office:value-type="float" office:value="654" table:style-name="ce1">
            <text:p>654</text:p>
          </table:table-cell>
          <table:table-cell office:value-type="float" office:value="193.57" table:style-name="ce1">
            <text:p>193,57</text:p>
          </table:table-cell>
          <table:table-cell office:value-type="float" office:value="17943.310000000001" table:style-name="ce2">
            <text:p>17.943,31</text:p>
          </table:table-cell>
          <table:table-cell office:value-type="float" office:value="521" table:style-name="ce1">
            <text:p>521</text:p>
          </table:table-cell>
          <table:table-cell office:value-type="float" office:value="311.41000000000003" table:style-name="ce1">
            <text:p>311,41</text:p>
          </table:table-cell>
          <table:table-cell office:value-type="float" office:value="28697.73" table:style-name="ce2">
            <text:p>28.697,73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71" table:style-name="ce1">
            <text:p>71</text:p>
          </table:table-cell>
          <table:table-cell office:value-type="float" office:value="38.76" table:style-name="ce1">
            <text:p>38,76</text:p>
          </table:table-cell>
          <table:table-cell office:value-type="float" office:value="3533.92" table:style-name="ce2">
            <text:p>3.533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9" table:style-name="ce1">
            <text:p>319</text:p>
          </table:table-cell>
          <table:table-cell office:value-type="float" office:value="557.58000000000004" table:style-name="ce1">
            <text:p>557,58</text:p>
          </table:table-cell>
          <table:table-cell office:value-type="float" office:value="51517.41" table:style-name="ce2">
            <text:p>51.517,41</text:p>
          </table:table-cell>
          <table:table-cell office:value-type="float" office:value="121" table:style-name="ce1">
            <text:p>121</text:p>
          </table:table-cell>
          <table:table-cell office:value-type="float" office:value="22.15" table:style-name="ce1">
            <text:p>22,15</text:p>
          </table:table-cell>
          <table:table-cell office:value-type="float" office:value="2166.23" table:style-name="ce2">
            <text:p>2.166,23</text:p>
          </table:table-cell>
          <table:table-cell office:value-type="float" office:value="40" table:style-name="ce1">
            <text:p>40</text:p>
          </table:table-cell>
          <table:table-cell office:value-type="float" office:value="1.75" table:style-name="ce1">
            <text:p>1,75</text:p>
          </table:table-cell>
          <table:table-cell office:value-type="float" office:value="200.42" table:style-name="ce1">
            <text:p>200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51" table:style-name="ce1">
            <text:p>8,51</text:p>
          </table:table-cell>
          <table:table-cell office:value-type="float" office:value="748.47" table:style-name="ce1">
            <text:p>748,47</text:p>
          </table:table-cell>
          <table:table-cell office:value-type="float" office:value="241" table:style-name="ce1">
            <text:p>241</text:p>
          </table:table-cell>
          <table:table-cell office:value-type="float" office:value="479.43" table:style-name="ce1">
            <text:p>479,43</text:p>
          </table:table-cell>
          <table:table-cell office:value-type="float" office:value="49751.3" table:style-name="ce2">
            <text:p>49.751,30</text:p>
          </table:table-cell>
          <table:table-cell office:value-type="float" office:value="90" table:style-name="ce1">
            <text:p>90</text:p>
          </table:table-cell>
          <table:table-cell office:value-type="float" office:value="298.38" table:style-name="ce1">
            <text:p>298,38</text:p>
          </table:table-cell>
          <table:table-cell office:value-type="float" office:value="33494.43" table:style-name="ce2">
            <text:p>33.494,43</text:p>
          </table:table-cell>
          <table:table-cell office:value-type="float" office:value="1" table:style-name="ce1">
            <text:p>1</text:p>
          </table:table-cell>
          <table:table-cell office:value-type="float" office:value="5.08" table:style-name="ce1">
            <text:p>5,08</text:p>
          </table:table-cell>
          <table:table-cell office:value-type="float" office:value="493.79" table:style-name="ce1">
            <text:p>493,79</text:p>
          </table:table-cell>
          <table:table-cell office:value-type="float" office:value="22" table:style-name="ce1">
            <text:p>22</text:p>
          </table:table-cell>
          <table:table-cell office:value-type="float" office:value="71.540000000000006" table:style-name="ce1">
            <text:p>71,54</text:p>
          </table:table-cell>
          <table:table-cell office:value-type="float" office:value="6943.67" table:style-name="ce2">
            <text:p>6.943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6.56" table:style-name="ce1">
            <text:p>186,56</text:p>
          </table:table-cell>
          <table:table-cell office:value-type="float" office:value="15524.36" table:style-name="ce2">
            <text:p>15.524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4.33" table:style-name="ce1">
            <text:p>34,33</text:p>
          </table:table-cell>
          <table:table-cell office:value-type="float" office:value="3030.54" table:style-name="ce2">
            <text:p>3.030,5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2" table:style-name="ce1">
            <text:p>2</text:p>
          </table:table-cell>
          <table:table-cell office:value-type="float" office:value="0.17" table:style-name="ce1">
            <text:p>0,17</text:p>
          </table:table-cell>
          <table:table-cell office:value-type="float" office:value="16.18" table:style-name="ce1">
            <text:p>16,18</text:p>
          </table:table-cell>
          <table:table-cell office:value-type="float" office:value="2" table:style-name="ce1">
            <text:p>2</text:p>
          </table:table-cell>
          <table:table-cell office:value-type="float" office:value="0.62" table:style-name="ce1">
            <text:p>0,62</text:p>
          </table:table-cell>
          <table:table-cell office:value-type="float" office:value="72.14" table:style-name="ce1">
            <text:p>72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5.65" table:style-name="ce1">
            <text:p>15,65</text:p>
          </table:table-cell>
          <table:table-cell office:value-type="float" office:value="1376.68" table:style-name="ce2">
            <text:p>1.376,68</text:p>
          </table:table-cell>
          <table:table-cell office:value-type="float" office:value="20" table:style-name="ce1">
            <text:p>20</text:p>
          </table:table-cell>
          <table:table-cell office:value-type="float" office:value="7.24" table:style-name="ce1">
            <text:p>7,24</text:p>
          </table:table-cell>
          <table:table-cell office:value-type="float" office:value="965.27" table:style-name="ce1">
            <text:p>965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98" table:style-name="ce1">
            <text:p>0,98</text:p>
          </table:table-cell>
          <table:table-cell office:value-type="float" office:value="106.14" table:style-name="ce1">
            <text:p>106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307.79000000000002" table:style-name="ce1">
            <text:p>307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90.34" table:style-name="ce1">
            <text:p>90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7.67" table:style-name="ce1">
            <text:p>47,67</text:p>
          </table:table-cell>
          <table:table-cell office:value-type="float" office:value="1924.46" table:style-name="ce2">
            <text:p>1.924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3.73" table:style-name="ce1">
            <text:p>63,73</text:p>
          </table:table-cell>
          <table:table-cell office:value-type="float" office:value="2564.4" table:style-name="ce2">
            <text:p>2.564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40.26" table:style-name="ce1">
            <text:p>40,26</text:p>
          </table:table-cell>
          <table:table-cell office:value-type="float" office:value="3913.87" table:style-name="ce2">
            <text:p>3.913,87</text:p>
          </table:table-cell>
          <table:table-cell office:value-type="float" office:value="25" table:style-name="ce1">
            <text:p>25</text:p>
          </table:table-cell>
          <table:table-cell office:value-type="float" office:value="85.69" table:style-name="ce1">
            <text:p>85,69</text:p>
          </table:table-cell>
          <table:table-cell office:value-type="float" office:value="9212.9" table:style-name="ce2">
            <text:p>9.212,90</text:p>
          </table:table-cell>
          <table:table-cell office:value-type="float" office:value="30" table:style-name="ce1">
            <text:p>30</text:p>
          </table:table-cell>
          <table:table-cell office:value-type="float" office:value="359.31" table:style-name="ce1">
            <text:p>359,31</text:p>
          </table:table-cell>
          <table:table-cell office:value-type="float" office:value="25042.400000000001" table:style-name="ce2">
            <text:p>25.042,40</text:p>
          </table:table-cell>
          <table:table-cell office:value-type="float" office:value="480" table:style-name="ce1">
            <text:p>480</text:p>
          </table:table-cell>
          <table:table-cell office:value-type="float" office:value="2300.88" table:style-name="ce2">
            <text:p>2.300,88</text:p>
          </table:table-cell>
          <table:table-cell office:value-type="float" office:value="196146.91" table:style-name="ce2">
            <text:p>196.146,91</text:p>
          </table:table-cell>
          <table:table-cell office:value-type="float" office:value="70" table:style-name="ce1">
            <text:p>70</text:p>
          </table:table-cell>
          <table:table-cell office:value-type="float" office:value="495.72" table:style-name="ce1">
            <text:p>495,72</text:p>
          </table:table-cell>
          <table:table-cell office:value-type="float" office:value="44053.8" table:style-name="ce2">
            <text:p>44.053,80</text:p>
          </table:table-cell>
          <table:table-cell office:value-type="float" office:value="219" table:style-name="ce1">
            <text:p>219</text:p>
          </table:table-cell>
          <table:table-cell office:value-type="float" office:value="862.01" table:style-name="ce1">
            <text:p>862,01</text:p>
          </table:table-cell>
          <table:table-cell office:value-type="float" office:value="69628.88" table:style-name="ce2">
            <text:p>69.628,88</text:p>
          </table:table-cell>
          <table:table-cell office:value-type="float" office:value="85" table:style-name="ce1">
            <text:p>85</text:p>
          </table:table-cell>
          <table:table-cell office:value-type="float" office:value="2799.77" table:style-name="ce2">
            <text:p>2.799,77</text:p>
          </table:table-cell>
          <table:table-cell office:value-type="float" office:value="215072.88" table:style-name="ce2">
            <text:p>215.072,88</text:p>
          </table:table-cell>
          <table:table-cell office:value-type="float" office:value="279" table:style-name="ce1">
            <text:p>279</text:p>
          </table:table-cell>
          <table:table-cell office:value-type="float" office:value="6249.26" table:style-name="ce2">
            <text:p>6.249,26</text:p>
          </table:table-cell>
          <table:table-cell office:value-type="float" office:value="490649.37" table:style-name="ce2">
            <text:p>490.649,37</text:p>
          </table:table-cell>
          <table:table-cell office:value-type="float" office:value="46" table:style-name="ce1">
            <text:p>46</text:p>
          </table:table-cell>
          <table:table-cell office:value-type="float" office:value="211.89" table:style-name="ce1">
            <text:p>211,89</text:p>
          </table:table-cell>
          <table:table-cell office:value-type="float" office:value="16767.27" table:style-name="ce2">
            <text:p>16.767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3" table:style-name="ce1">
            <text:p>353</text:p>
          </table:table-cell>
          <table:table-cell office:value-type="float" office:value="8798.0300000000007" table:style-name="ce2">
            <text:p>8.798,03</text:p>
          </table:table-cell>
          <table:table-cell office:value-type="float" office:value="629574.66" table:style-name="ce2">
            <text:p>629.574,66</text:p>
          </table:table-cell>
          <table:table-cell office:value-type="float" office:value="2" table:style-name="ce1">
            <text:p>2</text:p>
          </table:table-cell>
          <table:table-cell office:value-type="float" office:value="7.42" table:style-name="ce1">
            <text:p>7,42</text:p>
          </table:table-cell>
          <table:table-cell office:value-type="float" office:value="888.19" table:style-name="ce1">
            <text:p>888,19</text:p>
          </table:table-cell>
          <table:table-cell office:value-type="float" office:value="24" table:style-name="ce1">
            <text:p>24</text:p>
          </table:table-cell>
          <table:table-cell office:value-type="float" office:value="2476.79" table:style-name="ce2">
            <text:p>2.476,79</text:p>
          </table:table-cell>
          <table:table-cell office:value-type="float" office:value="145766.23000000001" table:style-name="ce2">
            <text:p>145.766,23</text:p>
          </table:table-cell>
          <table:table-cell office:value-type="float" office:value="26" table:style-name="ce1">
            <text:p>26</text:p>
          </table:table-cell>
          <table:table-cell office:value-type="float" office:value="1096.3800000000001" table:style-name="ce2">
            <text:p>1.096,38</text:p>
          </table:table-cell>
          <table:table-cell office:value-type="float" office:value="87316.12" table:style-name="ce2">
            <text:p>87.316,12</text:p>
          </table:table-cell>
          <table:table-cell office:value-type="float" office:value="7" table:style-name="ce1">
            <text:p>7</text:p>
          </table:table-cell>
          <table:table-cell office:value-type="float" office:value="333.11" table:style-name="ce1">
            <text:p>333,11</text:p>
          </table:table-cell>
          <table:table-cell office:value-type="float" office:value="23042.47" table:style-name="ce2">
            <text:p>23.042,47</text:p>
          </table:table-cell>
          <table:table-cell office:value-type="float" office:value="49" table:style-name="ce1">
            <text:p>49</text:p>
          </table:table-cell>
          <table:table-cell office:value-type="float" office:value="674.99" table:style-name="ce1">
            <text:p>674,99</text:p>
          </table:table-cell>
          <table:table-cell office:value-type="float" office:value="50831.75" table:style-name="ce2">
            <text:p>50.831,75</text:p>
          </table:table-cell>
          <table:table-cell office:value-type="float" office:value="36" table:style-name="ce1">
            <text:p>36</text:p>
          </table:table-cell>
          <table:table-cell office:value-type="float" office:value="5212.37" table:style-name="ce2">
            <text:p>5.212,37</text:p>
          </table:table-cell>
          <table:table-cell office:value-type="float" office:value="351795.86" table:style-name="ce2">
            <text:p>351.795,86</text:p>
          </table:table-cell>
          <table:table-cell office:value-type="float" office:value="24" table:style-name="ce1">
            <text:p>24</text:p>
          </table:table-cell>
          <table:table-cell office:value-type="float" office:value="2287.63" table:style-name="ce2">
            <text:p>2.287,63</text:p>
          </table:table-cell>
          <table:table-cell office:value-type="float" office:value="156207.75" table:style-name="ce2">
            <text:p>156.207,75</text:p>
          </table:table-cell>
          <table:table-cell office:value-type="float" office:value="34" table:style-name="ce1">
            <text:p>34</text:p>
          </table:table-cell>
          <table:table-cell office:value-type="float" office:value="213.36" table:style-name="ce1">
            <text:p>213,36</text:p>
          </table:table-cell>
          <table:table-cell office:value-type="float" office:value="16204.69" table:style-name="ce2">
            <text:p>16.204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4" table:style-name="ce1">
            <text:p>184</text:p>
          </table:table-cell>
          <table:table-cell office:value-type="float" office:value="278.08" table:style-name="ce1">
            <text:p>278,08</text:p>
          </table:table-cell>
          <table:table-cell office:value-type="float" office:value="34529.660000000003" table:style-name="ce2">
            <text:p>34.529,66</text:p>
          </table:table-cell>
          <table:table-cell office:value-type="float" office:value="770" table:style-name="ce1">
            <text:p>770</text:p>
          </table:table-cell>
          <table:table-cell office:value-type="float" office:value="745.82" table:style-name="ce1">
            <text:p>745,82</text:p>
          </table:table-cell>
          <table:table-cell office:value-type="float" office:value="83202.23" table:style-name="ce2">
            <text:p>83.202,23</text:p>
          </table:table-cell>
          <table:table-cell office:value-type="float" office:value="454" table:style-name="ce1">
            <text:p>454</text:p>
          </table:table-cell>
          <table:table-cell office:value-type="float" office:value="1435.66" table:style-name="ce2">
            <text:p>1.435,66</text:p>
          </table:table-cell>
          <table:table-cell office:value-type="float" office:value="175956.25" table:style-name="ce2">
            <text:p>175.956,25</text:p>
          </table:table-cell>
          <table:table-cell office:value-type="float" office:value="1353" table:style-name="ce3">
            <text:p>1.353</text:p>
          </table:table-cell>
          <table:table-cell office:value-type="float" office:value="18056.8" table:style-name="ce2">
            <text:p>18.056,80</text:p>
          </table:table-cell>
          <table:table-cell office:value-type="float" office:value="1918617.94" table:style-name="ce2">
            <text:p>1.918.617,94</text:p>
          </table:table-cell>
          <table:table-cell office:value-type="float" office:value="1626" table:style-name="ce3">
            <text:p>1.626</text:p>
          </table:table-cell>
          <table:table-cell office:value-type="float" office:value="9463.83" table:style-name="ce2">
            <text:p>9.463,83</text:p>
          </table:table-cell>
          <table:table-cell office:value-type="float" office:value="1114620.76" table:style-name="ce2">
            <text:p>1.114.620,76</text:p>
          </table:table-cell>
          <table:table-cell office:value-type="float" office:value="660" table:style-name="ce1">
            <text:p>660</text:p>
          </table:table-cell>
          <table:table-cell office:value-type="float" office:value="1986.58" table:style-name="ce2">
            <text:p>1.986,58</text:p>
          </table:table-cell>
          <table:table-cell office:value-type="float" office:value="241763.62" table:style-name="ce2">
            <text:p>241.763,62</text:p>
          </table:table-cell>
          <table:table-cell office:value-type="float" office:value="1926" table:style-name="ce3">
            <text:p>1.926</text:p>
          </table:table-cell>
          <table:table-cell office:value-type="float" office:value="5094.13" table:style-name="ce2">
            <text:p>5.094,13</text:p>
          </table:table-cell>
          <table:table-cell office:value-type="float" office:value="612323.49" table:style-name="ce2">
            <text:p>612.323,49</text:p>
          </table:table-cell>
          <table:table-cell office:value-type="float" office:value="438" table:style-name="ce1">
            <text:p>438</text:p>
          </table:table-cell>
          <table:table-cell office:value-type="float" office:value="2632.52" table:style-name="ce2">
            <text:p>2.632,52</text:p>
          </table:table-cell>
          <table:table-cell office:value-type="float" office:value="306041.61" table:style-name="ce2">
            <text:p>306.041,61</text:p>
          </table:table-cell>
          <table:table-cell office:value-type="float" office:value="621" table:style-name="ce1">
            <text:p>621</text:p>
          </table:table-cell>
          <table:table-cell office:value-type="float" office:value="4622.8999999999996" table:style-name="ce2">
            <text:p>4.622,90</text:p>
          </table:table-cell>
          <table:table-cell office:value-type="float" office:value="1452379.25" table:style-name="ce2">
            <text:p>1.452.379,25</text:p>
          </table:table-cell>
          <table:table-cell office:value-type="float" office:value="748" table:style-name="ce1">
            <text:p>748</text:p>
          </table:table-cell>
          <table:table-cell office:value-type="float" office:value="2555.6799999999998" table:style-name="ce2">
            <text:p>2.555,68</text:p>
          </table:table-cell>
          <table:table-cell office:value-type="float" office:value="310395.33" table:style-name="ce2">
            <text:p>310.395,33</text:p>
          </table:table-cell>
          <table:table-cell office:value-type="float" office:value="16" table:style-name="ce1">
            <text:p>16</text:p>
          </table:table-cell>
          <table:table-cell office:value-type="float" office:value="10.14" table:style-name="ce1">
            <text:p>10,14</text:p>
          </table:table-cell>
          <table:table-cell office:value-type="float" office:value="1551.32" table:style-name="ce2">
            <text:p>1.551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1" table:style-name="ce1">
            <text:p>551</text:p>
          </table:table-cell>
          <table:table-cell office:value-type="float" office:value="4366.91" table:style-name="ce2">
            <text:p>4.366,91</text:p>
          </table:table-cell>
          <table:table-cell office:value-type="float" office:value="462168.27" table:style-name="ce2">
            <text:p>462.168,27</text:p>
          </table:table-cell>
          <table:table-cell office:value-type="float" office:value="46" table:style-name="ce1">
            <text:p>46</text:p>
          </table:table-cell>
          <table:table-cell office:value-type="float" office:value="716.01" table:style-name="ce1">
            <text:p>716,01</text:p>
          </table:table-cell>
          <table:table-cell office:value-type="float" office:value="79302.009999999995" table:style-name="ce2">
            <text:p>79.302,01</text:p>
          </table:table-cell>
          <table:table-cell office:value-type="float" office:value="573" table:style-name="ce1">
            <text:p>573</text:p>
          </table:table-cell>
          <table:table-cell office:value-type="float" office:value="21278.560000000001" table:style-name="ce2">
            <text:p>21.278,56</text:p>
          </table:table-cell>
          <table:table-cell office:value-type="float" office:value="2045928.74" table:style-name="ce2">
            <text:p>2.045.928,74</text:p>
          </table:table-cell>
          <table:table-cell office:value-type="float" office:value="90" table:style-name="ce1">
            <text:p>90</text:p>
          </table:table-cell>
          <table:table-cell office:value-type="float" office:value="2316.83" table:style-name="ce2">
            <text:p>2.316,83</text:p>
          </table:table-cell>
          <table:table-cell office:value-type="float" office:value="240203.25" table:style-name="ce2">
            <text:p>240.203,25</text:p>
          </table:table-cell>
          <table:table-cell office:value-type="float" office:value="38" table:style-name="ce1">
            <text:p>38</text:p>
          </table:table-cell>
          <table:table-cell office:value-type="float" office:value="465.9" table:style-name="ce1">
            <text:p>465,9</text:p>
          </table:table-cell>
          <table:table-cell office:value-type="float" office:value="49619.8" table:style-name="ce2">
            <text:p>49.619,80</text:p>
          </table:table-cell>
          <table:table-cell office:value-type="float" office:value="395" table:style-name="ce1">
            <text:p>395</text:p>
          </table:table-cell>
          <table:table-cell office:value-type="float" office:value="8027" table:style-name="ce2">
            <text:p>8.027,00</text:p>
          </table:table-cell>
          <table:table-cell office:value-type="float" office:value="829049.41" table:style-name="ce2">
            <text:p>829.049,41</text:p>
          </table:table-cell>
          <table:table-cell office:value-type="float" office:value="31" table:style-name="ce1">
            <text:p>31</text:p>
          </table:table-cell>
          <table:table-cell office:value-type="float" office:value="1862.94" table:style-name="ce2">
            <text:p>1.862,94</text:p>
          </table:table-cell>
          <table:table-cell office:value-type="float" office:value="187553.68" table:style-name="ce2">
            <text:p>187.553,68</text:p>
          </table:table-cell>
          <table:table-cell office:value-type="float" office:value="6" table:style-name="ce1">
            <text:p>6</text:p>
          </table:table-cell>
          <table:table-cell office:value-type="float" office:value="451.26" table:style-name="ce1">
            <text:p>451,26</text:p>
          </table:table-cell>
          <table:table-cell office:value-type="float" office:value="46163.59" table:style-name="ce2">
            <text:p>46.163,59</text:p>
          </table:table-cell>
          <table:table-cell office:value-type="float" office:value="177" table:style-name="ce1">
            <text:p>177</text:p>
          </table:table-cell>
          <table:table-cell office:value-type="float" office:value="3571.34" table:style-name="ce2">
            <text:p>3.571,34</text:p>
          </table:table-cell>
          <table:table-cell office:value-type="float" office:value="368295.97" table:style-name="ce2">
            <text:p>368.295,97</text:p>
          </table:table-cell>
          <table:table-cell office:value-type="float" office:value="10" table:style-name="ce1">
            <text:p>10</text:p>
          </table:table-cell>
          <table:table-cell office:value-type="float" office:value="261.83" table:style-name="ce1">
            <text:p>261,83</text:p>
          </table:table-cell>
          <table:table-cell office:value-type="float" office:value="26510.76" table:style-name="ce2">
            <text:p>26.510,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04" table:style-name="ce1">
            <text:p>1,04</text:p>
          </table:table-cell>
          <table:table-cell office:value-type="float" office:value="119.03" table:style-name="ce1">
            <text:p>119,03</text:p>
          </table:table-cell>
          <table:table-cell office:value-type="float" office:value="29" table:style-name="ce1">
            <text:p>29</text:p>
          </table:table-cell>
          <table:table-cell office:value-type="float" office:value="39.03" table:style-name="ce1">
            <text:p>39,03</text:p>
          </table:table-cell>
          <table:table-cell office:value-type="float" office:value="3771.65" table:style-name="ce2">
            <text:p>3.771,65</text:p>
          </table:table-cell>
          <table:table-cell office:value-type="float" office:value="4" table:style-name="ce1">
            <text:p>4</text:p>
          </table:table-cell>
          <table:table-cell office:value-type="float" office:value="7.67" table:style-name="ce1">
            <text:p>7,67</text:p>
          </table:table-cell>
          <table:table-cell office:value-type="float" office:value="750.03" table:style-name="ce1">
            <text:p>750,03</text:p>
          </table:table-cell>
          <table:table-cell office:value-type="float" office:value="36" table:style-name="ce1">
            <text:p>36</text:p>
          </table:table-cell>
          <table:table-cell office:value-type="float" office:value="96.97" table:style-name="ce1">
            <text:p>96,97</text:p>
          </table:table-cell>
          <table:table-cell office:value-type="float" office:value="10125.629999999999" table:style-name="ce2">
            <text:p>10.125,63</text:p>
          </table:table-cell>
          <table:table-cell office:value-type="float" office:value="50" table:style-name="ce1">
            <text:p>50</text:p>
          </table:table-cell>
          <table:table-cell office:value-type="float" office:value="138.71" table:style-name="ce1">
            <text:p>138,71</text:p>
          </table:table-cell>
          <table:table-cell office:value-type="float" office:value="14278.01" table:style-name="ce2">
            <text:p>14.278,01</text:p>
          </table:table-cell>
          <table:table-cell office:value-type="float" office:value="23" table:style-name="ce1">
            <text:p>23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3568.12" table:style-name="ce2">
            <text:p>3.568,12</text:p>
          </table:table-cell>
          <table:table-cell office:value-type="float" office:value="35" table:style-name="ce1">
            <text:p>35</text:p>
          </table:table-cell>
          <table:table-cell office:value-type="float" office:value="31.88" table:style-name="ce1">
            <text:p>31,88</text:p>
          </table:table-cell>
          <table:table-cell office:value-type="float" office:value="3682.33" table:style-name="ce2">
            <text:p>3.682,33</text:p>
          </table:table-cell>
          <table:table-cell office:value-type="float" office:value="11" table:style-name="ce1">
            <text:p>11</text:p>
          </table:table-cell>
          <table:table-cell office:value-type="float" office:value="21.29" table:style-name="ce1">
            <text:p>21,29</text:p>
          </table:table-cell>
          <table:table-cell office:value-type="float" office:value="2423.9699999999998" table:style-name="ce2">
            <text:p>2.423,97</text:p>
          </table:table-cell>
          <table:table-cell office:value-type="float" office:value="9" table:style-name="ce1">
            <text:p>9</text:p>
          </table:table-cell>
          <table:table-cell office:value-type="float" office:value="7.03" table:style-name="ce1">
            <text:p>7,03</text:p>
          </table:table-cell>
          <table:table-cell office:value-type="float" office:value="1079.6400000000001" table:style-name="ce2">
            <text:p>1.079,64</text:p>
          </table:table-cell>
          <table:table-cell office:value-type="float" office:value="14" table:style-name="ce1">
            <text:p>14</text:p>
          </table:table-cell>
          <table:table-cell office:value-type="float" office:value="20.67" table:style-name="ce1">
            <text:p>20,67</text:p>
          </table:table-cell>
          <table:table-cell office:value-type="float" office:value="1936.8" table:style-name="ce2">
            <text:p>1.936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.5" table:style-name="ce1">
            <text:p>7,5</text:p>
          </table:table-cell>
          <table:table-cell office:value-type="float" office:value="833.94" table:style-name="ce1">
            <text:p>833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82.82" table:style-name="ce1">
            <text:p>182,82</text:p>
          </table:table-cell>
          <table:table-cell office:value-type="float" office:value="18597.47" table:style-name="ce2">
            <text:p>18.597,47</text:p>
          </table:table-cell>
          <table:table-cell office:value-type="float" office:value="4" table:style-name="ce1">
            <text:p>4</text:p>
          </table:table-cell>
          <table:table-cell office:value-type="float" office:value="20.149999999999999" table:style-name="ce1">
            <text:p>20,15</text:p>
          </table:table-cell>
          <table:table-cell office:value-type="float" office:value="1768.67" table:style-name="ce2">
            <text:p>1.768,67</text:p>
          </table:table-cell>
          <table:table-cell office:value-type="float" office:value="5" table:style-name="ce1">
            <text:p>5</text:p>
          </table:table-cell>
          <table:table-cell office:value-type="float" office:value="12.69" table:style-name="ce1">
            <text:p>12,69</text:p>
          </table:table-cell>
          <table:table-cell office:value-type="float" office:value="1425" table:style-name="ce2">
            <text:p>1.425,00</text:p>
          </table:table-cell>
          <table:table-cell office:value-type="float" office:value="7" table:style-name="ce1">
            <text:p>7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781.97" table:style-name="ce1">
            <text:p>781,97</text:p>
          </table:table-cell>
          <table:table-cell office:value-type="float" office:value="2" table:style-name="ce1">
            <text:p>2</text:p>
          </table:table-cell>
          <table:table-cell office:value-type="float" office:value="2.31" table:style-name="ce1">
            <text:p>2,31</text:p>
          </table:table-cell>
          <table:table-cell office:value-type="float" office:value="304.16000000000003" table:style-name="ce1">
            <text:p>304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436" table:style-name="ce1">
            <text:p>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.7" table:style-name="ce1">
            <text:p>18,7</text:p>
          </table:table-cell>
          <table:table-cell office:value-type="float" office:value="1918.85" table:style-name="ce2">
            <text:p>1.918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4.94" table:style-name="ce1">
            <text:p>54,94</text:p>
          </table:table-cell>
          <table:table-cell office:value-type="float" office:value="6254.59" table:style-name="ce2">
            <text:p>6.254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.08" table:style-name="ce1">
            <text:p>12,08</text:p>
          </table:table-cell>
          <table:table-cell office:value-type="float" office:value="3531.41" table:style-name="ce2">
            <text:p>3.53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1" table:style-name="ce1">
            <text:p>30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0" table:style-name="ce1">
            <text:p>20</text:p>
          </table:table-cell>
          <table:table-cell office:value-type="float" office:value="27.02" table:style-name="ce1">
            <text:p>27,02</text:p>
          </table:table-cell>
          <table:table-cell office:value-type="float" office:value="3436.73" table:style-name="ce2">
            <text:p>3.436,73</text:p>
          </table:table-cell>
          <table:table-cell office:value-type="float" office:value="163" table:style-name="ce1">
            <text:p>163</text:p>
          </table:table-cell>
          <table:table-cell office:value-type="float" office:value="121.47" table:style-name="ce1">
            <text:p>121,47</text:p>
          </table:table-cell>
          <table:table-cell office:value-type="float" office:value="13794.47" table:style-name="ce2">
            <text:p>13.794,47</text:p>
          </table:table-cell>
          <table:table-cell office:value-type="float" office:value="43" table:style-name="ce1">
            <text:p>43</text:p>
          </table:table-cell>
          <table:table-cell office:value-type="float" office:value="182.77" table:style-name="ce1">
            <text:p>182,77</text:p>
          </table:table-cell>
          <table:table-cell office:value-type="float" office:value="22805.35" table:style-name="ce2">
            <text:p>22.805,35</text:p>
          </table:table-cell>
          <table:table-cell office:value-type="float" office:value="194" table:style-name="ce1">
            <text:p>194</text:p>
          </table:table-cell>
          <table:table-cell office:value-type="float" office:value="3778.25" table:style-name="ce2">
            <text:p>3.778,25</text:p>
          </table:table-cell>
          <table:table-cell office:value-type="float" office:value="354925.8" table:style-name="ce2">
            <text:p>354.925,80</text:p>
          </table:table-cell>
          <table:table-cell office:value-type="float" office:value="378" table:style-name="ce1">
            <text:p>378</text:p>
          </table:table-cell>
          <table:table-cell office:value-type="float" office:value="5872.71" table:style-name="ce2">
            <text:p>5.872,71</text:p>
          </table:table-cell>
          <table:table-cell office:value-type="float" office:value="654868.74" table:style-name="ce2">
            <text:p>654.868,74</text:p>
          </table:table-cell>
          <table:table-cell office:value-type="float" office:value="51" table:style-name="ce1">
            <text:p>51</text:p>
          </table:table-cell>
          <table:table-cell office:value-type="float" office:value="130.29" table:style-name="ce1">
            <text:p>130,29</text:p>
          </table:table-cell>
          <table:table-cell office:value-type="float" office:value="17636.34" table:style-name="ce2">
            <text:p>17.636,34</text:p>
          </table:table-cell>
          <table:table-cell office:value-type="float" office:value="16" table:style-name="ce1">
            <text:p>16</text:p>
          </table:table-cell>
          <table:table-cell office:value-type="float" office:value="42.01" table:style-name="ce1">
            <text:p>42,01</text:p>
          </table:table-cell>
          <table:table-cell office:value-type="float" office:value="4885.8999999999996" table:style-name="ce2">
            <text:p>4.885,90</text:p>
          </table:table-cell>
          <table:table-cell office:value-type="float" office:value="50" table:style-name="ce1">
            <text:p>50</text:p>
          </table:table-cell>
          <table:table-cell office:value-type="float" office:value="453.07" table:style-name="ce1">
            <text:p>453,07</text:p>
          </table:table-cell>
          <table:table-cell office:value-type="float" office:value="49599.57" table:style-name="ce2">
            <text:p>49.599,57</text:p>
          </table:table-cell>
          <table:table-cell office:value-type="float" office:value="72" table:style-name="ce1">
            <text:p>72</text:p>
          </table:table-cell>
          <table:table-cell office:value-type="float" office:value="2901.31" table:style-name="ce2">
            <text:p>2.901,31</text:p>
          </table:table-cell>
          <table:table-cell office:value-type="float" office:value="294388.63" table:style-name="ce2">
            <text:p>294.388,63</text:p>
          </table:table-cell>
          <table:table-cell office:value-type="float" office:value="79" table:style-name="ce1">
            <text:p>79</text:p>
          </table:table-cell>
          <table:table-cell office:value-type="float" office:value="307.48" table:style-name="ce1">
            <text:p>307,48</text:p>
          </table:table-cell>
          <table:table-cell office:value-type="float" office:value="37728.11" table:style-name="ce2">
            <text:p>37.728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4" table:style-name="ce1">
            <text:p>514</text:p>
          </table:table-cell>
          <table:table-cell office:value-type="float" office:value="32169.34" table:style-name="ce2">
            <text:p>32.169,34</text:p>
          </table:table-cell>
          <table:table-cell office:value-type="float" office:value="2674702.41" table:style-name="ce2">
            <text:p>2.674.702,41</text:p>
          </table:table-cell>
          <table:table-cell office:value-type="float" office:value="41" table:style-name="ce1">
            <text:p>41</text:p>
          </table:table-cell>
          <table:table-cell office:value-type="float" office:value="4323.3599999999997" table:style-name="ce2">
            <text:p>4.323,36</text:p>
          </table:table-cell>
          <table:table-cell office:value-type="float" office:value="355464.61" table:style-name="ce2">
            <text:p>355.464,61</text:p>
          </table:table-cell>
          <table:table-cell office:value-type="float" office:value="528" table:style-name="ce1">
            <text:p>528</text:p>
          </table:table-cell>
          <table:table-cell office:value-type="float" office:value="46093.75" table:style-name="ce2">
            <text:p>46.093,75</text:p>
          </table:table-cell>
          <table:table-cell office:value-type="float" office:value="3514197.96" table:style-name="ce2">
            <text:p>3.514.197,96</text:p>
          </table:table-cell>
          <table:table-cell office:value-type="float" office:value="199" table:style-name="ce1">
            <text:p>199</text:p>
          </table:table-cell>
          <table:table-cell office:value-type="float" office:value="16433.7" table:style-name="ce2">
            <text:p>16.433,70</text:p>
          </table:table-cell>
          <table:table-cell office:value-type="float" office:value="1446153.46" table:style-name="ce2">
            <text:p>1.446.153,46</text:p>
          </table:table-cell>
          <table:table-cell office:value-type="float" office:value="86" table:style-name="ce1">
            <text:p>86</text:p>
          </table:table-cell>
          <table:table-cell office:value-type="float" office:value="2377.9899999999998" table:style-name="ce2">
            <text:p>2.377,99</text:p>
          </table:table-cell>
          <table:table-cell office:value-type="float" office:value="222680.13" table:style-name="ce2">
            <text:p>222.680,13</text:p>
          </table:table-cell>
          <table:table-cell office:value-type="float" office:value="108" table:style-name="ce1">
            <text:p>108</text:p>
          </table:table-cell>
          <table:table-cell office:value-type="float" office:value="15439.13" table:style-name="ce2">
            <text:p>15.439,13</text:p>
          </table:table-cell>
          <table:table-cell office:value-type="float" office:value="1274173.1200000001" table:style-name="ce2">
            <text:p>1.274.173,12</text:p>
          </table:table-cell>
          <table:table-cell office:value-type="float" office:value="39" table:style-name="ce1">
            <text:p>39</text:p>
          </table:table-cell>
          <table:table-cell office:value-type="float" office:value="4816.79" table:style-name="ce2">
            <text:p>4.816,79</text:p>
          </table:table-cell>
          <table:table-cell office:value-type="float" office:value="410682.33" table:style-name="ce2">
            <text:p>410.682,33</text:p>
          </table:table-cell>
          <table:table-cell office:value-type="float" office:value="33" table:style-name="ce1">
            <text:p>33</text:p>
          </table:table-cell>
          <table:table-cell office:value-type="float" office:value="3060.53" table:style-name="ce2">
            <text:p>3.060,53</text:p>
          </table:table-cell>
          <table:table-cell office:value-type="float" office:value="262267.25" table:style-name="ce2">
            <text:p>262.267,25</text:p>
          </table:table-cell>
          <table:table-cell office:value-type="float" office:value="112" table:style-name="ce1">
            <text:p>112</text:p>
          </table:table-cell>
          <table:table-cell office:value-type="float" office:value="6251.79" table:style-name="ce2">
            <text:p>6.251,79</text:p>
          </table:table-cell>
          <table:table-cell office:value-type="float" office:value="533887.16" table:style-name="ce2">
            <text:p>533.887,16</text:p>
          </table:table-cell>
          <table:table-cell office:value-type="float" office:value="39" table:style-name="ce1">
            <text:p>39</text:p>
          </table:table-cell>
          <table:table-cell office:value-type="float" office:value="3763.09" table:style-name="ce2">
            <text:p>3.763,09</text:p>
          </table:table-cell>
          <table:table-cell office:value-type="float" office:value="309728.92" table:style-name="ce2">
            <text:p>309.728,9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41" table:style-name="ce1">
            <text:p>-8,41</text:p>
          </table:table-cell>
          <table:table-cell office:value-type="float" office:value="-910.76" table:style-name="ce1">
            <text:p>-910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4.790000000000006" table:style-name="ce1">
            <text:p>-64,79</text:p>
          </table:table-cell>
          <table:table-cell office:value-type="float" office:value="-9771.6200000000008" table:style-name="ce2">
            <text:p>-9.771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-6155.73" table:style-name="ce2">
            <text:p>-6.155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26" table:style-name="ce1">
            <text:p>-7,26</text:p>
          </table:table-cell>
          <table:table-cell office:value-type="float" office:value="-471.8" table:style-name="ce1">
            <text:p>-471,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4.15" table:style-name="ce1">
            <text:p>84,15</text:p>
          </table:table-cell>
          <table:table-cell office:value-type="float" office:value="7" table:style-name="ce1">
            <text:p>7</text:p>
          </table:table-cell>
          <table:table-cell office:value-type="float" office:value="20.23" table:style-name="ce1">
            <text:p>20,23</text:p>
          </table:table-cell>
          <table:table-cell office:value-type="float" office:value="2066.09" table:style-name="ce2">
            <text:p>2.066,09</text:p>
          </table:table-cell>
          <table:table-cell office:value-type="float" office:value="112" table:style-name="ce1">
            <text:p>112</text:p>
          </table:table-cell>
          <table:table-cell office:value-type="float" office:value="808.28" table:style-name="ce1">
            <text:p>808,28</text:p>
          </table:table-cell>
          <table:table-cell office:value-type="float" office:value="62267.93" table:style-name="ce2">
            <text:p>62.267,93</text:p>
          </table:table-cell>
          <table:table-cell office:value-type="float" office:value="10" table:style-name="ce1">
            <text:p>10</text:p>
          </table:table-cell>
          <table:table-cell office:value-type="float" office:value="58.4" table:style-name="ce1">
            <text:p>58,4</text:p>
          </table:table-cell>
          <table:table-cell office:value-type="float" office:value="4633.46" table:style-name="ce2">
            <text:p>4.633,46</text:p>
          </table:table-cell>
          <table:table-cell office:value-type="float" office:value="7" table:style-name="ce1">
            <text:p>7</text:p>
          </table:table-cell>
          <table:table-cell office:value-type="float" office:value="24.21" table:style-name="ce1">
            <text:p>24,21</text:p>
          </table:table-cell>
          <table:table-cell office:value-type="float" office:value="2376.5500000000002" table:style-name="ce2">
            <text:p>2.376,55</text:p>
          </table:table-cell>
          <table:table-cell office:value-type="float" office:value="28" table:style-name="ce1">
            <text:p>28</text:p>
          </table:table-cell>
          <table:table-cell office:value-type="float" office:value="53.72" table:style-name="ce1">
            <text:p>53,72</text:p>
          </table:table-cell>
          <table:table-cell office:value-type="float" office:value="4474.1000000000004" table:style-name="ce2">
            <text:p>4.474,10</text:p>
          </table:table-cell>
          <table:table-cell office:value-type="float" office:value="2" table:style-name="ce1">
            <text:p>2</text:p>
          </table:table-cell>
          <table:table-cell office:value-type="float" office:value="9.98" table:style-name="ce1">
            <text:p>9,98</text:p>
          </table:table-cell>
          <table:table-cell office:value-type="float" office:value="777.79" table:style-name="ce1">
            <text:p>777,79</text:p>
          </table:table-cell>
          <table:table-cell office:value-type="float" office:value="2" table:style-name="ce1">
            <text:p>2</text:p>
          </table:table-cell>
          <table:table-cell office:value-type="float" office:value="5.87" table:style-name="ce1">
            <text:p>5,87</text:p>
          </table:table-cell>
          <table:table-cell office:value-type="float" office:value="432.43" table:style-name="ce1">
            <text:p>432,43</text:p>
          </table:table-cell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93.71" table:style-name="ce1">
            <text:p>193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2.930000000000007" table:style-name="ce1">
            <text:p>72,93</text:p>
          </table:table-cell>
          <table:table-cell office:value-type="float" office:value="5205.72" table:style-name="ce2">
            <text:p>5.205,72</text:p>
          </table:table-cell>
          <table:table-cell office:value-type="float" office:value="2" table:style-name="ce1">
            <text:p>2</text:p>
          </table:table-cell>
          <table:table-cell office:value-type="float" office:value="24.79" table:style-name="ce1">
            <text:p>24,79</text:p>
          </table:table-cell>
          <table:table-cell office:value-type="float" office:value="1672.68" table:style-name="ce2">
            <text:p>1.672,68</text:p>
          </table:table-cell>
          <table:table-cell office:value-type="float" office:value="38" table:style-name="ce1">
            <text:p>38</text:p>
          </table:table-cell>
          <table:table-cell office:value-type="float" office:value="3513.1" table:style-name="ce2">
            <text:p>3.513,10</text:p>
          </table:table-cell>
          <table:table-cell office:value-type="float" office:value="215706.1" table:style-name="ce2">
            <text:p>215.706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833.96" table:style-name="ce2">
            <text:p>1.833,96</text:p>
          </table:table-cell>
          <table:table-cell office:value-type="float" office:value="122162.07" table:style-name="ce2">
            <text:p>122.162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770.05" table:style-name="ce1">
            <text:p>77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.47" table:style-name="ce1">
            <text:p>7,47</text:p>
          </table:table-cell>
          <table:table-cell office:value-type="float" office:value="791.1" table:style-name="ce1">
            <text:p>791,1</text:p>
          </table:table-cell>
          <table:table-cell office:value-type="float" office:value="7" table:style-name="ce1">
            <text:p>7</text:p>
          </table:table-cell>
          <table:table-cell office:value-type="float" office:value="52.62" table:style-name="ce1">
            <text:p>52,62</text:p>
          </table:table-cell>
          <table:table-cell office:value-type="float" office:value="4042.35" table:style-name="ce2">
            <text:p>4.042,35</text:p>
          </table:table-cell>
          <table:table-cell office:value-type="float" office:value="99" table:style-name="ce1">
            <text:p>99</text:p>
          </table:table-cell>
          <table:table-cell office:value-type="float" office:value="187.49" table:style-name="ce1">
            <text:p>187,49</text:p>
          </table:table-cell>
          <table:table-cell office:value-type="float" office:value="15468.39" table:style-name="ce2">
            <text:p>15.468,39</text:p>
          </table:table-cell>
          <table:table-cell office:value-type="float" office:value="5" table:style-name="ce1">
            <text:p>5</text:p>
          </table:table-cell>
          <table:table-cell office:value-type="float" office:value="41.14" table:style-name="ce1">
            <text:p>41,14</text:p>
          </table:table-cell>
          <table:table-cell office:value-type="float" office:value="3454.27" table:style-name="ce2">
            <text:p>3.454,27</text:p>
          </table:table-cell>
          <table:table-cell office:value-type="float" office:value="7" table:style-name="ce1">
            <text:p>7</text:p>
          </table:table-cell>
          <table:table-cell office:value-type="float" office:value="20.239999999999998" table:style-name="ce1">
            <text:p>20,24</text:p>
          </table:table-cell>
          <table:table-cell office:value-type="float" office:value="1782.02" table:style-name="ce2">
            <text:p>1.782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8.040000000000006" table:style-name="ce1">
            <text:p>78,04</text:p>
          </table:table-cell>
          <table:table-cell office:value-type="float" office:value="5165.08" table:style-name="ce2">
            <text:p>5.165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48" table:style-name="ce1">
            <text:p>2,48</text:p>
          </table:table-cell>
          <table:table-cell office:value-type="float" office:value="421.34" table:style-name="ce1">
            <text:p>421,34</text:p>
          </table:table-cell>
          <table:table-cell office:value-type="float" office:value="2" table:style-name="ce1">
            <text:p>2</text:p>
          </table:table-cell>
          <table:table-cell office:value-type="float" office:value="14.46" table:style-name="ce1">
            <text:p>14,46</text:p>
          </table:table-cell>
          <table:table-cell office:value-type="float" office:value="1168.71" table:style-name="ce2">
            <text:p>1.168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758.16" table:style-name="ce1">
            <text:p>758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54" table:style-name="ce1">
            <text:p>16,54</text:p>
          </table:table-cell>
          <table:table-cell office:value-type="float" office:value="7610.43" table:style-name="ce2">
            <text:p>7.610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39" table:style-name="ce1">
            <text:p>-2,39</text:p>
          </table:table-cell>
          <table:table-cell office:value-type="float" office:value="-4345.66" table:style-name="ce2">
            <text:p>-4.345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2" table:style-name="ce1">
            <text:p>-8,52</text:p>
          </table:table-cell>
          <table:table-cell office:value-type="float" office:value="-1152.56" table:style-name="ce2">
            <text:p>-1.152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458.06" table:style-name="ce1">
            <text:p>458,06</text:p>
          </table:table-cell>
          <table:table-cell office:value-type="float" office:value="31" table:style-name="ce1">
            <text:p>31</text:p>
          </table:table-cell>
          <table:table-cell office:value-type="float" office:value="72.09" table:style-name="ce1">
            <text:p>72,09</text:p>
          </table:table-cell>
          <table:table-cell office:value-type="float" office:value="7134.23" table:style-name="ce2">
            <text:p>7.134,23</text:p>
          </table:table-cell>
          <table:table-cell office:value-type="float" office:value="119" table:style-name="ce1">
            <text:p>119</text:p>
          </table:table-cell>
          <table:table-cell office:value-type="float" office:value="1403.55" table:style-name="ce2">
            <text:p>1.403,55</text:p>
          </table:table-cell>
          <table:table-cell office:value-type="float" office:value="109865.98" table:style-name="ce2">
            <text:p>109.865,98</text:p>
          </table:table-cell>
          <table:table-cell office:value-type="float" office:value="145" table:style-name="ce1">
            <text:p>145</text:p>
          </table:table-cell>
          <table:table-cell office:value-type="float" office:value="797.65" table:style-name="ce1">
            <text:p>797,65</text:p>
          </table:table-cell>
          <table:table-cell office:value-type="float" office:value="75998.48" table:style-name="ce2">
            <text:p>75.998,48</text:p>
          </table:table-cell>
          <table:table-cell office:value-type="float" office:value="1" table:style-name="ce1">
            <text:p>1</text:p>
          </table:table-cell>
          <table:table-cell office:value-type="float" office:value="1.25" table:style-name="ce1">
            <text:p>1,25</text:p>
          </table:table-cell>
          <table:table-cell office:value-type="float" office:value="147.31" table:style-name="ce1">
            <text:p>147,31</text:p>
          </table:table-cell>
          <table:table-cell office:value-type="float" office:value="60" table:style-name="ce1">
            <text:p>60</text:p>
          </table:table-cell>
          <table:table-cell office:value-type="float" office:value="168.91" table:style-name="ce1">
            <text:p>168,91</text:p>
          </table:table-cell>
          <table:table-cell office:value-type="float" office:value="15770.88" table:style-name="ce2">
            <text:p>15.770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3.36" table:style-name="ce1">
            <text:p>53,36</text:p>
          </table:table-cell>
          <table:table-cell office:value-type="float" office:value="5836.65" table:style-name="ce2">
            <text:p>5.836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184.96" table:style-name="ce2">
            <text:p>1.184,96</text:p>
          </table:table-cell>
          <table:table-cell office:value-type="float" office:value="83772.88" table:style-name="ce2">
            <text:p>83.772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.64" table:style-name="ce1">
            <text:p>27,64</text:p>
          </table:table-cell>
          <table:table-cell office:value-type="float" office:value="2169.61" table:style-name="ce2">
            <text:p>2.169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08" table:style-name="ce1">
            <text:p>0,08</text:p>
          </table:table-cell>
          <table:table-cell office:value-type="float" office:value="171.9" table:style-name="ce1">
            <text:p>171,9</text:p>
          </table:table-cell>
          <table:table-cell office:value-type="float" office:value="1" table:style-name="ce1">
            <text:p>1</text:p>
          </table:table-cell>
          <table:table-cell office:value-type="float" office:value="18.23" table:style-name="ce1">
            <text:p>18,23</text:p>
          </table:table-cell>
          <table:table-cell office:value-type="float" office:value="10122.09" table:style-name="ce2">
            <text:p>10.122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3.14" table:style-name="ce1">
            <text:p>513,14</text:p>
          </table:table-cell>
          <table:table-cell office:value-type="float" office:value="37093.760000000002" table:style-name="ce2">
            <text:p>37.093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36.02" table:style-name="ce2">
            <text:p>1.336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09.5" table:style-name="ce1">
            <text:p>409,5</text:p>
          </table:table-cell>
          <table:table-cell office:value-type="float" office:value="20753.400000000001" table:style-name="ce2">
            <text:p>20.753,40</text:p>
          </table:table-cell>
          <table:table-cell office:value-type="float" office:value="2" table:style-name="ce1">
            <text:p>2</text:p>
          </table:table-cell>
          <table:table-cell office:value-type="float" office:value="3055.53" table:style-name="ce2">
            <text:p>3.055,53</text:p>
          </table:table-cell>
          <table:table-cell office:value-type="float" office:value="185400.89" table:style-name="ce2">
            <text:p>185.400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12.14" table:style-name="ce2">
            <text:p>1.412,14</text:p>
          </table:table-cell>
          <table:table-cell office:value-type="float" office:value="92061.96" table:style-name="ce2">
            <text:p>92.061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90.48" table:style-name="ce1">
            <text:p>490,48</text:p>
          </table:table-cell>
          <table:table-cell office:value-type="float" office:value="40968.620000000003" table:style-name="ce2">
            <text:p>40.968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58999.62" table:style-name="ce2">
            <text:p>58.999,62</text:p>
          </table:table-cell>
          <table:table-cell office:value-type="float" office:value="3823107.51" table:style-name="ce2">
            <text:p>3.823.107,51</text:p>
          </table:table-cell>
          <table:table-cell office:value-type="float" office:value="24" table:style-name="ce1">
            <text:p>24</text:p>
          </table:table-cell>
          <table:table-cell office:value-type="float" office:value="23117.69" table:style-name="ce2">
            <text:p>23.117,69</text:p>
          </table:table-cell>
          <table:table-cell office:value-type="float" office:value="1794564.3" table:style-name="ce2">
            <text:p>1.794.564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343.11" table:style-name="ce2">
            <text:p>3.343,11</text:p>
          </table:table-cell>
          <table:table-cell office:value-type="float" office:value="255257" table:style-name="ce2">
            <text:p>255.257,00</text:p>
          </table:table-cell>
          <table:table-cell office:value-type="float" office:value="5" table:style-name="ce1">
            <text:p>5</text:p>
          </table:table-cell>
          <table:table-cell office:value-type="float" office:value="13657.47" table:style-name="ce2">
            <text:p>13.657,47</text:p>
          </table:table-cell>
          <table:table-cell office:value-type="float" office:value="1000450.9" table:style-name="ce2">
            <text:p>1.000.450,90</text:p>
          </table:table-cell>
          <table:table-cell office:value-type="float" office:value="4" table:style-name="ce1">
            <text:p>4</text:p>
          </table:table-cell>
          <table:table-cell office:value-type="float" office:value="3101.96" table:style-name="ce2">
            <text:p>3.101,96</text:p>
          </table:table-cell>
          <table:table-cell office:value-type="float" office:value="238239.82" table:style-name="ce2">
            <text:p>238.239,82</text:p>
          </table:table-cell>
          <table:table-cell office:value-type="float" office:value="3" table:style-name="ce1">
            <text:p>3</text:p>
          </table:table-cell>
          <table:table-cell office:value-type="float" office:value="2762.8" table:style-name="ce2">
            <text:p>2.762,80</text:p>
          </table:table-cell>
          <table:table-cell office:value-type="float" office:value="221746.15" table:style-name="ce2">
            <text:p>221.746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5.29" table:style-name="ce1">
            <text:p>-45,29</text:p>
          </table:table-cell>
          <table:table-cell office:value-type="float" office:value="-30702.73" table:style-name="ce2">
            <text:p>-30.702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-4570.2299999999996" table:style-name="ce2">
            <text:p>-4.570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2" table:style-name="ce1">
            <text:p>-110,92</text:p>
          </table:table-cell>
          <table:table-cell office:value-type="float" office:value="-929358.6" table:style-name="ce2">
            <text:p>-929.358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5" table:style-name="ce1">
            <text:p>-0,85</text:p>
          </table:table-cell>
          <table:table-cell office:value-type="float" office:value="-6747.44" table:style-name="ce2">
            <text:p>-6.747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17.44" table:style-name="ce1">
            <text:p>917,44</text:p>
          </table:table-cell>
          <table:table-cell office:value-type="float" office:value="60258.13" table:style-name="ce2">
            <text:p>60.258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11" table:style-name="ce1">
            <text:p>35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47.49" table:style-name="ce2">
            <text:p>1.647,49</text:p>
          </table:table-cell>
          <table:table-cell office:value-type="float" office:value="162445.59" table:style-name="ce2">
            <text:p>162.445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672.55" table:style-name="ce2">
            <text:p>3.672,55</text:p>
          </table:table-cell>
          <table:table-cell office:value-type="float" office:value="328390.11" table:style-name="ce2">
            <text:p>328.390,11</text:p>
          </table:table-cell>
          <table:table-cell office:value-type="float" office:value="7" table:style-name="ce1">
            <text:p>7</text:p>
          </table:table-cell>
          <table:table-cell office:value-type="float" office:value="4793.1499999999996" table:style-name="ce2">
            <text:p>4.793,15</text:p>
          </table:table-cell>
          <table:table-cell office:value-type="float" office:value="467485.97" table:style-name="ce2">
            <text:p>467.485,97</text:p>
          </table:table-cell>
          <table:table-cell office:value-type="float" office:value="1" table:style-name="ce1">
            <text:p>1</text:p>
          </table:table-cell>
          <table:table-cell office:value-type="float" office:value="477.29" table:style-name="ce1">
            <text:p>477,29</text:p>
          </table:table-cell>
          <table:table-cell office:value-type="float" office:value="46764.07" table:style-name="ce2">
            <text:p>46.764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6" table:style-name="ce1">
            <text:p>336</text:p>
          </table:table-cell>
          <table:table-cell office:value-type="float" office:value="41813.25" table:style-name="ce2">
            <text:p>41.813,25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38200.61" table:style-name="ce2">
            <text:p>38.200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837.3" table:style-name="ce2">
            <text:p>22.837,30</text:p>
          </table:table-cell>
          <table:table-cell office:value-type="float" office:value="1680348.19" table:style-name="ce2">
            <text:p>1.680.348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,75</text:p>
          </table:table-cell>
          <table:table-cell office:value-type="float" office:value="252.9" table:style-name="ce1">
            <text:p>252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5000000000000004" table:style-name="ce1">
            <text:p>-0,55</text:p>
          </table:table-cell>
          <table:table-cell office:value-type="float" office:value="-61.62" table:style-name="ce1">
            <text:p>-61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539.84" table:style-name="ce1">
            <text:p>539,84</text:p>
          </table:table-cell>
          <table:table-cell office:value-type="float" office:value="678" table:style-name="ce1">
            <text:p>678</text:p>
          </table:table-cell>
          <table:table-cell office:value-type="float" office:value="125.08" table:style-name="ce1">
            <text:p>125,08</text:p>
          </table:table-cell>
          <table:table-cell office:value-type="float" office:value="13494.28" table:style-name="ce2">
            <text:p>13.494,28</text:p>
          </table:table-cell>
          <table:table-cell office:value-type="float" office:value="36" table:style-name="ce1">
            <text:p>36</text:p>
          </table:table-cell>
          <table:table-cell office:value-type="float" office:value="2.85" table:style-name="ce1">
            <text:p>2,85</text:p>
          </table:table-cell>
          <table:table-cell office:value-type="float" office:value="631.20000000000005" table:style-name="ce1">
            <text:p>631,2</text:p>
          </table:table-cell>
          <table:table-cell office:value-type="float" office:value="211" table:style-name="ce1">
            <text:p>211</text:p>
          </table:table-cell>
          <table:table-cell office:value-type="float" office:value="17.46" table:style-name="ce1">
            <text:p>17,46</text:p>
          </table:table-cell>
          <table:table-cell office:value-type="float" office:value="1938.1" table:style-name="ce2">
            <text:p>1.938,10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12.78" table:style-name="ce1">
            <text:p>12,78</text:p>
          </table:table-cell>
          <table:table-cell office:value-type="float" office:value="271" table:style-name="ce1">
            <text:p>271</text:p>
          </table:table-cell>
          <table:table-cell office:value-type="float" office:value="42.87" table:style-name="ce1">
            <text:p>42,87</text:p>
          </table:table-cell>
          <table:table-cell office:value-type="float" office:value="4794.8100000000004" table:style-name="ce2">
            <text:p>4.794,81</text:p>
          </table:table-cell>
          <table:table-cell office:value-type="float" office:value="8" table:style-name="ce1">
            <text:p>8</text:p>
          </table:table-cell>
          <table:table-cell office:value-type="float" office:value="1.37" table:style-name="ce1">
            <text:p>1,37</text:p>
          </table:table-cell>
          <table:table-cell office:value-type="float" office:value="156.63999999999999" table:style-name="ce1">
            <text:p>156,64</text:p>
          </table:table-cell>
          <table:table-cell office:value-type="float" office:value="4" table:style-name="ce1">
            <text:p>4</text:p>
          </table:table-cell>
          <table:table-cell office:value-type="float" office:value="0.87" table:style-name="ce1">
            <text:p>0,87</text:p>
          </table:table-cell>
          <table:table-cell office:value-type="float" office:value="89.1" table:style-name="ce1">
            <text:p>89,1</text:p>
          </table:table-cell>
          <table:table-cell office:value-type="float" office:value="11" table:style-name="ce1">
            <text:p>11</text:p>
          </table:table-cell>
          <table:table-cell office:value-type="float" office:value="2.77" table:style-name="ce1">
            <text:p>2,77</text:p>
          </table:table-cell>
          <table:table-cell office:value-type="float" office:value="308.8" table:style-name="ce1">
            <text:p>308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94.47" table:style-name="ce1">
            <text:p>-694,47</text:p>
          </table:table-cell>
          <table:table-cell office:value-type="float" office:value="-86671.55" table:style-name="ce2">
            <text:p>-86.671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5.93" table:style-name="ce1">
            <text:p>-195,93</text:p>
          </table:table-cell>
          <table:table-cell office:value-type="float" office:value="-19212.88" table:style-name="ce2">
            <text:p>-19.212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1.29" table:style-name="ce1">
            <text:p>-101,29</text:p>
          </table:table-cell>
          <table:table-cell office:value-type="float" office:value="-1073.0899999999999" table:style-name="ce2">
            <text:p>-1.073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" table:style-name="ce1">
            <text:p>-1,7</text:p>
          </table:table-cell>
          <table:table-cell office:value-type="float" office:value="5626.59" table:style-name="ce2">
            <text:p>5.626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173" table:style-name="ce3">
            <text:p>60.173</text:p>
          </table:table-cell>
          <table:table-cell office:value-type="float" office:value="3818.83" table:style-name="ce2">
            <text:p>3.818,83</text:p>
          </table:table-cell>
          <table:table-cell office:value-type="float" office:value="442918.45" table:style-name="ce2">
            <text:p>442.918,45</text:p>
          </table:table-cell>
          <table:table-cell office:value-type="float" office:value="217641" table:style-name="ce3">
            <text:p>217.641</text:p>
          </table:table-cell>
          <table:table-cell office:value-type="float" office:value="24774.58" table:style-name="ce2">
            <text:p>24.774,58</text:p>
          </table:table-cell>
          <table:table-cell office:value-type="float" office:value="2688559.37" table:style-name="ce2">
            <text:p>2.688.559,37</text:p>
          </table:table-cell>
          <table:table-cell office:value-type="float" office:value="96876" table:style-name="ce3">
            <text:p>96.876</text:p>
          </table:table-cell>
          <table:table-cell office:value-type="float" office:value="12226.03" table:style-name="ce2">
            <text:p>12.226,03</text:p>
          </table:table-cell>
          <table:table-cell office:value-type="float" office:value="1321744.47" table:style-name="ce2">
            <text:p>1.321.744,47</text:p>
          </table:table-cell>
          <table:table-cell office:value-type="float" office:value="514540" table:style-name="ce3">
            <text:p>514.540</text:p>
          </table:table-cell>
          <table:table-cell office:value-type="float" office:value="94276.78" table:style-name="ce2">
            <text:p>94.276,78</text:p>
          </table:table-cell>
          <table:table-cell office:value-type="float" office:value="9523423.7200000007" table:style-name="ce2">
            <text:p>9.523.423,72</text:p>
          </table:table-cell>
          <table:table-cell office:value-type="float" office:value="277228" table:style-name="ce3">
            <text:p>277.228</text:p>
          </table:table-cell>
          <table:table-cell office:value-type="float" office:value="48613.48" table:style-name="ce2">
            <text:p>48.613,48</text:p>
          </table:table-cell>
          <table:table-cell office:value-type="float" office:value="5443764.5899999999" table:style-name="ce2">
            <text:p>5.443.764,59</text:p>
          </table:table-cell>
          <table:table-cell office:value-type="float" office:value="113476" table:style-name="ce3">
            <text:p>113.476</text:p>
          </table:table-cell>
          <table:table-cell office:value-type="float" office:value="12701.42" table:style-name="ce2">
            <text:p>12.701,42</text:p>
          </table:table-cell>
          <table:table-cell office:value-type="float" office:value="1366048.85" table:style-name="ce2">
            <text:p>1.366.048,85</text:p>
          </table:table-cell>
          <table:table-cell office:value-type="float" office:value="268211" table:style-name="ce3">
            <text:p>268.211</text:p>
          </table:table-cell>
          <table:table-cell office:value-type="float" office:value="36775.83" table:style-name="ce2">
            <text:p>36.775,83</text:p>
          </table:table-cell>
          <table:table-cell office:value-type="float" office:value="3939220.3" table:style-name="ce2">
            <text:p>3.939.220,30</text:p>
          </table:table-cell>
          <table:table-cell office:value-type="float" office:value="119859" table:style-name="ce3">
            <text:p>119.859</text:p>
          </table:table-cell>
          <table:table-cell office:value-type="float" office:value="14555.36" table:style-name="ce2">
            <text:p>14.555,36</text:p>
          </table:table-cell>
          <table:table-cell office:value-type="float" office:value="1561236.28" table:style-name="ce2">
            <text:p>1.561.236,28</text:p>
          </table:table-cell>
          <table:table-cell office:value-type="float" office:value="87044" table:style-name="ce3">
            <text:p>87.044</text:p>
          </table:table-cell>
          <table:table-cell office:value-type="float" office:value="10405.24" table:style-name="ce2">
            <text:p>10.405,24</text:p>
          </table:table-cell>
          <table:table-cell office:value-type="float" office:value="1123254.1100000001" table:style-name="ce2">
            <text:p>1.123.254,11</text:p>
          </table:table-cell>
          <table:table-cell office:value-type="float" office:value="194806" table:style-name="ce3">
            <text:p>194.806</text:p>
          </table:table-cell>
          <table:table-cell office:value-type="float" office:value="21364.39" table:style-name="ce2">
            <text:p>21.364,39</text:p>
          </table:table-cell>
          <table:table-cell office:value-type="float" office:value="2316792.91" table:style-name="ce2">
            <text:p>2.316.792,91</text:p>
          </table:table-cell>
          <table:table-cell office:value-type="float" office:value="80484" table:style-name="ce3">
            <text:p>80.484</text:p>
          </table:table-cell>
          <table:table-cell office:value-type="float" office:value="9249.5400000000009" table:style-name="ce2">
            <text:p>9.249,54</text:p>
          </table:table-cell>
          <table:table-cell office:value-type="float" office:value="1008393.91" table:style-name="ce2">
            <text:p>1.008.393,9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35" table:style-name="ce3">
            <text:p>5.835</text:p>
          </table:table-cell>
          <table:table-cell office:value-type="float" office:value="656.66" table:style-name="ce1">
            <text:p>656,66</text:p>
          </table:table-cell>
          <table:table-cell office:value-type="float" office:value="92601.11" table:style-name="ce2">
            <text:p>92.601,1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14.39" table:style-name="ce1">
            <text:p>14,39</text:p>
          </table:table-cell>
          <table:table-cell office:value-type="float" office:value="15" table:style-name="ce1">
            <text:p>15</text:p>
          </table:table-cell>
          <table:table-cell office:value-type="float" office:value="3.61" table:style-name="ce1">
            <text:p>3,61</text:p>
          </table:table-cell>
          <table:table-cell office:value-type="float" office:value="484.65" table:style-name="ce1">
            <text:p>484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" table:style-name="ce1">
            <text:p>313</text:p>
          </table:table-cell>
          <table:table-cell office:value-type="float" office:value="20.99" table:style-name="ce1">
            <text:p>20,99</text:p>
          </table:table-cell>
          <table:table-cell office:value-type="float" office:value="3138.9" table:style-name="ce2">
            <text:p>3.138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02" table:style-name="ce3">
            <text:p>13.202</text:p>
          </table:table-cell>
          <table:table-cell office:value-type="float" office:value="1215.1099999999999" table:style-name="ce2">
            <text:p>1.215,11</text:p>
          </table:table-cell>
          <table:table-cell office:value-type="float" office:value="175162.59" table:style-name="ce2">
            <text:p>175.162,59</text:p>
          </table:table-cell>
          <table:table-cell office:value-type="float" office:value="2784" table:style-name="ce3">
            <text:p>2.784</text:p>
          </table:table-cell>
          <table:table-cell office:value-type="float" office:value="307.39999999999998" table:style-name="ce1">
            <text:p>307,4</text:p>
          </table:table-cell>
          <table:table-cell office:value-type="float" office:value="32357.29" table:style-name="ce2">
            <text:p>32.357,29</text:p>
          </table:table-cell>
          <table:table-cell office:value-type="float" office:value="22" table:style-name="ce1">
            <text:p>22</text:p>
          </table:table-cell>
          <table:table-cell office:value-type="float" office:value="32.64" table:style-name="ce1">
            <text:p>32,64</text:p>
          </table:table-cell>
          <table:table-cell office:value-type="float" office:value="4664.79" table:style-name="ce2">
            <text:p>4.664,7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l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15" table:style-name="ce3">
            <text:p>3.415</text:p>
          </table:table-cell>
          <table:table-cell office:value-type="float" office:value="410.01" table:style-name="ce1">
            <text:p>410,01</text:p>
          </table:table-cell>
          <table:table-cell office:value-type="float" office:value="33798.57" table:style-name="ce2">
            <text:p>33.798,57</text:p>
          </table:table-cell>
          <table:table-cell office:value-type="float" office:value="29203" table:style-name="ce3">
            <text:p>29.203</text:p>
          </table:table-cell>
          <table:table-cell office:value-type="float" office:value="4298.88" table:style-name="ce2">
            <text:p>4.298,88</text:p>
          </table:table-cell>
          <table:table-cell office:value-type="float" office:value="365166.51" table:style-name="ce2">
            <text:p>365.166,51</text:p>
          </table:table-cell>
          <table:table-cell office:value-type="float" office:value="18035" table:style-name="ce3">
            <text:p>18.035</text:p>
          </table:table-cell>
          <table:table-cell office:value-type="float" office:value="2846.81" table:style-name="ce2">
            <text:p>2.846,81</text:p>
          </table:table-cell>
          <table:table-cell office:value-type="float" office:value="244547.16" table:style-name="ce2">
            <text:p>244.547,16</text:p>
          </table:table-cell>
          <table:table-cell office:value-type="float" office:value="109854" table:style-name="ce3">
            <text:p>109.854</text:p>
          </table:table-cell>
          <table:table-cell office:value-type="float" office:value="20656.43" table:style-name="ce2">
            <text:p>20.656,43</text:p>
          </table:table-cell>
          <table:table-cell office:value-type="float" office:value="2028412.99" table:style-name="ce2">
            <text:p>2.028.412,99</text:p>
          </table:table-cell>
          <table:table-cell office:value-type="float" office:value="54879" table:style-name="ce3">
            <text:p>54.879</text:p>
          </table:table-cell>
          <table:table-cell office:value-type="float" office:value="9481.51" table:style-name="ce2">
            <text:p>9.481,51</text:p>
          </table:table-cell>
          <table:table-cell office:value-type="float" office:value="801054.49" table:style-name="ce2">
            <text:p>801.054,49</text:p>
          </table:table-cell>
          <table:table-cell office:value-type="float" office:value="19717" table:style-name="ce3">
            <text:p>19.717</text:p>
          </table:table-cell>
          <table:table-cell office:value-type="float" office:value="2754.93" table:style-name="ce2">
            <text:p>2.754,93</text:p>
          </table:table-cell>
          <table:table-cell office:value-type="float" office:value="225864.41" table:style-name="ce2">
            <text:p>225.864,41</text:p>
          </table:table-cell>
          <table:table-cell office:value-type="float" office:value="39321" table:style-name="ce3">
            <text:p>39.321</text:p>
          </table:table-cell>
          <table:table-cell office:value-type="float" office:value="6888.69" table:style-name="ce2">
            <text:p>6.888,69</text:p>
          </table:table-cell>
          <table:table-cell office:value-type="float" office:value="587262.63" table:style-name="ce2">
            <text:p>587.262,63</text:p>
          </table:table-cell>
          <table:table-cell office:value-type="float" office:value="22339" table:style-name="ce3">
            <text:p>22.339</text:p>
          </table:table-cell>
          <table:table-cell office:value-type="float" office:value="3459.94" table:style-name="ce2">
            <text:p>3.459,94</text:p>
          </table:table-cell>
          <table:table-cell office:value-type="float" office:value="288973.03999999998" table:style-name="ce2">
            <text:p>288.973,04</text:p>
          </table:table-cell>
          <table:table-cell office:value-type="float" office:value="21458" table:style-name="ce3">
            <text:p>21.458</text:p>
          </table:table-cell>
          <table:table-cell office:value-type="float" office:value="3289.09" table:style-name="ce2">
            <text:p>3.289,09</text:p>
          </table:table-cell>
          <table:table-cell office:value-type="float" office:value="270352.36" table:style-name="ce2">
            <text:p>270.352,36</text:p>
          </table:table-cell>
          <table:table-cell office:value-type="float" office:value="32073" table:style-name="ce3">
            <text:p>32.073</text:p>
          </table:table-cell>
          <table:table-cell office:value-type="float" office:value="4721.59" table:style-name="ce2">
            <text:p>4.721,59</text:p>
          </table:table-cell>
          <table:table-cell office:value-type="float" office:value="396891.14" table:style-name="ce2">
            <text:p>396.891,14</text:p>
          </table:table-cell>
          <table:table-cell office:value-type="float" office:value="10091" table:style-name="ce3">
            <text:p>10.091</text:p>
          </table:table-cell>
          <table:table-cell office:value-type="float" office:value="1697.25" table:style-name="ce2">
            <text:p>1.697,25</text:p>
          </table:table-cell>
          <table:table-cell office:value-type="float" office:value="145189.01999999999" table:style-name="ce2">
            <text:p>145.189,02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09-13T16:54:46Z</meta:creation-date>
    <dc:date>2022-09-13T16:54:46Z</dc:date>
  </office:meta>
</office:document-meta>
</file>